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Condensed" svg:font-family="Ubuntu Condensed"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Ubuntu Condensed" fo:font-weight="bold" style:font-weight-asian="bold" style:font-weight-complex="bold"/>
    </style:style>
    <style:style style:name="P2" style:parent-style-name="Textbody" style:family="paragraph">
      <style:paragraph-properties fo:text-align="end" fo:margin-bottom="0in" fo:line-height="100%"/>
      <style:text-properties style:font-name="Ubuntu Condensed" fo:font-weight="bold" style:font-weight-asian="bold" style:font-weight-complex="bold"/>
    </style:style>
    <style:style style:name="P3" style:parent-style-name="Textbody" style:family="paragraph">
      <style:paragraph-properties fo:text-align="justify" fo:margin-bottom="0in" fo:line-height="100%"/>
    </style:style>
    <style:style style:name="T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5"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6"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7"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8"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Ubuntu Condensed" style:font-name-complex="Times New Roman" fo:font-weight="bold" style:font-weight-asian="bold" fo:font-style="italic" style:font-style-asian="italic" style:language-asian="tr" style:country-asian="TR"/>
    </style:style>
    <style:style style:name="T16" style:parent-style-name="VarsayılanParagrafYazıTipi" style:family="text">
      <style:text-properties style:font-name="Ubuntu Condensed" style:font-name-complex="Times New Roman" fo:font-weight="bold" style:font-weight-asian="bold" fo:font-style="italic" style:font-style-asian="italic" style:language-asian="tr" style:country-asian="TR"/>
    </style:style>
    <style:style style:name="P17" style:parent-style-name="Textbody" style:family="paragraph">
      <style:paragraph-properties fo:text-align="justify" fo:margin-bottom="0in" fo:line-height="100%"/>
    </style:style>
    <style:style style:name="T18" style:parent-style-name="VarsayılanParagrafYazıTipi" style:family="text">
      <style:text-properties style:font-name="Ubuntu Condensed" style:font-name-complex="Times New Roman" fo:font-weight="bold" style:font-weight-asian="bold" fo:font-style="italic" style:font-style-asian="italic" style:font-style-complex="italic" style:language-asian="tr" style:country-asian="TR"/>
    </style:style>
    <style:style style:name="T1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1"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2" style:parent-style-name="VarsayılanParagrafYazıTipi" style:family="text">
      <style:text-properties style:font-name="Ubuntu Condensed" style:font-name-complex="Times New Roman" style:language-asian="tr" style:country-asian="TR"/>
    </style:style>
    <style:style style:name="T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8"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9" style:parent-style-name="VarsayılanParagrafYazıTipi" style:family="text">
      <style:text-properties style:font-name="Ubuntu Condensed" style:font-name-complex="Times New Roman" style:language-asian="tr" style:country-asian="TR"/>
    </style:style>
    <style:style style:name="P30" style:parent-style-name="Textbody" style:family="paragraph">
      <style:paragraph-properties fo:text-align="justify" fo:margin-bottom="0in" fo:line-height="100%"/>
      <style:text-properties style:font-name="Ubuntu Condensed" style:font-name-complex="Times New Roman"/>
    </style:style>
    <style:style style:name="P31" style:parent-style-name="Textbody" style:family="paragraph">
      <style:paragraph-properties fo:text-align="justify" fo:margin-bottom="0in" fo:line-height="100%"/>
    </style:style>
    <style:style style:name="T32"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45" style:parent-style-name="Textbody" style:family="paragraph">
      <style:paragraph-properties fo:text-align="justify" fo:margin-bottom="0in" fo:line-height="100%"/>
    </style:style>
    <style:style style:name="T46" style:parent-style-name="VarsayılanParagrafYazıTipi" style:family="text">
      <style:text-properties style:font-name="Ubuntu Condensed" style:font-name-complex="Times New Roman" fo:font-style="italic" style:font-style-asian="italic" style:language-asian="tr" style:country-asian="TR"/>
    </style:style>
    <style:style style:name="T4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48"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49" style:parent-style-name="VarsayılanParagrafYazıTipi" style:family="text">
      <style:text-properties style:font-name="Ubuntu Condensed" style:font-name-complex="Times New Roman" style:language-asian="tr" style:country-asian="TR"/>
    </style:style>
    <style:style style:name="T50" style:parent-style-name="VarsayılanParagrafYazıTipi" style:family="text">
      <style:text-properties style:font-name="Ubuntu Condensed" style:font-name-complex="Times New Roman" style:language-asian="tr" style:country-asian="TR"/>
    </style:style>
    <style:style style:name="T51" style:parent-style-name="VarsayılanParagrafYazıTipi" style:family="text">
      <style:text-properties style:font-name="Ubuntu Condensed" style:font-name-complex="Times New Roman" style:language-asian="tr" style:country-asian="TR"/>
    </style:style>
    <style:style style:name="T5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3" style:parent-style-name="VarsayılanParagrafYazıTipi" style:family="text">
      <style:text-properties style:font-name="Ubuntu Condensed" style:font-name-complex="Times New Roman" style:language-asian="tr" style:country-asian="TR"/>
    </style:style>
    <style:style style:name="T54"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5"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6" style:parent-style-name="VarsayılanParagrafYazıTipi" style:family="text">
      <style:text-properties style:font-name="Ubuntu Condensed" style:font-name-complex="Times New Roman" style:language-asian="tr" style:country-asian="TR"/>
    </style:style>
    <style:style style:name="P57" style:parent-style-name="Textbody" style:family="paragraph">
      <style:paragraph-properties fo:text-align="justify" fo:margin-bottom="0in" fo:line-height="100%"/>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8" style:parent-style-name="Textbody" style:family="paragraph">
      <style:paragraph-properties fo:text-align="justify" fo:margin-bottom="0in" fo:line-height="100%"/>
    </style:style>
    <style:style style:name="T5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0" style:parent-style-name="VarsayılanParagrafYazıTipi" style:family="text">
      <style:text-properties style:font-name="Ubuntu Condensed" style:font-name-complex="Times New Roman" style:language-asian="tr" style:country-asian="TR"/>
    </style:style>
    <style:style style:name="T6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2" style:parent-style-name="VarsayılanParagrafYazıTipi" style:family="text">
      <style:text-properties style:font-name="Ubuntu Condensed" style:font-name-complex="Times New Roman" style:language-asian="tr" style:country-asian="TR"/>
    </style:style>
    <style:style style:name="T63" style:parent-style-name="VarsayılanParagrafYazıTipi" style:family="text">
      <style:text-properties style:font-name="Ubuntu Condensed" style:font-name-complex="Times New Roman" style:language-asian="tr" style:country-asian="TR"/>
    </style:style>
    <style:style style:name="T64" style:parent-style-name="VarsayılanParagrafYazıTipi" style:family="text">
      <style:text-properties style:font-name="Ubuntu Condensed" style:font-name-complex="Times New Roman" style:language-asian="tr" style:country-asian="TR"/>
    </style:style>
    <style:style style:name="T65"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6" style:parent-style-name="VarsayılanParagrafYazıTipi" style:family="text">
      <style:text-properties style:font-name="Ubuntu Condensed" style:font-name-complex="Times New Roman" style:language-asian="tr" style:country-asian="TR"/>
    </style:style>
    <style:style style:name="P67" style:parent-style-name="Standard" style:family="paragraph">
      <style:paragraph-properties fo:text-align="justify" style:line-height-at-least="0in"/>
    </style:style>
    <style:style style:name="T68"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9" style:parent-style-name="VarsayılanParagrafYazıTipi" style:family="text">
      <style:text-properties style:font-name="Ubuntu Condensed" style:font-name-complex="Times New Roman" style:language-asian="tr" style:country-asian="TR"/>
    </style:style>
    <style:style style:name="T70" style:parent-style-name="VarsayılanParagrafYazıTipi" style:family="text">
      <style:text-properties style:font-name="Ubuntu Condensed" style:font-name-complex="Times New Roman" style:language-asian="tr" style:country-asian="TR"/>
    </style:style>
    <style:style style:name="P71" style:parent-style-name="Textbody" style:family="paragraph">
      <style:paragraph-properties fo:text-align="justify" fo:margin-bottom="0in" fo:line-height="100%"/>
    </style:style>
    <style:style style:name="T72"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73" style:parent-style-name="VarsayılanParagrafYazıTipi" style:family="text">
      <style:text-properties style:font-name="Ubuntu Condensed" style:font-name-complex="Times New Roman" style:language-asian="tr" style:country-asian="TR"/>
    </style:style>
    <style:style style:name="P74" style:parent-style-name="Textbody" style:family="paragraph">
      <style:paragraph-properties fo:text-align="justify" fo:margin-bottom="0in" fo:line-height="100%"/>
    </style:style>
    <style:style style:name="T75"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6"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7"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8"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9"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0"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1"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2"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3"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4"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5"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6"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7"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8" style:parent-style-name="Textbody" style:family="paragraph">
      <style:paragraph-properties fo:text-align="justify" fo:margin-bottom="0in" fo:line-height="100%"/>
    </style:style>
    <style:style style:name="T8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9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91" style:parent-style-name="VarsayılanParagrafYazıTipi" style:family="text">
      <style:text-properties style:font-name="Ubuntu Condensed" style:font-name-complex="Times New Roman" style:language-asian="tr" style:country-asian="TR"/>
    </style:style>
    <style:style style:name="T92" style:parent-style-name="VarsayılanParagrafYazıTipi" style:family="text">
      <style:text-properties style:font-name="Ubuntu Condensed" style:font-name-complex="Times New Roman" style:language-asian="tr" style:country-asian="TR"/>
    </style:style>
    <style:style style:name="T9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9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9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96" style:parent-style-name="VarsayılanParagrafYazıTipi" style:family="text">
      <style:text-properties style:font-name="Ubuntu Condensed" style:font-name-complex="Times New Roman" style:language-asian="tr" style:country-asian="TR"/>
    </style:style>
    <style:style style:name="T97" style:parent-style-name="VarsayılanParagrafYazıTipi" style:family="text">
      <style:text-properties style:font-name="Ubuntu Condensed" style:font-name-complex="Times New Roman" style:language-asian="tr" style:country-asian="TR"/>
    </style:style>
    <style:style style:name="T98" style:parent-style-name="VarsayılanParagrafYazıTipi" style:family="text">
      <style:text-properties style:font-name="Ubuntu Condensed" style:font-name-complex="Times New Roman" style:language-asian="tr" style:country-asian="TR"/>
    </style:style>
    <style:style style:name="T9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0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01" style:parent-style-name="VarsayılanParagrafYazıTipi" style:family="text">
      <style:text-properties style:font-name="Ubuntu Condensed" style:font-name-complex="Times New Roman" style:language-asian="tr" style:country-asian="TR"/>
    </style:style>
    <style:style style:name="T10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03" style:parent-style-name="Textbody" style:family="paragraph">
      <style:paragraph-properties fo:text-align="justify" fo:margin-bottom="0in" fo:line-height="100%"/>
    </style:style>
    <style:style style:name="T104" style:parent-style-name="VarsayılanParagrafYazıTipi" style:family="text">
      <style:text-properties style:font-name="Ubuntu Condensed" fo:font-style="italic" style:font-style-asian="italic" style:font-style-complex="italic"/>
    </style:style>
    <style:style style:name="T105" style:parent-style-name="VarsayılanParagrafYazıTipi" style:family="text">
      <style:text-properties style:font-name="Ubuntu Condensed" fo:font-style="italic" style:font-style-asian="italic" style:font-style-complex="italic"/>
    </style:style>
    <style:style style:name="T106" style:parent-style-name="VarsayılanParagrafYazıTipi" style:family="text">
      <style:text-properties style:font-name="Ubuntu Condensed"/>
    </style:style>
    <style:style style:name="P107" style:parent-style-name="Textbody" style:family="paragraph">
      <style:paragraph-properties fo:text-align="justify" fo:margin-bottom="0in" fo:line-height="100%"/>
    </style:style>
    <style:style style:name="T108" style:parent-style-name="VarsayılanParagrafYazıTipi" style:family="text">
      <style:text-properties style:font-name="Ubuntu Condensed" style:font-name-complex="Times New Roman" fo:font-style="italic" style:font-style-asian="italic" style:language-asian="tr" style:country-asian="TR"/>
    </style:style>
    <style:style style:name="T109" style:parent-style-name="VarsayılanParagrafYazıTipi" style:family="text">
      <style:text-properties style:font-name="Ubuntu Condensed" style:font-name-complex="Times New Roman" fo:font-weight="bold" style:font-weight-asian="bold" fo:font-style="italic" style:font-style-asian="italic" style:language-asian="tr" style:country-asian="TR"/>
    </style:style>
    <style:style style:name="T110" style:parent-style-name="VarsayılanParagrafYazıTipi" style:family="text">
      <style:text-properties style:font-name="Ubuntu Condensed" style:font-name-complex="Times New Roman" style:language-asian="tr" style:country-asian="TR"/>
    </style:style>
    <style:style style:name="T111" style:parent-style-name="VarsayılanParagrafYazıTipi" style:family="text">
      <style:text-properties style:font-name="Ubuntu Condensed" style:font-name-complex="Times New Roman" style:language-asian="tr" style:country-asian="TR"/>
    </style:style>
    <style:style style:name="T112" style:parent-style-name="VarsayılanParagrafYazıTipi" style:family="text">
      <style:text-properties style:font-name="Ubuntu Condensed" style:font-name-complex="Times New Roman" style:language-asian="tr" style:country-asian="TR"/>
    </style:style>
    <style:style style:name="T113" style:parent-style-name="VarsayılanParagrafYazıTipi" style:family="text">
      <style:text-properties style:font-name="Ubuntu Condensed" style:font-name-complex="Times New Roman" style:language-asian="tr" style:country-asian="TR"/>
    </style:style>
    <style:style style:name="T114" style:parent-style-name="VarsayılanParagrafYazıTipi" style:family="text">
      <style:text-properties style:font-name="Ubuntu Condensed" style:font-name-complex="Times New Roman" style:language-asian="tr" style:country-asian="TR"/>
    </style:style>
    <style:style style:name="T115" style:parent-style-name="VarsayılanParagrafYazıTipi" style:family="text">
      <style:text-properties style:font-name="Ubuntu Condensed" style:font-name-complex="Times New Roman" style:language-asian="tr" style:country-asian="TR"/>
    </style:style>
    <style:style style:name="T116" style:parent-style-name="VarsayılanParagrafYazıTipi" style:family="text">
      <style:text-properties style:font-name="Ubuntu Condensed" style:font-name-complex="Times New Roman" style:language-asian="tr" style:country-asian="TR"/>
    </style:style>
    <style:style style:name="T11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18" style:parent-style-name="VarsayılanParagrafYazıTipi" style:family="text">
      <style:text-properties style:font-name="Ubuntu Condensed" style:font-name-complex="Times New Roman" style:language-asian="tr" style:country-asian="TR"/>
    </style:style>
    <style:style style:name="P119" style:parent-style-name="Textbody" style:family="paragraph">
      <style:paragraph-properties fo:text-align="justify" fo:margin-bottom="0in" fo:line-height="100%"/>
      <style:text-properties style:font-name="Ubuntu Condensed"/>
    </style:style>
    <style:style style:name="P120" style:parent-style-name="Textbody" style:family="paragraph">
      <style:paragraph-properties fo:text-align="justify" fo:margin-bottom="0in" fo:line-height="100%"/>
    </style:style>
    <style:style style:name="T121"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22"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23"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24"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25"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26"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27"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28"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29"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0"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1"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2"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3"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4"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P135" style:parent-style-name="Textbody" style:family="paragraph">
      <style:paragraph-properties fo:text-align="justify" fo:margin-bottom="0in" fo:line-height="100%"/>
    </style:style>
    <style:style style:name="T136"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37" style:parent-style-name="VarsayılanParagrafYazıTipi" style:family="text">
      <style:text-properties style:font-name="Ubuntu Condensed" style:font-name-complex="Times New Roman" style:language-asian="tr" style:country-asian="TR"/>
    </style:style>
    <style:style style:name="T1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3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2"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43" style:parent-style-name="VarsayılanParagrafYazıTipi" style:family="text">
      <style:text-properties style:font-name="Ubuntu Condensed" style:font-name-complex="Times New Roman" style:language-asian="tr" style:country-asian="TR"/>
    </style:style>
    <style:style style:name="T14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8" style:parent-style-name="VarsayılanParagrafYazıTipi" style:family="text">
      <style:text-properties style:font-name="Ubuntu Condensed" style:font-name-complex="Times New Roman" style:language-asian="tr" style:country-asian="TR"/>
    </style:style>
    <style:style style:name="T14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5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51" style:parent-style-name="VarsayılanParagrafYazıTipi" style:family="text">
      <style:text-properties style:font-name="Ubuntu Condensed" style:font-name-complex="Times New Roman" style:language-asian="tr" style:country-asian="TR"/>
    </style:style>
    <style:style style:name="P152" style:parent-style-name="Textbody" style:family="paragraph">
      <style:paragraph-properties fo:text-align="justify" fo:margin-bottom="0in" fo:line-height="100%"/>
    </style:style>
    <style:style style:name="T153"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54" style:parent-style-name="VarsayılanParagrafYazıTipi" style:family="text">
      <style:text-properties style:font-name="Ubuntu Condensed" style:font-name-complex="Times New Roman" style:language-asian="tr" style:country-asian="TR"/>
    </style:style>
    <style:style style:name="T155" style:parent-style-name="VarsayılanParagrafYazıTipi" style:family="text">
      <style:text-properties style:font-name="Ubuntu Condensed" style:font-name-complex="Times New Roman" style:language-asian="tr" style:country-asian="TR"/>
    </style:style>
    <style:style style:name="T15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5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5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5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6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6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62" style:parent-style-name="Textbody" style:family="paragraph">
      <style:paragraph-properties fo:text-align="justify" fo:margin-bottom="0in" fo:line-height="100%"/>
    </style:style>
    <style:style style:name="T163"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64" style:parent-style-name="VarsayılanParagrafYazıTipi" style:family="text">
      <style:text-properties style:font-name="Ubuntu Condensed" style:font-name-complex="Times New Roman" style:font-style-complex="italic" style:language-asian="tr" style:country-asian="TR"/>
    </style:style>
    <style:style style:name="T165" style:parent-style-name="VarsayılanParagrafYazıTipi" style:family="text">
      <style:text-properties style:font-name="Ubuntu Condensed" style:font-name-complex="Times New Roman" style:font-style-complex="italic" style:language-asian="tr" style:country-asian="TR"/>
    </style:style>
    <style:style style:name="T166" style:parent-style-name="VarsayılanParagrafYazıTipi" style:family="text">
      <style:text-properties style:font-name="Ubuntu Condensed" style:font-name-complex="Times New Roman" style:font-style-complex="italic" style:language-asian="tr" style:country-asian="TR"/>
    </style:style>
    <style:style style:name="T167" style:parent-style-name="VarsayılanParagrafYazıTipi" style:family="text">
      <style:text-properties style:font-name="Ubuntu Condensed" style:font-name-complex="Times New Roman" style:font-style-complex="italic" style:language-asian="tr" style:country-asian="TR"/>
    </style:style>
    <style:style style:name="T168" style:parent-style-name="VarsayılanParagrafYazıTipi" style:family="text">
      <style:text-properties style:font-name="Ubuntu Condensed" style:font-name-complex="Times New Roman" style:font-style-complex="italic" style:language-asian="tr" style:country-asian="TR"/>
    </style:style>
    <style:style style:name="P169" style:parent-style-name="Textbody" style:family="paragraph">
      <style:paragraph-properties fo:text-align="justify" fo:margin-bottom="0in" fo:line-height="100%"/>
      <style:text-properties style:font-name="Ubuntu Condensed"/>
    </style:style>
    <style:style style:name="P170" style:parent-style-name="Textbody" style:family="paragraph">
      <style:paragraph-properties fo:text-align="justify" fo:margin-bottom="0in" fo:line-height="100%"/>
    </style:style>
    <style:style style:name="T171" style:parent-style-name="VarsayılanParagrafYazıTipi" style:family="text">
      <style:text-properties style:font-name="Ubuntu Condensed"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language-asian="tr" style:country-asian="TR"/>
    </style:style>
    <style:style style:name="T172" style:parent-style-name="VarsayılanParagrafYazıTipi" style:family="text">
      <style:text-properties style:font-name="Ubuntu Condensed"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language-asian="tr" style:country-asian="TR"/>
    </style:style>
    <style:style style:name="P173" style:parent-style-name="Textbody" style:family="paragraph">
      <style:paragraph-properties fo:text-align="justify" fo:margin-bottom="0in" fo:line-height="100%"/>
    </style:style>
    <style:style style:name="T174" style:parent-style-name="VarsayılanParagrafYazıTipi" style:family="text">
      <style:text-properties style:font-name="Ubuntu Condensed" fo:font-weight="bold" style:font-weight-asian="bold" style:font-weight-complex="bold"/>
    </style:style>
    <style:style style:name="T175" style:parent-style-name="VarsayılanParagrafYazıTipi" style:family="text">
      <style:text-properties style:font-name="Ubuntu Condensed"/>
    </style:style>
    <style:style style:name="T176" style:parent-style-name="VarsayılanParagrafYazıTipi" style:family="text">
      <style:text-properties style:font-name="Ubuntu Condensed" style:font-name-complex="Times New Roman"/>
    </style:style>
    <style:style style:name="T177" style:parent-style-name="VarsayılanParagrafYazıTipi" style:family="text">
      <style:text-properties style:font-name="Ubuntu Condensed" style:font-name-complex="Times New Roman"/>
    </style:style>
    <style:style style:name="T178" style:parent-style-name="VarsayılanParagrafYazıTipi" style:family="text">
      <style:text-properties style:font-name="Ubuntu Condensed" style:font-name-complex="Times New Roman"/>
    </style:style>
    <style:style style:name="T179" style:parent-style-name="VarsayılanParagrafYazıTipi" style:family="text">
      <style:text-properties style:font-name="Ubuntu Condensed" style:font-name-complex="Times New Roman"/>
    </style:style>
    <style:style style:name="T180" style:parent-style-name="VarsayılanParagrafYazıTipi" style:family="text">
      <style:text-properties style:font-name="Ubuntu Condensed" style:font-name-complex="Times New Roman"/>
    </style:style>
    <style:style style:name="P181" style:parent-style-name="Textbody" style:family="paragraph">
      <style:paragraph-properties fo:text-align="justify" fo:margin-bottom="0in" fo:line-height="100%"/>
    </style:style>
    <style:style style:name="T182" style:parent-style-name="VarsayılanParagrafYazıTipi" style:family="text">
      <style:text-properties style:font-name="Ubuntu Condensed" fo:font-weight="bold" style:font-weight-asian="bold" style:font-weight-complex="bold"/>
    </style:style>
    <style:style style:name="T183" style:parent-style-name="StrongEmphasis" style:family="text">
      <style:text-properties style:font-name="Ubuntu Condensed"/>
    </style:style>
    <style:style style:name="T184" style:parent-style-name="StrongEmphasis" style:family="text">
      <style:text-properties style:font-name="Ubuntu Condensed" fo:font-weight="normal" style:font-weight-asian="normal" style:font-weight-complex="normal"/>
    </style:style>
    <style:style style:name="T185" style:parent-style-name="VarsayılanParagrafYazıTipi" style:family="text">
      <style:text-properties style:font-name="Ubuntu Condensed"/>
    </style:style>
    <style:style style:name="T186" style:parent-style-name="VarsayılanParagrafYazıTipi" style:family="text">
      <style:text-properties style:font-name="Ubuntu Condensed"/>
    </style:style>
    <style:style style:name="P187" style:parent-style-name="Textbody" style:family="paragraph">
      <style:paragraph-properties fo:text-align="justify" fo:margin-bottom="0in" fo:line-height="100%"/>
    </style:style>
    <style:style style:name="T188" style:parent-style-name="StrongEmphasis" style:family="text">
      <style:text-properties style:font-name="Ubuntu Condensed"/>
    </style:style>
    <style:style style:name="T189" style:parent-style-name="StrongEmphasis" style:family="text">
      <style:text-properties style:font-name="Ubuntu Condensed"/>
    </style:style>
    <style:style style:name="T190" style:parent-style-name="StrongEmphasis" style:family="text">
      <style:text-properties style:font-name="Ubuntu Condensed"/>
    </style:style>
    <style:style style:name="T191" style:parent-style-name="StrongEmphasis" style:family="text">
      <style:text-properties style:font-name="Ubuntu Condensed"/>
    </style:style>
    <style:style style:name="P192" style:parent-style-name="Textbody" style:family="paragraph">
      <style:paragraph-properties fo:text-align="justify" fo:margin-bottom="0in" fo:line-height="100%"/>
    </style:style>
    <style:style style:name="T193" style:parent-style-name="StrongEmphasis" style:family="text">
      <style:text-properties style:font-name="Ubuntu Condensed"/>
    </style:style>
    <style:style style:name="T194" style:parent-style-name="VarsayılanParagrafYazıTipi" style:family="text">
      <style:text-properties style:font-name="Ubuntu Condensed"/>
    </style:style>
    <style:style style:name="T195" style:parent-style-name="VarsayılanParagrafYazıTipi" style:family="text">
      <style:text-properties style:font-name="Ubuntu Condensed"/>
    </style:style>
    <style:style style:name="P196" style:parent-style-name="Textbody" style:family="paragraph">
      <style:paragraph-properties fo:text-align="justify" fo:margin-bottom="0in" fo:line-height="100%"/>
    </style:style>
    <style:style style:name="T197" style:parent-style-name="VarsayılanParagrafYazıTipi" style:family="text">
      <style:text-properties style:font-name="Ubuntu Condensed" fo:font-weight="bold" style:font-weight-asian="bold" style:font-weight-complex="bold"/>
    </style:style>
    <style:style style:name="T198" style:parent-style-name="VarsayılanParagrafYazıTipi" style:family="text">
      <style:text-properties style:font-name="Ubuntu Condensed"/>
    </style:style>
    <style:style style:name="T199" style:parent-style-name="VarsayılanParagrafYazıTipi" style:family="text">
      <style:text-properties style:font-name="Ubuntu Condensed"/>
    </style:style>
    <style:style style:name="P200" style:parent-style-name="Textbody" style:family="paragraph">
      <style:paragraph-properties fo:text-align="justify" fo:margin-bottom="0in" fo:line-height="100%"/>
    </style:style>
    <style:style style:name="T201" style:parent-style-name="VarsayılanParagrafYazıTipi" style:family="text">
      <style:text-properties style:font-name="Ubuntu Condensed" fo:font-weight="bold" style:font-weight-asian="bold" style:font-weight-complex="bold"/>
    </style:style>
    <style:style style:name="T202" style:parent-style-name="VarsayılanParagrafYazıTipi" style:family="text">
      <style:text-properties style:font-name="Ubuntu Condensed" style:font-name-complex="Times New Roman" style:language-asian="tr" style:country-asian="TR"/>
    </style:style>
    <style:style style:name="T203" style:parent-style-name="VarsayılanParagrafYazıTipi" style:family="text">
      <style:text-properties style:font-name="Ubuntu Condensed" style:font-name-complex="Times New Roman" style:language-asian="tr" style:country-asian="TR"/>
    </style:style>
    <style:style style:name="T204" style:parent-style-name="VarsayılanParagrafYazıTipi" style:family="text">
      <style:text-properties style:font-name="Ubuntu Condensed" style:font-name-complex="Times New Roman" style:language-asian="tr" style:country-asian="TR"/>
    </style:style>
    <style:style style:name="T205" style:parent-style-name="VarsayılanParagrafYazıTipi" style:family="text">
      <style:text-properties style:font-name="Ubuntu Condensed" style:font-name-complex="Times New Roman" style:language-asian="tr" style:country-asian="TR"/>
    </style:style>
    <style:style style:name="T206" style:parent-style-name="VarsayılanParagrafYazıTipi" style:family="text">
      <style:text-properties style:font-name="Ubuntu Condensed"/>
    </style:style>
    <style:style style:name="T207" style:parent-style-name="VarsayılanParagrafYazıTipi" style:family="text">
      <style:text-properties style:font-name="Ubuntu Condensed"/>
    </style:style>
    <style:style style:name="P208" style:parent-style-name="Textbody" style:family="paragraph">
      <style:paragraph-properties fo:text-align="justify" fo:margin-bottom="0in" fo:line-height="100%"/>
    </style:style>
    <style:style style:name="T209" style:parent-style-name="VarsayılanParagrafYazıTipi" style:family="text">
      <style:text-properties style:font-name="Ubuntu Condensed" fo:font-weight="bold" style:font-weight-asian="bold" style:font-weight-complex="bold"/>
    </style:style>
    <style:style style:name="T210" style:parent-style-name="VarsayılanParagrafYazıTipi" style:family="text">
      <style:text-properties style:font-name="Ubuntu Condensed" style:font-name-complex="Times New Roman" fo:font-weight="bold" style:font-weight-asian="bold" style:font-weight-complex="bold"/>
    </style:style>
    <style:style style:name="T211" style:parent-style-name="VarsayılanParagrafYazıTipi" style:family="text">
      <style:text-properties style:font-name="Ubuntu Condensed" style:font-name-complex="Times New Roman" fo:font-weight="bold" style:font-weight-asian="bold"/>
    </style:style>
    <style:style style:name="T212" style:parent-style-name="VarsayılanParagrafYazıTipi" style:family="text">
      <style:text-properties style:font-name="Ubuntu Condensed"/>
    </style:style>
    <style:style style:name="P213" style:parent-style-name="Textbody" style:family="paragraph">
      <style:paragraph-properties fo:text-align="justify" fo:margin-bottom="0in" fo:line-height="100%"/>
    </style:style>
    <style:style style:name="T214" style:parent-style-name="VarsayılanParagrafYazıTipi" style:family="text">
      <style:text-properties style:font-name="Ubuntu Condensed" style:font-name-complex="Times New Roman" style:language-asian="tr" style:country-asian="TR"/>
    </style:style>
    <style:style style:name="P215"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216"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217"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218" style:parent-style-name="Textbody" style:family="paragraph">
      <style:paragraph-properties fo:text-align="justify" fo:margin-bottom="0in" fo:line-height="100%"/>
    </style:style>
    <style:style style:name="T219" style:parent-style-name="VarsayılanParagrafYazıTipi" style:family="text">
      <style:text-properties style:font-name="Ubuntu Condensed" style:font-name-complex="Times New Roman" style:language-asian="tr" style:country-asian="TR"/>
    </style:style>
    <style:style style:name="T220" style:parent-style-name="VarsayılanParagrafYazıTipi" style:family="text">
      <style:text-properties style:font-name="Ubuntu Condensed" style:font-name-complex="Times New Roman" style:language-asian="tr" style:country-asian="TR"/>
    </style:style>
    <style:style style:name="T221" style:parent-style-name="VarsayılanParagrafYazıTipi" style:family="text">
      <style:text-properties style:font-name="Ubuntu Condensed" style:font-name-complex="Times New Roman" style:language-asian="tr" style:country-asian="TR"/>
    </style:style>
    <style:style style:name="T222" style:parent-style-name="VarsayılanParagrafYazıTipi" style:family="text">
      <style:text-properties style:font-name="Ubuntu Condensed" style:font-name-complex="Times New Roman" style:language-asian="tr" style:country-asian="TR"/>
    </style:style>
    <style:style style:name="T223" style:parent-style-name="VarsayılanParagrafYazıTipi" style:family="text">
      <style:text-properties style:font-name="Ubuntu Condensed" style:font-name-complex="Times New Roman" style:language-asian="tr" style:country-asian="TR"/>
    </style:style>
    <style:style style:name="T224" style:parent-style-name="VarsayılanParagrafYazıTipi" style:family="text">
      <style:text-properties style:font-name="Ubuntu Condensed" style:font-name-complex="Times New Roman" style:language-asian="tr" style:country-asian="TR"/>
    </style:style>
    <style:style style:name="T225" style:parent-style-name="VarsayılanParagrafYazıTipi" style:family="text">
      <style:text-properties style:font-name="Ubuntu Condensed" style:font-name-complex="Times New Roman" style:language-asian="tr" style:country-asian="TR"/>
    </style:style>
    <style:style style:name="T226" style:parent-style-name="VarsayılanParagrafYazıTipi" style:family="text">
      <style:text-properties style:font-name="Ubuntu Condensed" style:font-name-complex="Times New Roman" style:language-asian="tr" style:country-asian="TR"/>
    </style:style>
    <style:style style:name="T227" style:parent-style-name="VarsayılanParagrafYazıTipi" style:family="text">
      <style:text-properties style:font-name="Ubuntu Condensed" style:font-name-complex="Times New Roman" style:language-asian="tr" style:country-asian="TR"/>
    </style:style>
    <style:style style:name="T228" style:parent-style-name="VarsayılanParagrafYazıTipi" style:family="text">
      <style:text-properties style:font-name="Ubuntu Condensed" style:font-name-complex="Times New Roman" style:language-asian="tr" style:country-asian="TR"/>
    </style:style>
    <style:style style:name="T229" style:parent-style-name="VarsayılanParagrafYazıTipi" style:family="text">
      <style:text-properties style:font-name="Ubuntu Condensed" style:font-name-complex="Times New Roman" style:language-asian="tr" style:country-asian="TR"/>
    </style:style>
    <style:style style:name="T230" style:parent-style-name="VarsayılanParagrafYazıTipi" style:family="text">
      <style:text-properties style:font-name="Ubuntu Condensed" style:font-name-complex="Times New Roman" style:language-asian="tr" style:country-asian="TR"/>
    </style:style>
    <style:style style:name="T231" style:parent-style-name="VarsayılanParagrafYazıTipi" style:family="text">
      <style:text-properties style:font-name="Ubuntu Condensed" style:font-name-complex="Times New Roman" style:language-asian="tr" style:country-asian="TR"/>
    </style:style>
    <style:style style:name="T232" style:parent-style-name="VarsayılanParagrafYazıTipi" style:family="text">
      <style:text-properties style:font-name="Ubuntu Condensed" style:font-name-complex="Times New Roman" style:language-asian="tr" style:country-asian="TR"/>
    </style:style>
    <style:style style:name="T233" style:parent-style-name="VarsayılanParagrafYazıTipi" style:family="text">
      <style:text-properties style:font-name="Ubuntu Condensed" style:font-name-complex="Times New Roman" style:language-asian="tr" style:country-asian="TR"/>
    </style:style>
    <style:style style:name="T234"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35"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36"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3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3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3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4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41"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42"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43"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4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4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246" style:parent-style-name="Textbody" style:family="paragraph">
      <style:paragraph-properties fo:text-align="justify" fo:margin-bottom="0in" fo:line-height="100%"/>
    </style:style>
    <style:style style:name="T247" style:parent-style-name="VarsayılanParagrafYazıTipi" style:family="text">
      <style:text-properties style:font-name="Ubuntu Condensed"/>
    </style:style>
    <style:style style:name="T248" style:parent-style-name="VarsayılanParagrafYazıTipi" style:family="text">
      <style:text-properties style:font-name="Ubuntu Condensed"/>
    </style:style>
    <style:style style:name="P249" style:parent-style-name="Textbody" style:family="paragraph">
      <style:paragraph-properties fo:text-align="justify" fo:margin-bottom="0in" fo:line-height="100%"/>
    </style:style>
    <style:style style:name="T250" style:parent-style-name="VarsayılanParagrafYazıTipi" style:family="text">
      <style:text-properties style:font-name="Ubuntu Condensed" fo:font-weight="bold" style:font-weight-asian="bold" style:font-weight-complex="bold"/>
    </style:style>
    <style:style style:name="T251" style:parent-style-name="VarsayılanParagrafYazıTipi" style:family="text">
      <style:text-properties style:font-name="Ubuntu Condensed"/>
    </style:style>
    <style:style style:name="T252" style:parent-style-name="VarsayılanParagrafYazıTipi" style:family="text">
      <style:text-properties style:font-name="Ubuntu Condensed"/>
    </style:style>
    <style:style style:name="T253" style:parent-style-name="VarsayılanParagrafYazıTipi" style:family="text">
      <style:text-properties style:font-name="Ubuntu Condensed"/>
    </style:style>
    <style:style style:name="P254" style:parent-style-name="Textbody" style:family="paragraph">
      <style:paragraph-properties fo:text-align="justify" fo:margin-bottom="0in" fo:line-height="100%"/>
    </style:style>
    <style:style style:name="T255" style:parent-style-name="VarsayılanParagrafYazıTipi" style:family="text">
      <style:text-properties style:font-name="Ubuntu Condensed" fo:font-weight="bold" style:font-weight-asian="bold" style:font-weight-complex="bold"/>
    </style:style>
    <style:style style:name="T256" style:parent-style-name="VarsayılanParagrafYazıTipi" style:family="text">
      <style:text-properties style:font-name="Ubuntu Condensed"/>
    </style:style>
    <style:style style:name="T257" style:parent-style-name="VarsayılanParagrafYazıTipi" style:family="text">
      <style:text-properties style:font-name="Ubuntu Condensed" style:font-name-complex="Times New Roman" style:language-asian="tr" style:country-asian="TR"/>
    </style:style>
    <style:style style:name="T258" style:parent-style-name="VarsayılanParagrafYazıTipi" style:family="text">
      <style:text-properties style:font-name="Ubuntu Condensed" style:font-name-complex="Times New Roman" style:language-asian="tr" style:country-asian="TR"/>
    </style:style>
    <style:style style:name="T259" style:parent-style-name="VarsayılanParagrafYazıTipi" style:family="text">
      <style:text-properties style:font-name="Ubuntu Condensed" style:font-name-complex="Times New Roman" style:language-asian="tr" style:country-asian="TR"/>
    </style:style>
    <style:style style:name="T260" style:parent-style-name="VarsayılanParagrafYazıTipi" style:family="text">
      <style:text-properties style:font-name="Ubuntu Condensed" style:font-name-complex="Times New Roman" style:language-asian="tr" style:country-asian="TR"/>
    </style:style>
    <style:style style:name="P261" style:parent-style-name="Textbody" style:family="paragraph">
      <style:paragraph-properties fo:text-align="justify" fo:margin-bottom="0in" fo:line-height="100%"/>
    </style:style>
    <style:style style:name="T262" style:parent-style-name="StrongEmphasis" style:family="text">
      <style:text-properties style:font-name-complex="Times New Roman" style:language-asian="tr" style:country-asian="TR"/>
    </style:style>
    <style:style style:name="T263" style:parent-style-name="VarsayılanParagrafYazıTipi" style:family="text">
      <style:text-properties style:font-name="Ubuntu Condensed" style:font-name-complex="Times New Roman" style:language-asian="tr" style:country-asian="TR"/>
    </style:style>
    <style:style style:name="T264" style:parent-style-name="VarsayılanParagrafYazıTipi" style:family="text">
      <style:text-properties style:font-name="Ubuntu Condensed" style:font-name-complex="Times New Roman" style:language-asian="tr" style:country-asian="TR"/>
    </style:style>
    <style:style style:name="T265" style:parent-style-name="VarsayılanParagrafYazıTipi" style:family="text">
      <style:text-properties style:font-name="Ubuntu Condensed" style:font-name-complex="Times New Roman" style:language-asian="tr" style:country-asian="TR"/>
    </style:style>
    <style:style style:name="P266" style:parent-style-name="Textbody" style:family="paragraph">
      <style:paragraph-properties fo:text-align="justify" fo:margin-bottom="0in" fo:line-height="100%"/>
    </style:style>
    <style:style style:name="T267" style:parent-style-name="StrongEmphasis" style:family="text">
      <style:text-properties style:font-name="Ubuntu Condensed"/>
    </style:style>
    <style:style style:name="T268" style:parent-style-name="StrongEmphasis" style:family="text">
      <style:text-properties style:font-name="Ubuntu Condensed"/>
    </style:style>
    <style:style style:name="P269" style:parent-style-name="Textbody" style:family="paragraph">
      <style:paragraph-properties fo:text-align="justify" fo:margin-bottom="0in" fo:line-height="100%"/>
    </style:style>
    <style:style style:name="T270" style:parent-style-name="StrongEmphasis" style:family="text">
      <style:text-properties style:font-name="Ubuntu Condensed"/>
    </style:style>
    <style:style style:name="T271" style:parent-style-name="StrongEmphasis" style:family="text">
      <style:text-properties style:font-name="Ubuntu Condensed" fo:font-weight="normal" style:font-weight-asian="normal" style:font-weight-complex="normal"/>
    </style:style>
    <style:style style:name="T272" style:parent-style-name="VarsayılanParagrafYazıTipi" style:family="text">
      <style:text-properties style:font-name="Ubuntu Condensed"/>
    </style:style>
    <style:style style:name="P273" style:parent-style-name="Textbody" style:family="paragraph">
      <style:paragraph-properties fo:text-align="justify" fo:margin-bottom="0in" fo:line-height="100%"/>
    </style:style>
    <style:style style:name="T274" style:parent-style-name="StrongEmphasis" style:family="text">
      <style:text-properties fo:font-weight="normal" style:font-weight-asian="normal" style:font-weight-complex="normal"/>
    </style:style>
    <style:style style:name="T275" style:parent-style-name="StrongEmphasis" style:family="text">
      <style:text-properties fo:font-weight="normal" style:font-weight-asian="normal" style:font-weight-complex="normal"/>
    </style:style>
    <style:style style:name="P276" style:parent-style-name="Textbody" style:family="paragraph">
      <style:paragraph-properties fo:text-align="justify" fo:margin-bottom="0in" fo:line-height="100%"/>
    </style:style>
    <style:style style:name="T277" style:parent-style-name="StrongEmphasis" style:family="text">
      <style:text-properties style:font-name-complex="Times New Roman" style:language-asian="tr" style:country-asian="TR"/>
    </style:style>
    <style:style style:name="T278" style:parent-style-name="StrongEmphasis" style:family="text">
      <style:text-properties style:font-name-complex="Times New Roman" fo:font-weight="normal" style:font-weight-asian="normal" style:font-weight-complex="normal" style:language-asian="tr" style:country-asian="TR"/>
    </style:style>
    <style:style style:name="T279" style:parent-style-name="StrongEmphasis" style:family="text">
      <style:text-properties style:font-name-complex="Times New Roman" fo:font-weight="normal" style:font-weight-asian="normal" style:font-weight-complex="normal" style:language-asian="tr" style:country-asian="TR"/>
    </style:style>
    <style:style style:name="P280" style:parent-style-name="Textbody" style:family="paragraph">
      <style:paragraph-properties fo:text-align="justify" fo:margin-bottom="0in" fo:line-height="100%"/>
    </style:style>
    <style:style style:name="T281" style:parent-style-name="VarsayılanParagrafYazıTipi" style:family="text">
      <style:text-properties style:font-name="Ubuntu Condensed" fo:font-weight="bold" style:font-weight-asian="bold" style:font-weight-complex="bold"/>
    </style:style>
    <style:style style:name="T282" style:parent-style-name="VarsayılanParagrafYazıTipi" style:family="text">
      <style:text-properties style:font-name="Ubuntu Condensed"/>
    </style:style>
    <style:style style:name="T283" style:parent-style-name="VarsayılanParagrafYazıTipi" style:family="text">
      <style:text-properties style:font-name="Ubuntu Condensed"/>
    </style:style>
    <style:style style:name="T284" style:parent-style-name="VarsayılanParagrafYazıTipi" style:family="text">
      <style:text-properties style:font-name="Ubuntu Condensed" style:font-name-complex="Times New Roman" style:language-asian="tr" style:country-asian="TR"/>
    </style:style>
    <style:style style:name="T285" style:parent-style-name="VarsayılanParagrafYazıTipi" style:family="text">
      <style:text-properties style:font-name="Ubuntu Condensed" style:font-name-complex="Times New Roman" style:language-asian="tr" style:country-asian="TR"/>
    </style:style>
    <style:style style:name="P286" style:parent-style-name="Textbody" style:family="paragraph">
      <style:paragraph-properties fo:text-align="justify" fo:margin-bottom="0in" fo:line-height="100%"/>
    </style:style>
    <style:style style:name="T28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88" style:parent-style-name="VarsayılanParagrafYazıTipi" style:family="text">
      <style:text-properties style:font-name="Ubuntu Condensed" style:font-name-complex="Times New Roman" style:language-asian="tr" style:country-asian="TR"/>
    </style:style>
    <style:style style:name="T289" style:parent-style-name="VarsayılanParagrafYazıTipi" style:family="text">
      <style:text-properties style:font-name="Ubuntu Condensed" style:font-name-complex="Times New Roman" style:language-asian="tr" style:country-asian="TR"/>
    </style:style>
    <style:style style:name="T290" style:parent-style-name="VarsayılanParagrafYazıTipi" style:family="text">
      <style:text-properties style:font-name="Ubuntu Condensed" style:font-name-complex="Times New Roman" style:language-asian="tr" style:country-asian="TR"/>
    </style:style>
    <style:style style:name="T291" style:parent-style-name="VarsayılanParagrafYazıTipi" style:family="text">
      <style:text-properties style:font-name="Ubuntu Condensed" style:font-name-complex="Times New Roman" fo:color="#000000" style:language-asian="tr" style:country-asian="TR"/>
    </style:style>
    <style:style style:name="T292" style:parent-style-name="VarsayılanParagrafYazıTipi" style:family="text">
      <style:text-properties style:font-name="Ubuntu Condensed" style:font-name-complex="Times New Roman" style:language-asian="tr" style:country-asian="TR"/>
    </style:style>
    <style:style style:name="T293" style:parent-style-name="VarsayılanParagrafYazıTipi" style:family="text">
      <style:text-properties style:font-name="Ubuntu Condensed" style:font-name-complex="Times New Roman" style:language-asian="tr" style:country-asian="TR"/>
    </style:style>
    <style:style style:name="P294" style:parent-style-name="Textbody" style:family="paragraph">
      <style:paragraph-properties fo:text-align="justify" fo:margin-bottom="0in" fo:line-height="100%"/>
    </style:style>
    <style:style style:name="T295" style:parent-style-name="StrongEmphasis" style:family="text">
      <style:text-properties style:font-name="Ubuntu Condensed"/>
    </style:style>
    <style:style style:name="T296" style:parent-style-name="StrongEmphasis" style:family="text">
      <style:text-properties style:font-name="Ubuntu Condensed" fo:font-weight="normal" style:font-weight-asian="normal" style:font-weight-complex="normal"/>
    </style:style>
    <style:style style:name="P297" style:parent-style-name="Textbody" style:family="paragraph">
      <style:paragraph-properties fo:text-align="justify" fo:margin-bottom="0in" fo:line-height="100%"/>
    </style:style>
    <style:style style:name="T298" style:parent-style-name="StrongEmphasis" style:family="text">
      <style:text-properties style:font-name="Ubuntu Condensed"/>
    </style:style>
    <style:style style:name="T299" style:parent-style-name="StrongEmphasis" style:family="text">
      <style:text-properties style:font-name="Ubuntu Condensed"/>
    </style:style>
    <style:style style:name="P300" style:parent-style-name="Textbody" style:family="paragraph">
      <style:paragraph-properties fo:text-align="justify" fo:margin-bottom="0in" fo:line-height="100%"/>
    </style:style>
    <style:style style:name="T301" style:parent-style-name="StrongEmphasis" style:family="text">
      <style:text-properties style:font-name="Ubuntu Condensed"/>
    </style:style>
    <style:style style:name="T302" style:parent-style-name="VarsayılanParagrafYazıTipi" style:family="text">
      <style:text-properties style:font-name="Ubuntu Condensed"/>
    </style:style>
    <style:style style:name="T303" style:parent-style-name="VarsayılanParagrafYazıTipi" style:family="text">
      <style:text-properties style:font-name="Ubuntu Condensed"/>
    </style:style>
    <style:style style:name="T304" style:parent-style-name="VarsayılanParagrafYazıTipi" style:family="text">
      <style:text-properties style:font-name="Ubuntu Condensed"/>
    </style:style>
    <style:style style:name="P305" style:parent-style-name="Textbody" style:family="paragraph">
      <style:paragraph-properties fo:text-align="justify" fo:margin-bottom="0in" fo:line-height="100%"/>
    </style:style>
    <style:style style:name="T306" style:parent-style-name="StrongEmphasis" style:family="text">
      <style:text-properties style:font-name="Ubuntu Condensed"/>
    </style:style>
    <style:style style:name="T307" style:parent-style-name="VarsayılanParagrafYazıTipi" style:family="text">
      <style:text-properties style:font-name="Ubuntu Condensed"/>
    </style:style>
    <style:style style:name="T308" style:parent-style-name="VarsayılanParagrafYazıTipi" style:family="text">
      <style:text-properties style:font-name="Ubuntu Condensed"/>
    </style:style>
    <style:style style:name="T309" style:parent-style-name="VarsayılanParagrafYazıTipi" style:family="text">
      <style:text-properties style:font-name="Ubuntu Condensed"/>
    </style:style>
    <style:style style:name="P310"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311" style:parent-style-name="Textbody" style:family="paragraph">
      <style:paragraph-properties fo:text-align="justify" fo:margin-bottom="0in" fo:line-height="100%"/>
    </style:style>
    <style:style style:name="T312" style:parent-style-name="VarsayılanParagrafYazıTipi" style:family="text">
      <style:text-properties style:font-name="Ubuntu Condensed" style:font-name-complex="Times New Roman" style:language-asian="tr" style:country-asian="TR"/>
    </style:style>
    <style:style style:name="T313" style:parent-style-name="VarsayılanParagrafYazıTipi" style:family="text">
      <style:text-properties style:font-name="Ubuntu Condensed" style:font-name-complex="Times New Roman" style:language-asian="tr" style:country-asian="TR"/>
    </style:style>
    <style:style style:name="T314" style:parent-style-name="VarsayılanParagrafYazıTipi" style:family="text">
      <style:text-properties style:font-name="Ubuntu Condensed" style:font-name-complex="Times New Roman" style:language-asian="tr" style:country-asian="TR"/>
    </style:style>
    <style:style style:name="T315" style:parent-style-name="VarsayılanParagrafYazıTipi" style:family="text">
      <style:text-properties style:font-name="Ubuntu Condensed" style:font-name-complex="Times New Roman" style:language-asian="tr" style:country-asian="TR"/>
    </style:style>
    <style:style style:name="T316" style:parent-style-name="VarsayılanParagrafYazıTipi" style:family="text">
      <style:text-properties style:font-name="Ubuntu Condensed" style:font-name-complex="Times New Roman" style:language-asian="tr" style:country-asian="TR"/>
    </style:style>
    <style:style style:name="T317" style:parent-style-name="VarsayılanParagrafYazıTipi" style:family="text">
      <style:text-properties style:font-name="Ubuntu Condensed" style:font-name-complex="Times New Roman" style:language-asian="tr" style:country-asian="TR"/>
    </style:style>
    <style:style style:name="T318" style:parent-style-name="VarsayılanParagrafYazıTipi" style:family="text">
      <style:text-properties style:font-name="Ubuntu Condensed" style:font-name-complex="Times New Roman" style:language-asian="tr" style:country-asian="TR"/>
    </style:style>
    <style:style style:name="T319" style:parent-style-name="VarsayılanParagrafYazıTipi" style:family="text">
      <style:text-properties style:font-name="Ubuntu Condensed" style:font-name-complex="Times New Roman" style:language-asian="tr" style:country-asian="TR"/>
    </style:style>
    <style:style style:name="T320" style:parent-style-name="VarsayılanParagrafYazıTipi" style:family="text">
      <style:text-properties style:font-name="Ubuntu Condensed" style:font-name-complex="Times New Roman" style:language-asian="tr" style:country-asian="TR"/>
    </style:style>
    <style:style style:name="T321" style:parent-style-name="VarsayılanParagrafYazıTipi" style:family="text">
      <style:text-properties style:font-name="Ubuntu Condensed" style:font-name-complex="Times New Roman" style:language-asian="tr" style:country-asian="TR"/>
    </style:style>
    <style:style style:name="T322" style:parent-style-name="VarsayılanParagrafYazıTipi" style:family="text">
      <style:text-properties style:font-name="Ubuntu Condensed" style:font-name-complex="Times New Roman" style:language-asian="tr" style:country-asian="TR"/>
    </style:style>
    <style:style style:name="T323" style:parent-style-name="VarsayılanParagrafYazıTipi" style:family="text">
      <style:text-properties style:font-name="Ubuntu Condensed" style:font-name-complex="Times New Roman" style:language-asian="tr" style:country-asian="TR"/>
    </style:style>
    <style:style style:name="T324" style:parent-style-name="VarsayılanParagrafYazıTipi" style:family="text">
      <style:text-properties style:font-name="Ubuntu Condensed" style:font-name-complex="Times New Roman" style:language-asian="tr" style:country-asian="TR"/>
    </style:style>
    <style:style style:name="T325"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26"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2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2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2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3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31"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32"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33"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3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3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36"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37"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338" style:parent-style-name="Textbody" style:family="paragraph">
      <style:paragraph-properties fo:text-align="justify" fo:margin-bottom="0in" fo:line-height="100%"/>
    </style:style>
    <style:style style:name="T339" style:parent-style-name="StrongEmphasis" style:family="text">
      <style:text-properties style:font-name="Ubuntu Condensed"/>
    </style:style>
    <style:style style:name="T340" style:parent-style-name="VarsayılanParagrafYazıTipi" style:family="text">
      <style:text-properties style:font-name="Ubuntu Condensed"/>
    </style:style>
    <style:style style:name="T341" style:parent-style-name="VarsayılanParagrafYazıTipi" style:family="text">
      <style:text-properties style:font-name="Ubuntu Condensed"/>
    </style:style>
    <style:style style:name="P342" style:parent-style-name="Textbody" style:family="paragraph">
      <style:paragraph-properties fo:text-align="justify" fo:margin-bottom="0in" fo:line-height="100%"/>
    </style:style>
    <style:style style:name="T343" style:parent-style-name="VarsayılanParagrafYazıTipi" style:family="text">
      <style:text-properties style:font-name="Ubuntu Condensed" fo:font-weight="bold" style:font-weight-asian="bold" style:font-weight-complex="bold"/>
    </style:style>
    <style:style style:name="T344" style:parent-style-name="VarsayılanParagrafYazıTipi" style:family="text">
      <style:text-properties style:font-name="Ubuntu Condensed"/>
    </style:style>
    <style:style style:name="T345" style:parent-style-name="VarsayılanParagrafYazıTipi" style:family="text">
      <style:text-properties style:font-name="Ubuntu Condensed"/>
    </style:style>
    <style:style style:name="P346" style:parent-style-name="Textbody" style:family="paragraph">
      <style:paragraph-properties fo:text-align="justify" fo:margin-bottom="0in" fo:line-height="100%"/>
    </style:style>
    <style:style style:name="T347" style:parent-style-name="StrongEmphasis" style:family="text">
      <style:text-properties style:font-name="Ubuntu Condensed"/>
    </style:style>
    <style:style style:name="T348" style:parent-style-name="VarsayılanParagrafYazıTipi" style:family="text">
      <style:text-properties style:font-name="Ubuntu Condensed"/>
    </style:style>
    <style:style style:name="T349" style:parent-style-name="VarsayılanParagrafYazıTipi" style:family="text">
      <style:text-properties style:font-name="Ubuntu Condensed"/>
    </style:style>
    <style:style style:name="P350" style:parent-style-name="Textbody" style:family="paragraph">
      <style:paragraph-properties fo:text-align="justify" fo:margin-bottom="0in" fo:line-height="100%"/>
    </style:style>
    <style:style style:name="T351" style:parent-style-name="StrongEmphasis" style:family="text">
      <style:text-properties style:font-name="Ubuntu Condensed"/>
    </style:style>
    <style:style style:name="P352" style:parent-style-name="Textbody" style:family="paragraph">
      <style:paragraph-properties fo:text-align="justify" fo:margin-bottom="0in" fo:line-height="100%"/>
    </style:style>
    <style:style style:name="T353" style:parent-style-name="StrongEmphasis" style:family="text">
      <style:text-properties style:font-name="Ubuntu Condensed"/>
    </style:style>
    <style:style style:name="T354" style:parent-style-name="VarsayılanParagrafYazıTipi" style:family="text">
      <style:text-properties style:font-name="Ubuntu Condensed"/>
    </style:style>
    <style:style style:name="T355" style:parent-style-name="VarsayılanParagrafYazıTipi" style:family="text">
      <style:text-properties style:font-name="Ubuntu Condensed"/>
    </style:style>
    <style:style style:name="T356" style:parent-style-name="VarsayılanParagrafYazıTipi" style:family="text">
      <style:text-properties style:font-name="Ubuntu Condensed"/>
    </style:style>
    <style:style style:name="P357" style:parent-style-name="Textbody" style:family="paragraph">
      <style:paragraph-properties fo:text-align="justify" fo:margin-bottom="0in" fo:line-height="100%"/>
    </style:style>
    <style:style style:name="T358" style:parent-style-name="StrongEmphasis" style:family="text">
      <style:text-properties style:font-name="Ubuntu Condensed"/>
    </style:style>
    <style:style style:name="T359" style:parent-style-name="VarsayılanParagrafYazıTipi" style:family="text">
      <style:text-properties style:font-name="Ubuntu Condensed"/>
    </style:style>
    <style:style style:name="T360" style:parent-style-name="VarsayılanParagrafYazıTipi" style:family="text">
      <style:text-properties style:font-name="Ubuntu Condensed"/>
    </style:style>
    <style:style style:name="P361" style:parent-style-name="Textbody" style:family="paragraph">
      <style:paragraph-properties fo:text-align="justify" fo:margin-bottom="0in" fo:line-height="100%"/>
    </style:style>
    <style:style style:name="T362" style:parent-style-name="StrongEmphasis" style:family="text">
      <style:text-properties style:font-name="Ubuntu Condensed"/>
    </style:style>
    <style:style style:name="T363" style:parent-style-name="VarsayılanParagrafYazıTipi" style:family="text">
      <style:text-properties style:font-name="Ubuntu Condensed"/>
    </style:style>
    <style:style style:name="T364" style:parent-style-name="VarsayılanParagrafYazıTipi" style:family="text">
      <style:text-properties style:font-name="Ubuntu Condensed"/>
    </style:style>
    <style:style style:name="T365" style:parent-style-name="VarsayılanParagrafYazıTipi" style:family="text">
      <style:text-properties style:font-name="Ubuntu Condensed"/>
    </style:style>
    <style:style style:name="P366" style:parent-style-name="Textbody" style:family="paragraph">
      <style:paragraph-properties fo:text-align="justify" fo:margin-bottom="0in" fo:line-height="100%"/>
    </style:style>
    <style:style style:name="T36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68" style:parent-style-name="VarsayılanParagrafYazıTipi" style:family="text">
      <style:text-properties style:font-name="Ubuntu Condensed" style:font-name-complex="Times New Roman" style:language-asian="tr" style:country-asian="TR"/>
    </style:style>
    <style:style style:name="T369" style:parent-style-name="VarsayılanParagrafYazıTipi" style:family="text">
      <style:text-properties style:font-name="Ubuntu Condensed" style:font-name-complex="Times New Roman" style:language-asian="tr" style:country-asian="TR"/>
    </style:style>
    <style:style style:name="P370" style:parent-style-name="Textbody" style:family="paragraph">
      <style:paragraph-properties fo:text-align="justify" fo:margin-bottom="0in" fo:line-height="100%"/>
    </style:style>
    <style:style style:name="T371" style:parent-style-name="VarsayılanParagrafYazıTipi" style:family="text">
      <style:text-properties style:font-name="Ubuntu Condensed" fo:font-weight="bold" style:font-weight-asian="bold" style:font-weight-complex="bold"/>
    </style:style>
    <style:style style:name="T372" style:parent-style-name="VarsayılanParagrafYazıTipi" style:family="text">
      <style:text-properties style:font-name="Ubuntu Condensed" style:font-name-complex="Times New Roman" fo:font-weight="bold" style:font-weight-asian="bold"/>
    </style:style>
    <style:style style:name="T373" style:parent-style-name="VarsayılanParagrafYazıTipi" style:family="text">
      <style:text-properties style:font-name="Ubuntu Condensed"/>
    </style:style>
    <style:style style:name="T374" style:parent-style-name="VarsayılanParagrafYazıTipi" style:family="text">
      <style:text-properties style:font-name="Ubuntu Condensed"/>
    </style:style>
    <style:style style:name="T375" style:parent-style-name="VarsayılanParagrafYazıTipi" style:family="text">
      <style:text-properties style:font-name="Ubuntu Condensed" style:font-name-complex="Times New Roman"/>
    </style:style>
    <style:style style:name="T376" style:parent-style-name="VarsayılanParagrafYazıTipi" style:family="text">
      <style:text-properties style:font-name="Ubuntu Condensed"/>
    </style:style>
    <style:style style:name="T377" style:parent-style-name="VarsayılanParagrafYazıTipi" style:family="text">
      <style:text-properties style:font-name="Ubuntu Condensed"/>
    </style:style>
    <style:style style:name="T378" style:parent-style-name="VarsayılanParagrafYazıTipi" style:family="text">
      <style:text-properties style:font-name="Ubuntu Condensed"/>
    </style:style>
    <style:style style:name="P379" style:parent-style-name="Textbody" style:family="paragraph">
      <style:paragraph-properties fo:text-align="justify" fo:margin-bottom="0in" fo:line-height="100%"/>
    </style:style>
    <style:style style:name="T380" style:parent-style-name="VarsayılanParagrafYazıTipi" style:family="text">
      <style:text-properties style:font-name="Ubuntu Condensed" fo:font-weight="bold" style:font-weight-asian="bold" style:font-weight-complex="bold"/>
    </style:style>
    <style:style style:name="T381" style:parent-style-name="VarsayılanParagrafYazıTipi" style:family="text">
      <style:text-properties style:font-name="Ubuntu Condensed" style:font-name-complex="Times New Roman" fo:font-weight="bold" style:font-weight-asian="bold"/>
    </style:style>
    <style:style style:name="T382" style:parent-style-name="VarsayılanParagrafYazıTipi" style:family="text">
      <style:text-properties style:font-name="Ubuntu Condensed" fo:font-weight="bold" style:font-weight-asian="bold" style:font-weight-complex="bold"/>
    </style:style>
    <style:style style:name="T383" style:parent-style-name="VarsayılanParagrafYazıTipi" style:family="text">
      <style:text-properties style:font-name="Ubuntu Condensed" fo:font-weight="bold" style:font-weight-asian="bold" style:font-weight-complex="bold"/>
    </style:style>
    <style:style style:name="T384" style:parent-style-name="VarsayılanParagrafYazıTipi" style:family="text">
      <style:text-properties style:font-name="Ubuntu Condensed"/>
    </style:style>
    <style:style style:name="T385" style:parent-style-name="VarsayılanParagrafYazıTipi" style:family="text">
      <style:text-properties style:font-name="Ubuntu Condensed" style:font-name-complex="Times New Roman"/>
    </style:style>
    <style:style style:name="T386" style:parent-style-name="VarsayılanParagrafYazıTipi" style:family="text">
      <style:text-properties style:font-name="Ubuntu Condensed"/>
    </style:style>
    <style:style style:name="T387" style:parent-style-name="VarsayılanParagrafYazıTipi" style:family="text">
      <style:text-properties style:font-name="Ubuntu Condensed"/>
    </style:style>
    <style:style style:name="T388" style:parent-style-name="VarsayılanParagrafYazıTipi" style:family="text">
      <style:text-properties style:font-name="Ubuntu Condensed"/>
    </style:style>
    <style:style style:name="T389" style:parent-style-name="VarsayılanParagrafYazıTipi" style:family="text">
      <style:text-properties style:font-name="Ubuntu Condensed"/>
    </style:style>
    <style:style style:name="T390" style:parent-style-name="VarsayılanParagrafYazıTipi" style:family="text">
      <style:text-properties style:font-name="Ubuntu Condensed"/>
    </style:style>
    <style:style style:name="P391" style:parent-style-name="Textbody" style:family="paragraph">
      <style:paragraph-properties fo:text-align="justify" fo:margin-bottom="0in" fo:line-height="100%"/>
    </style:style>
    <style:style style:name="T392" style:parent-style-name="VarsayılanParagrafYazıTipi" style:family="text">
      <style:text-properties style:font-name="Ubuntu Condensed" fo:font-weight="bold" style:font-weight-asian="bold" style:font-weight-complex="bold"/>
    </style:style>
    <style:style style:name="T393" style:parent-style-name="VarsayılanParagrafYazıTipi" style:family="text">
      <style:text-properties style:font-name="Ubuntu Condensed"/>
    </style:style>
    <style:style style:name="T394" style:parent-style-name="VarsayılanParagrafYazıTipi" style:family="text">
      <style:text-properties style:font-name="Ubuntu Condensed"/>
    </style:style>
    <style:style style:name="P395"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396" style:parent-style-name="Textbody" style:family="paragraph">
      <style:paragraph-properties fo:text-align="justify" fo:margin-bottom="0in" fo:line-height="100%"/>
    </style:style>
    <style:style style:name="T39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8" style:parent-style-name="VarsayılanParagrafYazıTipi" style:family="text">
      <style:text-properties style:font-name="Ubuntu Condensed" style:font-name-complex="Times New Roman" style:language-asian="tr" style:country-asian="TR"/>
    </style:style>
    <style:style style:name="T39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00" style:parent-style-name="VarsayılanParagrafYazıTipi" style:family="text">
      <style:text-properties style:font-name="Ubuntu Condensed" style:font-name-complex="Times New Roman" style:language-asian="tr" style:country-asian="TR"/>
    </style:style>
    <style:style style:name="T401" style:parent-style-name="VarsayılanParagrafYazıTipi" style:family="text">
      <style:text-properties style:font-name="Ubuntu Condensed" style:font-name-complex="Times New Roman" style:language-asian="tr" style:country-asian="TR"/>
    </style:style>
    <style:style style:name="P402" style:parent-style-name="Textbody" style:family="paragraph">
      <style:paragraph-properties fo:text-align="justify" fo:margin-bottom="0in" fo:line-height="100%"/>
    </style:style>
    <style:style style:name="T403" style:parent-style-name="VarsayılanParagrafYazıTipi" style:family="text">
      <style:text-properties style:font-name="Ubuntu Condensed" style:font-name-complex="Times New Roman" style:language-asian="tr" style:country-asian="TR"/>
    </style:style>
    <style:style style:name="T404" style:parent-style-name="VarsayılanParagrafYazıTipi" style:family="text">
      <style:text-properties style:font-name="Ubuntu Condensed" style:font-name-complex="Tahoma" style:language-asian="tr" style:country-asian="TR"/>
    </style:style>
    <style:style style:name="P405" style:parent-style-name="Textbody" style:family="paragraph">
      <style:paragraph-properties fo:text-align="justify" fo:margin-bottom="0in" fo:line-height="100%"/>
    </style:style>
    <style:style style:name="T406" style:parent-style-name="VarsayılanParagrafYazıTipi" style:family="text">
      <style:text-properties style:font-name="Ubuntu Condensed" style:font-name-complex="Tahoma" style:language-asian="tr" style:country-asian="TR"/>
    </style:style>
    <style:style style:name="T407" style:parent-style-name="VarsayılanParagrafYazıTipi" style:family="text">
      <style:text-properties style:font-name="Ubuntu Condensed" style:font-name-complex="Tahoma" style:language-asian="tr" style:country-asian="TR"/>
    </style:style>
    <style:style style:name="T408" style:parent-style-name="VarsayılanParagrafYazıTipi" style:family="text">
      <style:text-properties style:font-name="Ubuntu Condensed" style:font-name-complex="Times New Roman" style:language-asian="tr" style:country-asian="TR"/>
    </style:style>
    <style:style style:name="T409" style:parent-style-name="VarsayılanParagrafYazıTipi" style:family="text">
      <style:text-properties style:font-name="Ubuntu Condensed" style:font-name-complex="Tahoma" style:language-asian="tr" style:country-asian="TR"/>
    </style:style>
    <style:style style:name="T410" style:parent-style-name="VarsayılanParagrafYazıTipi" style:family="text">
      <style:text-properties style:font-name="Ubuntu Condensed" style:font-name-complex="Times New Roman" style:language-asian="tr" style:country-asian="TR"/>
    </style:style>
    <style:style style:name="P411"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412" style:parent-style-name="Textbody" style:family="paragraph">
      <style:paragraph-properties fo:text-align="justify" fo:margin-bottom="0in" fo:line-height="100%"/>
    </style:style>
    <style:style style:name="T413" style:parent-style-name="VarsayılanParagrafYazıTipi" style:family="text">
      <style:text-properties style:font-name="Ubuntu Condensed" style:font-name-complex="Times New Roman" style:language-asian="tr" style:country-asian="TR"/>
    </style:style>
    <style:style style:name="T414" style:parent-style-name="VarsayılanParagrafYazıTipi" style:family="text">
      <style:text-properties style:font-name="Ubuntu Condensed" style:font-name-complex="Times New Roman" style:language-asian="tr" style:country-asian="TR"/>
    </style:style>
    <style:style style:name="T415" style:parent-style-name="VarsayılanParagrafYazıTipi" style:family="text">
      <style:text-properties style:font-name="Ubuntu Condensed" style:font-name-complex="Times New Roman" style:language-asian="tr" style:country-asian="TR"/>
    </style:style>
    <style:style style:name="T416" style:parent-style-name="VarsayılanParagrafYazıTipi" style:family="text">
      <style:text-properties style:font-name="Ubuntu Condensed" style:font-name-complex="Times New Roman" style:language-asian="tr" style:country-asian="TR"/>
    </style:style>
    <style:style style:name="T417" style:parent-style-name="VarsayılanParagrafYazıTipi" style:family="text">
      <style:text-properties style:font-name="Ubuntu Condensed" style:font-name-complex="Times New Roman" style:language-asian="tr" style:country-asian="TR"/>
    </style:style>
    <style:style style:name="T418" style:parent-style-name="VarsayılanParagrafYazıTipi" style:family="text">
      <style:text-properties style:font-name="Ubuntu Condensed" style:font-name-complex="Times New Roman" style:language-asian="tr" style:country-asian="TR"/>
    </style:style>
    <style:style style:name="T419" style:parent-style-name="VarsayılanParagrafYazıTipi" style:family="text">
      <style:text-properties style:font-name="Ubuntu Condensed" style:font-name-complex="Times New Roman" style:language-asian="tr" style:country-asian="TR"/>
    </style:style>
    <style:style style:name="T420" style:parent-style-name="VarsayılanParagrafYazıTipi" style:family="text">
      <style:text-properties style:font-name="Ubuntu Condensed" style:font-name-complex="Times New Roman" style:language-asian="tr" style:country-asian="TR"/>
    </style:style>
    <style:style style:name="T421" style:parent-style-name="VarsayılanParagrafYazıTipi" style:family="text">
      <style:text-properties style:font-name="Ubuntu Condensed" style:font-name-complex="Times New Roman" style:language-asian="tr" style:country-asian="TR"/>
    </style:style>
    <style:style style:name="T422" style:parent-style-name="VarsayılanParagrafYazıTipi" style:family="text">
      <style:text-properties style:font-name="Ubuntu Condensed" style:font-name-complex="Times New Roman" style:language-asian="tr" style:country-asian="TR"/>
    </style:style>
    <style:style style:name="T423" style:parent-style-name="VarsayılanParagrafYazıTipi" style:family="text">
      <style:text-properties style:font-name="Ubuntu Condensed" style:font-name-complex="Times New Roman" style:language-asian="tr" style:country-asian="TR"/>
    </style:style>
    <style:style style:name="T424" style:parent-style-name="VarsayılanParagrafYazıTipi" style:family="text">
      <style:text-properties style:font-name="Ubuntu Condensed" style:font-name-complex="Times New Roman" style:language-asian="tr" style:country-asian="TR"/>
    </style:style>
    <style:style style:name="T425" style:parent-style-name="VarsayılanParagrafYazıTipi" style:family="text">
      <style:text-properties style:font-name="Ubuntu Condensed" style:font-name-complex="Times New Roman" style:language-asian="tr" style:country-asian="TR"/>
    </style:style>
    <style:style style:name="T426"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2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2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2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1"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2"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3"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3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36"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37"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38"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439"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440" style:parent-style-name="Textbody" style:family="paragraph">
      <style:paragraph-properties fo:text-align="justify" fo:margin-bottom="0in" fo:line-height="100%"/>
    </style:style>
    <style:style style:name="T441" style:parent-style-name="VarsayılanParagrafYazıTipi" style:family="text">
      <style:text-properties style:font-name="Ubuntu Condensed" style:font-name-complex="Times New Roman" style:language-asian="tr" style:country-asian="TR"/>
    </style:style>
    <style:style style:name="T442" style:parent-style-name="VarsayılanParagrafYazıTipi" style:family="text">
      <style:text-properties style:font-name="Ubuntu Condensed" style:font-name-complex="Times New Roman" style:language-asian="tr" style:country-asian="TR"/>
    </style:style>
    <style:style style:name="P443" style:parent-style-name="Textbody" style:family="paragraph">
      <style:paragraph-properties fo:text-align="justify" fo:margin-bottom="0in" fo:line-height="100%"/>
    </style:style>
    <style:style style:name="T444" style:parent-style-name="StrongEmphasis" style:family="text">
      <style:text-properties style:font-name="Ubuntu Condensed"/>
    </style:style>
    <style:style style:name="T445" style:parent-style-name="StrongEmphasis" style:family="text">
      <style:text-properties style:font-name="Ubuntu Condensed"/>
    </style:style>
    <style:style style:name="P446" style:parent-style-name="Textbody" style:family="paragraph">
      <style:paragraph-properties fo:text-align="justify" fo:margin-bottom="0in" fo:line-height="100%"/>
      <style:text-properties style:font-name="Ubuntu Condensed"/>
    </style:style>
    <style:style style:name="P447" style:parent-style-name="Textbody" style:family="paragraph">
      <style:paragraph-properties fo:text-align="justify" fo:margin-bottom="0in" fo:line-height="100%"/>
    </style:style>
    <style:style style:name="T448" style:parent-style-name="StrongEmphasis" style:family="text">
      <style:text-properties style:font-name="Ubuntu Condensed"/>
    </style:style>
    <style:style style:name="P449" style:parent-style-name="Textbody" style:family="paragraph">
      <style:paragraph-properties fo:text-align="justify" fo:margin-bottom="0in" fo:line-height="100%"/>
    </style:style>
    <style:style style:name="T450" style:parent-style-name="StrongEmphasis" style:family="text">
      <style:text-properties style:font-name="Ubuntu Condensed"/>
    </style:style>
    <style:style style:name="T451" style:parent-style-name="StrongEmphasis" style:family="text">
      <style:text-properties style:font-name="Ubuntu Condensed"/>
    </style:style>
    <style:style style:name="T452" style:parent-style-name="VarsayılanParagrafYazıTipi" style:family="text">
      <style:text-properties style:font-name="Ubuntu Condensed"/>
    </style:style>
    <style:style style:name="P453" style:parent-style-name="Textbody" style:family="paragraph">
      <style:paragraph-properties fo:text-align="justify" fo:margin-bottom="0in" fo:line-height="100%"/>
    </style:style>
    <style:style style:name="T454" style:parent-style-name="StrongEmphasis" style:family="text">
      <style:text-properties style:font-name="Ubuntu Condensed"/>
    </style:style>
    <style:style style:name="T455" style:parent-style-name="VarsayılanParagrafYazıTipi" style:family="text">
      <style:text-properties style:font-name="Ubuntu Condensed"/>
    </style:style>
    <style:style style:name="T456" style:parent-style-name="VarsayılanParagrafYazıTipi" style:family="text">
      <style:text-properties style:font-name="Ubuntu Condensed"/>
    </style:style>
    <style:style style:name="P457" style:parent-style-name="Textbody" style:family="paragraph">
      <style:paragraph-properties fo:text-align="justify" fo:margin-bottom="0in" fo:line-height="100%"/>
    </style:style>
    <style:style style:name="T458" style:parent-style-name="StrongEmphasis" style:family="text">
      <style:text-properties style:font-name="Ubuntu Condensed"/>
    </style:style>
    <style:style style:name="T459" style:parent-style-name="VarsayılanParagrafYazıTipi" style:family="text">
      <style:text-properties style:font-name="Ubuntu Condensed"/>
    </style:style>
    <style:style style:name="T460" style:parent-style-name="VarsayılanParagrafYazıTipi" style:family="text">
      <style:text-properties style:font-name="Ubuntu Condensed"/>
    </style:style>
    <style:style style:name="P461" style:parent-style-name="Textbody" style:family="paragraph">
      <style:paragraph-properties fo:text-align="justify" fo:margin-bottom="0in" fo:line-height="100%"/>
    </style:style>
    <style:style style:name="T462" style:parent-style-name="StrongEmphasis" style:family="text">
      <style:text-properties style:font-name="Ubuntu Condensed"/>
    </style:style>
    <style:style style:name="P463" style:parent-style-name="Textbody" style:family="paragraph">
      <style:paragraph-properties fo:text-align="justify" fo:margin-bottom="0in" fo:line-height="100%"/>
      <style:text-properties style:font-name="Ubuntu Condensed"/>
    </style:style>
    <style:style style:name="P464" style:parent-style-name="Textbody" style:family="paragraph">
      <style:paragraph-properties fo:text-align="justify" fo:margin-bottom="0in" fo:line-height="100%"/>
    </style:style>
    <style:style style:name="T465" style:parent-style-name="StrongEmphasis" style:family="text">
      <style:text-properties style:font-name="Ubuntu Condensed"/>
    </style:style>
    <style:style style:name="P466" style:parent-style-name="Textbody" style:family="paragraph">
      <style:paragraph-properties fo:text-align="justify" fo:margin-bottom="0in" fo:line-height="100%"/>
      <style:text-properties style:font-name="Ubuntu Condensed"/>
    </style:style>
    <style:style style:name="P467" style:parent-style-name="Textbody" style:family="paragraph">
      <style:paragraph-properties fo:text-align="justify" fo:margin-bottom="0in" fo:line-height="100%"/>
    </style:style>
    <style:style style:name="T468" style:parent-style-name="VarsayılanParagrafYazıTipi" style:family="text">
      <style:text-properties style:font-name="Ubuntu Condensed" fo:font-weight="bold" style:font-weight-asian="bold" style:font-weight-complex="bold"/>
    </style:style>
    <style:style style:name="T469" style:parent-style-name="VarsayılanParagrafYazıTipi" style:family="text">
      <style:text-properties style:font-name="Ubuntu Condensed"/>
    </style:style>
    <style:style style:name="T470" style:parent-style-name="VarsayılanParagrafYazıTipi" style:family="text">
      <style:text-properties style:font-name="Ubuntu Condensed"/>
    </style:style>
    <style:style style:name="T471" style:parent-style-name="VarsayılanParagrafYazıTipi" style:family="text">
      <style:text-properties style:font-name="Ubuntu Condensed"/>
    </style:style>
    <style:style style:name="P472" style:parent-style-name="Textbody" style:family="paragraph">
      <style:paragraph-properties fo:text-align="justify" fo:margin-bottom="0in" fo:line-height="100%"/>
    </style:style>
    <style:style style:name="T473" style:parent-style-name="StrongEmphasis" style:family="text">
      <style:text-properties style:font-name="Ubuntu Condensed"/>
    </style:style>
    <style:style style:name="P474" style:parent-style-name="Textbody" style:family="paragraph">
      <style:paragraph-properties fo:text-align="justify" fo:margin-bottom="0in" fo:line-height="100%"/>
      <style:text-properties style:font-name="Ubuntu Condensed"/>
    </style:style>
    <style:style style:name="P475" style:parent-style-name="Textbody" style:family="paragraph">
      <style:paragraph-properties fo:text-align="justify" fo:margin-bottom="0in" fo:line-height="100%"/>
    </style:style>
    <style:style style:name="T476" style:parent-style-name="StrongEmphasis" style:family="text">
      <style:text-properties style:font-name="Ubuntu Condensed"/>
    </style:style>
    <style:style style:name="P477" style:parent-style-name="Textbody" style:family="paragraph">
      <style:paragraph-properties fo:text-align="justify" fo:margin-bottom="0in" fo:line-height="100%"/>
    </style:style>
    <style:style style:name="T478" style:parent-style-name="StrongEmphasis" style:family="text">
      <style:text-properties style:font-name-complex="Times New Roman" fo:font-weight="normal" style:font-weight-asian="normal" style:font-weight-complex="normal" style:language-asian="tr" style:country-asian="TR"/>
    </style:style>
    <style:style style:name="T479" style:parent-style-name="StrongEmphasis" style:family="text">
      <style:text-properties style:font-name-complex="Times New Roman" style:language-asian="tr" style:country-asian="TR"/>
    </style:style>
    <style:style style:name="T480" style:parent-style-name="StrongEmphasis" style:family="text">
      <style:text-properties style:font-name-complex="Times New Roman" fo:font-weight="normal" style:font-weight-asian="normal" style:font-weight-complex="normal" style:language-asian="tr" style:country-asian="TR"/>
    </style:style>
    <style:style style:name="T481" style:parent-style-name="StrongEmphasis" style:family="text">
      <style:text-properties style:font-name-complex="Times New Roman" fo:font-weight="normal" style:font-weight-asian="normal" style:font-weight-complex="normal" style:language-asian="tr" style:country-asian="TR"/>
    </style:style>
    <style:style style:name="P482" style:parent-style-name="Textbody" style:family="paragraph">
      <style:paragraph-properties fo:text-align="justify" fo:margin-bottom="0in" fo:line-height="100%"/>
    </style:style>
    <style:style style:name="T483" style:parent-style-name="StrongEmphasis" style:family="text">
      <style:text-properties style:font-name="Ubuntu Condensed"/>
    </style:style>
    <style:style style:name="P484" style:parent-style-name="Textbody" style:family="paragraph">
      <style:paragraph-properties fo:text-align="justify" fo:margin-bottom="0in" fo:line-height="100%"/>
      <style:text-properties style:font-name="Ubuntu Condensed"/>
    </style:style>
    <style:style style:name="P485" style:parent-style-name="Textbody" style:family="paragraph">
      <style:paragraph-properties fo:text-align="justify" fo:margin-bottom="0in" fo:line-height="100%"/>
    </style:style>
    <style:style style:name="T486" style:parent-style-name="VarsayılanParagrafYazıTipi" style:family="text">
      <style:text-properties style:font-name="Ubuntu Condensed" style:font-name-complex="Times New Roman" style:language-asian="tr" style:country-asian="TR"/>
    </style:style>
    <style:style style:name="T487" style:parent-style-name="VarsayılanParagrafYazıTipi" style:family="text">
      <style:text-properties style:font-name="Ubuntu Condensed" style:font-name-complex="Times New Roman" style:language-asian="tr" style:country-asian="TR"/>
    </style:style>
    <style:style style:name="P488" style:parent-style-name="Textbody" style:family="paragraph">
      <style:paragraph-properties fo:text-align="justify" fo:margin-bottom="0in" fo:line-height="100%"/>
    </style:style>
    <style:style style:name="P489" style:parent-style-name="Textbody" style:family="paragraph">
      <style:paragraph-properties fo:text-align="justify" fo:margin-bottom="0in" fo:line-height="100%"/>
    </style:style>
    <style:style style:name="P490"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491" style:parent-style-name="Textbody" style:family="paragraph">
      <style:paragraph-properties fo:text-align="justify" fo:margin-bottom="0in" fo:line-height="100%"/>
    </style:style>
    <style:style style:name="T492" style:parent-style-name="VarsayılanParagrafYazıTipi" style:family="text">
      <style:text-properties style:font-name="Ubuntu Condensed" style:font-name-complex="Times New Roman" style:language-asian="tr" style:country-asian="TR"/>
    </style:style>
    <style:style style:name="T493" style:parent-style-name="VarsayılanParagrafYazıTipi" style:family="text">
      <style:text-properties style:font-name="Ubuntu Condensed" style:font-name-complex="Times New Roman" style:language-asian="tr" style:country-asian="TR"/>
    </style:style>
    <style:style style:name="T494" style:parent-style-name="VarsayılanParagrafYazıTipi" style:family="text">
      <style:text-properties style:font-name="Ubuntu Condensed" style:font-name-complex="Times New Roman" style:language-asian="tr" style:country-asian="TR"/>
    </style:style>
    <style:style style:name="T495" style:parent-style-name="VarsayılanParagrafYazıTipi" style:family="text">
      <style:text-properties style:font-name="Ubuntu Condensed" style:font-name-complex="Times New Roman" style:language-asian="tr" style:country-asian="TR"/>
    </style:style>
    <style:style style:name="T496" style:parent-style-name="VarsayılanParagrafYazıTipi" style:family="text">
      <style:text-properties style:font-name="Ubuntu Condensed" style:font-name-complex="Times New Roman" style:language-asian="tr" style:country-asian="TR"/>
    </style:style>
    <style:style style:name="T497" style:parent-style-name="VarsayılanParagrafYazıTipi" style:family="text">
      <style:text-properties style:font-name="Ubuntu Condensed" style:font-name-complex="Times New Roman" style:language-asian="tr" style:country-asian="TR"/>
    </style:style>
    <style:style style:name="T498" style:parent-style-name="VarsayılanParagrafYazıTipi" style:family="text">
      <style:text-properties style:font-name="Ubuntu Condensed" style:font-name-complex="Times New Roman" style:language-asian="tr" style:country-asian="TR"/>
    </style:style>
    <style:style style:name="T499" style:parent-style-name="VarsayılanParagrafYazıTipi" style:family="text">
      <style:text-properties style:font-name="Ubuntu Condensed" style:font-name-complex="Times New Roman" style:language-asian="tr" style:country-asian="TR"/>
    </style:style>
    <style:style style:name="T500" style:parent-style-name="VarsayılanParagrafYazıTipi" style:family="text">
      <style:text-properties style:font-name="Ubuntu Condensed" style:font-name-complex="Times New Roman" style:language-asian="tr" style:country-asian="TR"/>
    </style:style>
    <style:style style:name="T501" style:parent-style-name="VarsayılanParagrafYazıTipi" style:family="text">
      <style:text-properties style:font-name="Ubuntu Condensed" style:font-name-complex="Times New Roman" style:language-asian="tr" style:country-asian="TR"/>
    </style:style>
    <style:style style:name="T502" style:parent-style-name="VarsayılanParagrafYazıTipi" style:family="text">
      <style:text-properties style:font-name="Ubuntu Condensed" style:font-name-complex="Times New Roman" style:language-asian="tr" style:country-asian="TR"/>
    </style:style>
    <style:style style:name="T503" style:parent-style-name="VarsayılanParagrafYazıTipi" style:family="text">
      <style:text-properties style:font-name="Ubuntu Condensed" style:font-name-complex="Times New Roman" style:language-asian="tr" style:country-asian="TR"/>
    </style:style>
    <style:style style:name="T504" style:parent-style-name="VarsayılanParagrafYazıTipi" style:family="text">
      <style:text-properties style:font-name="Ubuntu Condensed" style:font-name-complex="Times New Roman" style:language-asian="tr" style:country-asian="TR"/>
    </style:style>
    <style:style style:name="T505"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06"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0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0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0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1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11"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12"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13"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1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1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16"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517" style:parent-style-name="Textbody" style:family="paragraph">
      <style:paragraph-properties fo:text-align="justify" fo:margin-bottom="0in" fo:line-height="100%"/>
      <style:text-properties style:font-name="Ubuntu Condensed"/>
    </style:style>
    <style:style style:name="P518" style:parent-style-name="Textbody" style:family="paragraph">
      <style:paragraph-properties fo:text-align="justify" fo:margin-bottom="0in" fo:line-height="100%"/>
      <style:text-properties style:font-name="Ubuntu Condensed"/>
    </style:style>
    <style:style style:name="P519" style:parent-style-name="Textbody" style:family="paragraph">
      <style:paragraph-properties fo:text-align="justify" fo:margin-bottom="0in" fo:line-height="100%"/>
      <style:text-properties style:font-name="Ubuntu Condensed"/>
    </style:style>
    <style:style style:name="P520" style:parent-style-name="Textbody" style:family="paragraph">
      <style:paragraph-properties fo:text-align="justify" fo:margin-bottom="0in" fo:line-height="100%"/>
      <style:text-properties style:font-name="Ubuntu Condensed"/>
    </style:style>
    <style:style style:name="P521" style:parent-style-name="Textbody" style:family="paragraph">
      <style:paragraph-properties fo:text-align="justify" fo:margin-bottom="0in" fo:line-height="100%"/>
      <style:text-properties style:font-name="Ubuntu Condensed"/>
    </style:style>
    <style:style style:name="P522" style:parent-style-name="Textbody" style:family="paragraph">
      <style:paragraph-properties fo:text-align="justify" fo:margin-bottom="0in" fo:line-height="100%"/>
      <style:text-properties style:font-name="Ubuntu Condensed"/>
    </style:style>
    <style:style style:name="P523" style:parent-style-name="Textbody" style:family="paragraph">
      <style:paragraph-properties fo:text-align="center" fo:margin-bottom="0in" fo:line-height="100%"/>
      <style:text-properties style:font-name="Ubuntu Condensed"/>
    </style:style>
    <style:style style:name="P524" style:parent-style-name="Textbody" style:family="paragraph">
      <style:paragraph-properties fo:text-align="justify" fo:margin-bottom="0in" fo:line-height="100%"/>
      <style:text-properties style:font-name="Ubuntu Condensed"/>
    </style:style>
    <style:style style:name="P525" style:parent-style-name="Textbody" style:family="paragraph">
      <style:paragraph-properties fo:text-align="justify" fo:margin-bottom="0in" fo:line-height="100%"/>
    </style:style>
    <style:style style:name="T526" style:parent-style-name="VarsayılanParagrafYazıTipi" style:family="text">
      <style:text-properties style:font-name="Ubuntu Condensed" style:font-name-complex="Times New Roman" style:language-asian="tr" style:country-asian="TR"/>
    </style:style>
    <style:style style:name="T527" style:parent-style-name="VarsayılanParagrafYazıTipi" style:family="text">
      <style:text-properties style:font-name="Ubuntu Condensed" style:font-name-complex="Times New Roman" style:language-asian="tr" style:country-asian="TR"/>
    </style:style>
    <style:style style:name="T528" style:parent-style-name="VarsayılanParagrafYazıTipi" style:family="text">
      <style:text-properties style:font-name="Ubuntu Condensed" style:font-name-complex="Tahoma" style:language-asian="tr" style:country-asian="TR"/>
    </style:style>
    <style:style style:name="T529" style:parent-style-name="VarsayılanParagrafYazıTipi" style:family="text">
      <style:text-properties style:font-name="Ubuntu Condensed" style:font-name-complex="Times New Roman" style:language-asian="tr" style:country-asian="TR"/>
    </style:style>
    <style:style style:name="T530" style:parent-style-name="VarsayılanParagrafYazıTipi" style:family="text">
      <style:text-properties style:font-name="Ubuntu Condensed" style:font-name-complex="Tahoma" style:language-asian="tr" style:country-asian="TR"/>
    </style:style>
    <style:style style:name="T531" style:parent-style-name="VarsayılanParagrafYazıTipi" style:family="text">
      <style:text-properties style:font-name="Ubuntu Condensed" style:font-name-complex="Tahoma" style:language-asian="tr" style:country-asian="TR"/>
    </style:style>
    <style:style style:name="P532" style:parent-style-name="Textbody" style:family="paragraph">
      <style:paragraph-properties fo:text-align="justify" fo:margin-bottom="0in" fo:line-height="100%"/>
      <style:text-properties style:font-name="Ubuntu Condensed"/>
    </style:style>
    <style:style style:name="P533" style:parent-style-name="Textbody" style:family="paragraph">
      <style:paragraph-properties fo:text-align="justify" fo:margin-bottom="0in" fo:line-height="100%"/>
    </style:style>
    <style:style style:name="T534" style:parent-style-name="VarsayılanParagrafYazıTipi" style:family="text">
      <style:text-properties style:font-name="Ubuntu Condensed" style:font-name-complex="Times New Roman" style:language-asian="tr" style:country-asian="TR"/>
    </style:style>
    <style:style style:name="T535" style:parent-style-name="VarsayılanParagrafYazıTipi" style:family="text">
      <style:text-properties style:font-name="Ubuntu Condensed" style:font-name-complex="Times New Roman" style:language-asian="tr" style:country-asian="TR"/>
    </style:style>
    <style:style style:name="P536" style:parent-style-name="Textbody" style:family="paragraph">
      <style:paragraph-properties fo:text-align="justify" fo:margin-bottom="0in" fo:line-height="100%"/>
      <style:text-properties style:font-name="Ubuntu Condensed"/>
    </style:style>
    <style:style style:name="P537" style:parent-style-name="Textbody" style:family="paragraph">
      <style:paragraph-properties fo:text-align="justify" fo:margin-bottom="0in" fo:line-height="100%"/>
      <style:text-properties style:font-name="Ubuntu Condensed"/>
    </style:style>
    <style:style style:name="P538" style:parent-style-name="Textbody" style:family="paragraph">
      <style:paragraph-properties fo:text-align="justify" fo:margin-bottom="0in" fo:line-height="100%"/>
      <style:text-properties style:font-name="Ubuntu Condensed"/>
    </style:style>
    <style:style style:name="P539" style:parent-style-name="Textbody" style:family="paragraph">
      <style:paragraph-properties fo:text-align="justify" fo:margin-bottom="0in" fo:line-height="100%"/>
      <style:text-properties style:font-name="Ubuntu Condensed"/>
    </style:style>
    <style:style style:name="P540" style:parent-style-name="Textbody" style:family="paragraph">
      <style:paragraph-properties fo:text-align="justify" fo:margin-bottom="0in" fo:line-height="100%"/>
    </style:style>
    <style:style style:name="T541" style:parent-style-name="VarsayılanParagrafYazıTipi" style:family="text">
      <style:text-properties style:font-name="Ubuntu Condensed" style:language-asian="tr" style:country-asian="TR"/>
    </style:style>
    <style:style style:name="T542" style:parent-style-name="VarsayılanParagrafYazıTipi" style:family="text">
      <style:text-properties style:font-name="Ubuntu Condensed" style:language-asian="tr" style:country-asian="TR"/>
    </style:style>
    <style:style style:name="T543" style:parent-style-name="VarsayılanParagrafYazıTipi" style:family="text">
      <style:text-properties style:font-name="Ubuntu Condensed" style:language-asian="tr" style:country-asian="TR"/>
    </style:style>
    <style:style style:name="T544" style:parent-style-name="VarsayılanParagrafYazıTipi" style:family="text">
      <style:text-properties style:font-name="Ubuntu Condensed" style:language-asian="tr" style:country-asian="TR"/>
    </style:style>
    <style:style style:name="P545" style:parent-style-name="Textbody" style:family="paragraph">
      <style:paragraph-properties fo:text-align="justify" fo:margin-bottom="0in" fo:line-height="100%"/>
      <style:text-properties style:font-name="Ubuntu Condensed"/>
    </style:style>
    <style:style style:name="P546" style:parent-style-name="Textbody" style:family="paragraph">
      <style:paragraph-properties fo:text-align="justify" fo:margin-bottom="0in" fo:line-height="100%"/>
    </style:style>
    <style:style style:name="T547" style:parent-style-name="VarsayılanParagrafYazıTipi" style:family="text">
      <style:text-properties style:font-name="Ubuntu Condensed" style:language-asian="tr" style:country-asian="TR"/>
    </style:style>
    <style:style style:name="T548" style:parent-style-name="VarsayılanParagrafYazıTipi" style:family="text">
      <style:text-properties style:font-name="Ubuntu Condensed" style:language-asian="tr" style:country-asian="TR"/>
    </style:style>
    <style:style style:name="P549" style:parent-style-name="Textbody" style:family="paragraph">
      <style:paragraph-properties fo:text-align="justify" fo:margin-bottom="0in" fo:line-height="100%"/>
      <style:text-properties style:font-name="Ubuntu Condensed"/>
    </style:style>
    <style:style style:name="P550" style:parent-style-name="Textbody" style:family="paragraph">
      <style:paragraph-properties fo:text-align="justify" fo:margin-bottom="0in" fo:line-height="100%"/>
      <style:text-properties style:font-name="Ubuntu Condensed"/>
    </style:style>
    <style:style style:name="P551" style:parent-style-name="Textbody" style:family="paragraph">
      <style:paragraph-properties fo:text-align="justify" fo:margin-bottom="0in" fo:line-height="100%"/>
      <style:text-properties style:font-name="Ubuntu Condensed"/>
    </style:style>
    <style:style style:name="P552" style:parent-style-name="Textbody" style:family="paragraph">
      <style:paragraph-properties fo:text-align="justify" fo:margin-bottom="0in" fo:line-height="100%"/>
      <style:text-properties style:font-name="Ubuntu Condensed"/>
    </style:style>
    <style:style style:name="P553" style:parent-style-name="Textbody" style:family="paragraph">
      <style:paragraph-properties fo:text-align="justify" fo:margin-bottom="0in" fo:line-height="100%"/>
      <style:text-properties style:font-name="Ubuntu Condensed"/>
    </style:style>
    <style:style style:name="P554" style:parent-style-name="Textbody" style:family="paragraph">
      <style:paragraph-properties fo:text-align="justify" fo:margin-bottom="0in" fo:line-height="100%"/>
    </style:style>
    <style:style style:name="T555"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56" style:parent-style-name="VarsayılanParagrafYazıTipi" style:family="text">
      <style:text-properties style:font-name="Ubuntu Condensed" style:font-name-complex="Times New Roman" style:language-asian="tr" style:country-asian="TR"/>
    </style:style>
    <style:style style:name="T557" style:parent-style-name="VarsayılanParagrafYazıTipi" style:family="text">
      <style:text-properties style:font-name="Ubuntu Condensed" style:font-name-complex="Times New Roman" style:language-asian="tr" style:country-asian="TR"/>
    </style:style>
    <style:style style:name="T558" style:parent-style-name="VarsayılanParagrafYazıTipi" style:family="text">
      <style:text-properties style:font-name="Ubuntu Condensed" style:font-name-complex="Times New Roman" style:language-asian="tr" style:country-asian="TR"/>
    </style:style>
    <style:style style:name="T559" style:parent-style-name="VarsayılanParagrafYazıTipi" style:family="text">
      <style:text-properties style:font-name="Ubuntu Condensed" style:font-name-complex="Times New Roman" style:language-asian="tr" style:country-asian="TR"/>
    </style:style>
    <style:style style:name="T560" style:parent-style-name="VarsayılanParagrafYazıTipi" style:family="text">
      <style:text-properties style:font-name="Ubuntu Condensed" style:font-name-complex="Times New Roman" style:language-asian="tr" style:country-asian="TR"/>
    </style:style>
    <style:style style:name="T561"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62" style:parent-style-name="VarsayılanParagrafYazıTipi" style:family="text">
      <style:text-properties style:font-name="Ubuntu Condensed" style:font-name-complex="Times New Roman" style:language-asian="tr" style:country-asian="TR"/>
    </style:style>
    <style:style style:name="P563" style:parent-style-name="Standard" style:family="paragraph">
      <style:paragraph-properties fo:text-align="justify" style:line-height-at-least="0in"/>
    </style:style>
    <style:style style:name="T564"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65" style:parent-style-name="VarsayılanParagrafYazıTipi" style:family="text">
      <style:text-properties style:font-name="Ubuntu Condensed" style:font-name-complex="Times New Roman" style:language-asian="tr" style:country-asian="TR"/>
    </style:style>
    <style:style style:name="P566" style:parent-style-name="Textbody" style:family="paragraph">
      <style:paragraph-properties fo:text-align="justify" fo:margin-bottom="0in" fo:line-height="100%"/>
    </style:style>
    <style:style style:name="T56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68" style:parent-style-name="VarsayılanParagrafYazıTipi" style:family="text">
      <style:text-properties style:font-name="Ubuntu Condensed" style:font-name-complex="Times New Roman" style:language-asian="tr" style:country-asian="TR"/>
    </style:style>
    <style:style style:name="P569" style:parent-style-name="Textbody" style:family="paragraph">
      <style:paragraph-properties fo:text-align="justify" fo:margin-bottom="0in" fo:line-height="100%"/>
      <style:text-properties style:font-name="Ubuntu Condensed"/>
    </style:style>
    <style:style style:name="P570" style:parent-style-name="Textbody" style:family="paragraph">
      <style:paragraph-properties fo:text-align="justify" fo:margin-bottom="0in" fo:line-height="100%"/>
      <style:text-properties style:font-name="Ubuntu Condensed"/>
    </style:style>
    <style:style style:name="P571" style:parent-style-name="Textbody" style:family="paragraph">
      <style:paragraph-properties fo:text-align="justify" fo:margin-bottom="0in" fo:line-height="100%"/>
      <style:text-properties style:font-name="Ubuntu Condensed"/>
    </style:style>
    <style:style style:name="P572" style:parent-style-name="Textbody" style:family="paragraph">
      <style:paragraph-properties fo:text-align="justify" fo:margin-bottom="0in" fo:line-height="100%"/>
      <style:text-properties style:font-name="Ubuntu Condensed"/>
    </style:style>
    <style:style style:name="P573" style:parent-style-name="Textbody" style:family="paragraph">
      <style:paragraph-properties fo:text-align="justify" fo:margin-bottom="0in" fo:line-height="100%"/>
      <style:text-properties style:font-name="Ubuntu Condensed"/>
    </style:style>
    <style:style style:name="P574" style:parent-style-name="Textbody" style:family="paragraph">
      <style:paragraph-properties fo:text-align="justify" fo:margin-bottom="0in" fo:line-height="100%"/>
      <style:text-properties style:font-name="Ubuntu Condensed"/>
    </style:style>
    <style:style style:name="P575" style:parent-style-name="Textbody" style:family="paragraph">
      <style:paragraph-properties fo:text-align="justify" fo:margin-bottom="0in" fo:line-height="100%"/>
      <style:text-properties style:font-name="Ubuntu Condensed"/>
    </style:style>
    <style:style style:name="P576" style:parent-style-name="Textbody" style:family="paragraph">
      <style:paragraph-properties fo:text-align="justify" fo:margin-bottom="0in" fo:line-height="100%"/>
      <style:text-properties style:font-name="Ubuntu Condensed"/>
    </style:style>
    <style:style style:name="P577" style:parent-style-name="Textbody" style:family="paragraph">
      <style:paragraph-properties fo:text-align="justify" fo:margin-bottom="0in" fo:line-height="100%"/>
      <style:text-properties style:font-name="Ubuntu Condensed"/>
    </style:style>
    <style:style style:name="P578" style:parent-style-name="Textbody" style:family="paragraph">
      <style:paragraph-properties fo:text-align="justify" fo:margin-bottom="0in" fo:line-height="100%"/>
      <style:text-properties style:font-name="Ubuntu Condensed"/>
    </style:style>
    <style:style style:name="P579" style:parent-style-name="Textbody" style:family="paragraph">
      <style:paragraph-properties fo:text-align="justify" fo:margin-bottom="0in" fo:line-height="100%"/>
      <style:text-properties style:font-name="Ubuntu Condensed"/>
    </style:style>
    <style:style style:name="P580" style:parent-style-name="Textbody" style:family="paragraph">
      <style:paragraph-properties fo:text-align="justify" fo:margin-bottom="0in" fo:line-height="100%"/>
      <style:text-properties style:font-name="Ubuntu Condensed"/>
    </style:style>
    <style:style style:name="P581" style:parent-style-name="Textbody" style:family="paragraph">
      <style:paragraph-properties fo:text-align="justify" fo:margin-bottom="0in" fo:line-height="100%"/>
      <style:text-properties style:font-name="Ubuntu Condensed"/>
    </style:style>
    <style:style style:name="P582" style:parent-style-name="Textbody" style:family="paragraph">
      <style:paragraph-properties fo:text-align="justify" fo:margin-bottom="0in" fo:line-height="100%"/>
      <style:text-properties style:font-name="Ubuntu Condensed"/>
    </style:style>
    <style:style style:name="P583" style:parent-style-name="Textbody" style:family="paragraph">
      <style:paragraph-properties fo:text-align="justify" fo:margin-bottom="0in" fo:line-height="100%"/>
      <style:text-properties style:font-name="Ubuntu Condensed"/>
    </style:style>
    <style:style style:name="P584" style:parent-style-name="Textbody" style:family="paragraph">
      <style:paragraph-properties fo:text-align="justify" fo:margin-bottom="0in" fo:line-height="100%"/>
      <style:text-properties style:font-name="Ubuntu Condensed"/>
    </style:style>
    <style:style style:name="P585" style:parent-style-name="Textbody" style:family="paragraph">
      <style:paragraph-properties fo:text-align="justify" fo:margin-bottom="0in" fo:line-height="100%"/>
      <style:text-properties style:font-name="Ubuntu Condensed"/>
    </style:style>
    <style:style style:name="P586" style:parent-style-name="Textbody" style:family="paragraph">
      <style:paragraph-properties fo:text-align="justify" fo:margin-bottom="0in" fo:line-height="100%"/>
      <style:text-properties style:font-name="Ubuntu Condensed"/>
    </style:style>
    <style:style style:name="P587" style:parent-style-name="Textbody" style:family="paragraph">
      <style:paragraph-properties fo:text-align="justify" fo:margin-bottom="0in" fo:line-height="100%"/>
      <style:text-properties style:font-name="Ubuntu Condensed"/>
    </style:style>
    <style:style style:name="P588" style:parent-style-name="Textbody" style:family="paragraph">
      <style:paragraph-properties fo:text-align="justify" fo:margin-bottom="0in" fo:line-height="100%"/>
      <style:text-properties style:font-name="Ubuntu Condensed"/>
    </style:style>
    <style:style style:name="P589" style:parent-style-name="Textbody" style:family="paragraph">
      <style:paragraph-properties fo:text-align="center" fo:margin-bottom="0in" fo:line-height="100%"/>
      <style:text-properties style:font-name="Ubuntu Condensed"/>
    </style:style>
    <style:style style:name="P590" style:parent-style-name="Textbody" style:family="paragraph">
      <style:paragraph-properties fo:text-align="center" fo:margin-bottom="0in" fo:line-height="100%"/>
      <style:text-properties style:font-name="Ubuntu Condensed"/>
    </style:style>
    <style:style style:name="P591" style:parent-style-name="Textbody" style:family="paragraph">
      <style:paragraph-properties fo:text-align="center" fo:margin-bottom="0in" fo:line-height="100%"/>
      <style:text-properties style:font-name="Ubuntu Condensed"/>
    </style:style>
    <style:style style:name="P592" style:parent-style-name="Textbody" style:family="paragraph">
      <style:paragraph-properties fo:text-align="center" fo:margin-bottom="0in" fo:line-height="100%"/>
      <style:text-properties style:font-name="Ubuntu Condensed"/>
    </style:style>
    <style:style style:name="P593" style:parent-style-name="Textbody" style:family="paragraph">
      <style:paragraph-properties fo:text-align="center" fo:margin-bottom="0in" fo:line-height="100%"/>
      <style:text-properties style:font-name="Ubuntu Condensed"/>
    </style:style>
    <style:style style:name="P594" style:parent-style-name="Textbody" style:family="paragraph">
      <style:paragraph-properties fo:text-align="center" fo:margin-bottom="0in" fo:line-height="100%"/>
      <style:text-properties style:font-name="Ubuntu Condensed"/>
    </style:style>
    <style:style style:name="P595" style:parent-style-name="Textbody" style:family="paragraph">
      <style:paragraph-properties fo:text-align="center" fo:margin-bottom="0in" fo:line-height="100%"/>
      <style:text-properties style:font-name="Ubuntu Condensed"/>
    </style:style>
    <style:style style:name="P596" style:parent-style-name="Textbody" style:family="paragraph">
      <style:paragraph-properties fo:text-align="center" fo:margin-bottom="0in" fo:line-height="100%"/>
      <style:text-properties style:font-name="Ubuntu Condensed"/>
    </style:style>
    <style:style style:name="P597" style:parent-style-name="Textbody" style:family="paragraph">
      <style:paragraph-properties fo:text-align="justify" fo:margin-bottom="0in" fo:line-height="100%"/>
      <style:text-properties style:font-name="Ubuntu Condensed"/>
    </style:style>
    <style:style style:name="P598" style:parent-style-name="Textbody" style:family="paragraph">
      <style:paragraph-properties fo:text-align="justify" fo:margin-bottom="0in" fo:line-height="100%"/>
    </style:style>
    <style:style style:name="T599" style:parent-style-name="VarsayılanParagrafYazıTipi" style:family="text">
      <style:text-properties style:font-name="Ubuntu Condensed" style:font-name-complex="Times New Roman" style:language-asian="tr" style:country-asian="TR"/>
    </style:style>
    <style:style style:name="T600" style:parent-style-name="VarsayılanParagrafYazıTipi" style:family="text">
      <style:text-properties style:font-name="Ubuntu Condensed" style:font-name-complex="Times New Roman" style:language-asian="tr" style:country-asian="TR"/>
    </style:style>
    <style:style style:name="T601" style:parent-style-name="VarsayılanParagrafYazıTipi" style:family="text">
      <style:text-properties style:font-name="Ubuntu Condensed" style:font-name-complex="Tahoma" style:language-asian="tr" style:country-asian="TR"/>
    </style:style>
    <style:style style:name="P602" style:parent-style-name="Textbody" style:family="paragraph">
      <style:paragraph-properties fo:text-align="justify" fo:margin-bottom="0in" fo:line-height="100%"/>
      <style:text-properties style:font-name="Ubuntu Condensed"/>
    </style:style>
    <style:style style:name="P603" style:parent-style-name="Textbody" style:family="paragraph">
      <style:paragraph-properties fo:text-align="justify" fo:margin-bottom="0in" fo:line-height="100%"/>
    </style:style>
    <style:style style:name="T604" style:parent-style-name="VarsayılanParagrafYazıTipi" style:family="text">
      <style:text-properties style:font-name="Ubuntu Condensed" style:text-underline-type="single" style:text-underline-style="solid" style:text-underline-width="auto" style:text-underline-mode="continuous"/>
    </style:style>
    <style:style style:name="T605" style:parent-style-name="VarsayılanParagrafYazıTipi" style:family="text">
      <style:text-properties style:font-name="Ubuntu Condensed" style:text-underline-type="single" style:text-underline-style="solid" style:text-underline-width="auto" style:text-underline-mode="continuous"/>
    </style:style>
    <style:style style:name="P606" style:parent-style-name="Textbody" style:family="paragraph">
      <style:paragraph-properties fo:text-align="justify" fo:margin-bottom="0in" fo:line-height="100%"/>
      <style:text-properties style:font-name="Ubuntu Condensed"/>
    </style:style>
    <style:style style:name="P607" style:parent-style-name="Textbody" style:family="paragraph">
      <style:paragraph-properties fo:text-align="justify" fo:margin-bottom="0in" fo:line-height="100%"/>
    </style:style>
    <style:style style:name="T608" style:parent-style-name="VarsayılanParagrafYazıTipi" style:family="text">
      <style:text-properties style:font-name="Ubuntu Condensed" style:language-asian="tr" style:country-asian="TR"/>
    </style:style>
    <style:style style:name="T609" style:parent-style-name="VarsayılanParagrafYazıTipi" style:family="text">
      <style:text-properties style:font-name="Ubuntu Condensed" style:language-asian="tr" style:country-asian="TR"/>
    </style:style>
    <style:style style:name="T610" style:parent-style-name="VarsayılanParagrafYazıTipi" style:family="text">
      <style:text-properties style:font-name="Ubuntu Condensed" style:language-asian="tr" style:country-asian="TR"/>
    </style:style>
    <style:style style:name="T611" style:parent-style-name="VarsayılanParagrafYazıTipi" style:family="text">
      <style:text-properties style:font-name="Ubuntu Condensed" style:language-asian="tr" style:country-asian="TR"/>
    </style:style>
    <style:style style:name="T612" style:parent-style-name="VarsayılanParagrafYazıTipi" style:family="text">
      <style:text-properties style:font-name="Ubuntu Condensed" style:language-asian="tr" style:country-asian="TR"/>
    </style:style>
    <style:style style:name="T613" style:parent-style-name="VarsayılanParagrafYazıTipi" style:family="text">
      <style:text-properties style:font-name="Ubuntu Condensed" style:language-asian="tr" style:country-asian="TR"/>
    </style:style>
    <style:style style:name="P614" style:parent-style-name="Textbody" style:family="paragraph">
      <style:paragraph-properties fo:text-align="justify" fo:margin-bottom="0in" fo:line-height="100%"/>
      <style:text-properties style:font-name="Ubuntu Condensed"/>
    </style:style>
    <style:style style:name="P615" style:parent-style-name="Textbody" style:family="paragraph">
      <style:paragraph-properties fo:text-align="justify" fo:margin-bottom="0in" fo:line-height="100%"/>
      <style:text-properties style:font-name="Ubuntu Condensed"/>
    </style:style>
    <style:style style:name="P616" style:parent-style-name="Textbody" style:family="paragraph">
      <style:paragraph-properties fo:text-align="justify" fo:margin-bottom="0in" fo:line-height="100%"/>
      <style:text-properties style:font-name="Ubuntu Condensed"/>
    </style:style>
    <style:style style:name="P617" style:parent-style-name="Textbody" style:family="paragraph">
      <style:paragraph-properties fo:text-align="justify" fo:margin-bottom="0in" fo:line-height="100%"/>
      <style:text-properties style:font-name="Ubuntu Condensed"/>
    </style:style>
    <style:style style:name="P618" style:parent-style-name="Textbody" style:family="paragraph">
      <style:paragraph-properties fo:text-align="justify" fo:margin-bottom="0in" fo:line-height="100%"/>
      <style:text-properties style:font-name="Ubuntu Condensed"/>
    </style:style>
    <style:style style:name="P619" style:parent-style-name="Textbody" style:family="paragraph">
      <style:paragraph-properties fo:text-align="justify" fo:margin-bottom="0in" fo:line-height="100%"/>
      <style:text-properties style:font-name="Ubuntu Condensed"/>
    </style:style>
    <style:style style:name="P620" style:parent-style-name="Textbody" style:family="paragraph">
      <style:paragraph-properties fo:text-align="justify" fo:margin-bottom="0in" fo:line-height="100%"/>
      <style:text-properties style:font-name="Ubuntu Condensed"/>
    </style:style>
    <style:style style:name="P621" style:parent-style-name="Textbody" style:family="paragraph">
      <style:paragraph-properties fo:text-align="justify" fo:margin-bottom="0in" fo:line-height="100%"/>
      <style:text-properties style:font-name="Ubuntu Condensed"/>
    </style:style>
    <style:style style:name="P622" style:parent-style-name="Textbody" style:family="paragraph">
      <style:paragraph-properties fo:text-align="justify" fo:margin-bottom="0in" fo:line-height="100%"/>
      <style:text-properties style:font-name="Ubuntu Condensed"/>
    </style:style>
    <style:style style:name="P623" style:parent-style-name="Textbody" style:family="paragraph">
      <style:paragraph-properties fo:text-align="justify" fo:margin-bottom="0in" fo:line-height="100%"/>
      <style:text-properties style:font-name="Ubuntu Condensed"/>
    </style:style>
    <style:style style:name="P624" style:parent-style-name="Textbody" style:family="paragraph">
      <style:paragraph-properties fo:text-align="justify" fo:margin-bottom="0in" fo:line-height="100%"/>
      <style:text-properties style:font-name="Ubuntu Condensed"/>
    </style:style>
    <style:style style:name="P625" style:parent-style-name="Textbody" style:family="paragraph">
      <style:paragraph-properties fo:text-align="justify" fo:margin-bottom="0in" fo:line-height="100%"/>
      <style:text-properties style:font-name="Ubuntu Condensed"/>
    </style:style>
    <style:style style:name="P626" style:parent-style-name="Textbody" style:family="paragraph">
      <style:paragraph-properties fo:text-align="justify" fo:margin-bottom="0in" fo:line-height="100%"/>
      <style:text-properties style:font-name="Ubuntu Condensed"/>
    </style:style>
    <style:style style:name="P627" style:parent-style-name="Textbody" style:family="paragraph">
      <style:paragraph-properties fo:text-align="justify" fo:margin-bottom="0in" fo:line-height="100%"/>
      <style:text-properties style:font-name="Ubuntu Condensed"/>
    </style:style>
    <style:style style:name="P628" style:parent-style-name="Textbody" style:family="paragraph">
      <style:paragraph-properties fo:text-align="justify" fo:margin-bottom="0in" fo:line-height="100%"/>
      <style:text-properties style:font-name="Ubuntu Condensed"/>
    </style:style>
    <style:style style:name="P629" style:parent-style-name="Textbody" style:family="paragraph">
      <style:paragraph-properties fo:text-align="justify" fo:margin-bottom="0in" fo:line-height="100%"/>
      <style:text-properties style:font-name="Ubuntu Condensed"/>
    </style:style>
    <style:style style:name="P630" style:parent-style-name="Textbody" style:family="paragraph">
      <style:paragraph-properties fo:text-align="justify" fo:margin-bottom="0in" fo:line-height="100%"/>
      <style:text-properties style:font-name="Ubuntu Condensed"/>
    </style:style>
    <style:style style:name="P631" style:parent-style-name="Textbody" style:family="paragraph">
      <style:paragraph-properties fo:text-align="justify" fo:margin-bottom="0in" fo:line-height="100%"/>
      <style:text-properties style:font-name="Ubuntu Condensed"/>
    </style:style>
    <style:style style:name="P632" style:parent-style-name="Textbody" style:family="paragraph">
      <style:paragraph-properties fo:text-align="justify" fo:margin-bottom="0in" fo:line-height="100%"/>
      <style:text-properties style:font-name="Ubuntu Condensed"/>
    </style:style>
    <style:style style:name="P633" style:parent-style-name="Textbody" style:family="paragraph">
      <style:paragraph-properties fo:text-align="justify" fo:margin-bottom="0in" fo:line-height="100%"/>
      <style:text-properties style:font-name="Ubuntu Condensed"/>
    </style:style>
    <style:style style:name="P634" style:parent-style-name="Textbody" style:family="paragraph">
      <style:paragraph-properties fo:text-align="justify" fo:margin-bottom="0in" fo:line-height="100%"/>
      <style:text-properties style:font-name="Ubuntu Condensed"/>
    </style:style>
    <style:style style:name="P635" style:parent-style-name="Textbody" style:family="paragraph">
      <style:paragraph-properties fo:text-align="justify" fo:margin-bottom="0in" fo:line-height="100%"/>
      <style:text-properties style:font-name="Ubuntu Condensed"/>
    </style:style>
    <style:style style:name="P636" style:parent-style-name="Textbody" style:family="paragraph">
      <style:paragraph-properties fo:text-align="justify" fo:margin-bottom="0in" fo:line-height="100%"/>
      <style:text-properties style:font-name="Ubuntu Condensed"/>
    </style:style>
    <style:style style:name="P637" style:parent-style-name="Textbody" style:family="paragraph">
      <style:paragraph-properties fo:text-align="justify" fo:margin-bottom="0in" fo:line-height="100%"/>
      <style:text-properties style:font-name="Ubuntu Condensed"/>
    </style:style>
    <style:style style:name="P638" style:parent-style-name="Textbody" style:family="paragraph">
      <style:paragraph-properties fo:text-align="justify" fo:margin-bottom="0in" fo:line-height="100%"/>
      <style:text-properties style:font-name="Ubuntu Condensed"/>
    </style:style>
    <style:style style:name="P639" style:parent-style-name="Textbody" style:family="paragraph">
      <style:paragraph-properties fo:text-align="justify" fo:margin-bottom="0in" fo:line-height="100%"/>
      <style:text-properties style:font-name="Ubuntu Condensed"/>
    </style:style>
    <style:style style:name="P640" style:parent-style-name="Textbody" style:family="paragraph">
      <style:paragraph-properties fo:text-align="justify" fo:margin-bottom="0in" fo:line-height="100%"/>
      <style:text-properties style:font-name="Ubuntu Condensed"/>
    </style:style>
    <style:style style:name="P641" style:parent-style-name="Textbody" style:family="paragraph">
      <style:paragraph-properties fo:text-align="justify" fo:margin-bottom="0in" fo:line-height="100%"/>
    </style:style>
    <style:style style:name="T642"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43" style:parent-style-name="VarsayılanParagrafYazıTipi" style:family="text">
      <style:text-properties style:font-name="Ubuntu Condensed" style:font-name-complex="Times New Roman" style:language-asian="tr" style:country-asian="TR"/>
    </style:style>
    <style:style style:name="T644" style:parent-style-name="VarsayılanParagrafYazıTipi" style:family="text">
      <style:text-properties style:font-name="Ubuntu Condensed" style:font-name-complex="Times New Roman" style:language-asian="tr" style:country-asian="TR"/>
    </style:style>
    <style:style style:name="T645" style:parent-style-name="VarsayılanParagrafYazıTipi" style:family="text">
      <style:text-properties style:font-name="Ubuntu Condensed" style:font-name-complex="Times New Roman" style:language-asian="tr" style:country-asian="TR"/>
    </style:style>
    <style:style style:name="T646" style:parent-style-name="VarsayılanParagrafYazıTipi" style:family="text">
      <style:text-properties style:font-name="Ubuntu Condensed" style:font-name-complex="Times New Roman" style:language-asian="tr" style:country-asian="TR"/>
    </style:style>
    <style:style style:name="T647" style:parent-style-name="VarsayılanParagrafYazıTipi" style:family="text">
      <style:text-properties style:font-name="Ubuntu Condensed" style:font-name-complex="Times New Roman" style:language-asian="tr" style:country-asian="TR"/>
    </style:style>
    <style:style style:name="T648"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49" style:parent-style-name="VarsayılanParagrafYazıTipi" style:family="text">
      <style:text-properties style:font-name="Ubuntu Condensed" style:font-name-complex="Times New Roman" style:language-asian="tr" style:country-asian="TR"/>
    </style:style>
    <style:style style:name="P650" style:parent-style-name="Standard" style:family="paragraph">
      <style:paragraph-properties fo:text-align="justify" style:line-height-at-least="0in"/>
    </style:style>
    <style:style style:name="T651"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52" style:parent-style-name="VarsayılanParagrafYazıTipi" style:family="text">
      <style:text-properties style:font-name="Ubuntu Condensed" style:font-name-complex="Times New Roman" style:language-asian="tr" style:country-asian="TR"/>
    </style:style>
    <style:style style:name="T653" style:parent-style-name="VarsayılanParagrafYazıTipi" style:family="text">
      <style:text-properties style:font-name="Ubuntu Condensed" style:font-name-complex="Times New Roman" style:language-asian="tr" style:country-asian="TR"/>
    </style:style>
    <style:style style:name="P654" style:parent-style-name="Textbody" style:family="paragraph">
      <style:paragraph-properties fo:text-align="justify" fo:margin-bottom="0in" fo:line-height="100%"/>
    </style:style>
    <style:style style:name="T655"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56" style:parent-style-name="VarsayılanParagrafYazıTipi" style:family="text">
      <style:text-properties style:font-name="Ubuntu Condensed" style:font-name-complex="Times New Roman" style:language-asian="tr" style:country-asian="TR"/>
    </style:style>
    <style:style style:name="P657" style:parent-style-name="Textbody" style:family="paragraph">
      <style:paragraph-properties fo:text-align="justify" fo:margin-bottom="0in" fo:line-height="100%"/>
      <style:text-properties style:font-name="Ubuntu Condensed"/>
    </style:style>
    <style:style style:name="P658" style:parent-style-name="Textbody" style:family="paragraph">
      <style:paragraph-properties fo:text-align="justify" fo:margin-bottom="0in" fo:line-height="100%"/>
      <style:text-properties style:font-name="Ubuntu Condensed"/>
    </style:style>
    <style:style style:name="P659" style:parent-style-name="Textbody" style:family="paragraph">
      <style:paragraph-properties fo:text-align="justify" fo:margin-bottom="0in" fo:line-height="100%"/>
      <style:text-properties style:font-name="Ubuntu Condensed"/>
    </style:style>
    <style:style style:name="P660" style:parent-style-name="Textbody" style:family="paragraph">
      <style:paragraph-properties fo:text-align="justify" fo:margin-bottom="0in" fo:line-height="100%"/>
      <style:text-properties style:font-name="Ubuntu Condensed"/>
    </style:style>
    <style:style style:name="P661" style:parent-style-name="Textbody" style:family="paragraph">
      <style:paragraph-properties fo:text-align="justify" fo:margin-bottom="0in" fo:line-height="100%"/>
      <style:text-properties style:font-name="Ubuntu Condensed"/>
    </style:style>
    <style:style style:name="P662" style:parent-style-name="Textbody" style:family="paragraph">
      <style:paragraph-properties fo:text-align="justify" fo:margin-bottom="0in" fo:line-height="100%"/>
      <style:text-properties style:font-name="Ubuntu Condensed"/>
    </style:style>
    <style:style style:name="P663" style:parent-style-name="Textbody" style:family="paragraph">
      <style:paragraph-properties fo:text-align="justify" fo:margin-bottom="0in" fo:line-height="100%"/>
      <style:text-properties style:font-name="Ubuntu Condensed"/>
    </style:style>
    <style:style style:name="P664" style:parent-style-name="Textbody" style:family="paragraph">
      <style:paragraph-properties fo:text-align="justify" fo:margin-bottom="0in" fo:line-height="100%"/>
      <style:text-properties style:font-name="Ubuntu Condensed"/>
    </style:style>
    <style:style style:name="P665" style:parent-style-name="Textbody" style:family="paragraph">
      <style:paragraph-properties fo:text-align="justify" fo:margin-bottom="0in" fo:line-height="100%"/>
      <style:text-properties style:font-name="Ubuntu Condensed"/>
    </style:style>
    <style:style style:name="P666" style:parent-style-name="Textbody" style:family="paragraph">
      <style:paragraph-properties fo:text-align="justify" fo:margin-bottom="0in" fo:line-height="100%"/>
      <style:text-properties style:font-name="Ubuntu Condensed"/>
    </style:style>
    <style:style style:name="P667" style:parent-style-name="Textbody" style:family="paragraph">
      <style:paragraph-properties fo:text-align="center" fo:margin-bottom="0in" fo:line-height="100%"/>
      <style:text-properties style:font-name="Ubuntu Condensed" fo:font-weight="bold" style:font-weight-asian="bold" style:font-weight-complex="bold"/>
    </style:style>
    <style:style style:name="P668" style:parent-style-name="Textbody" style:family="paragraph">
      <style:paragraph-properties fo:text-align="justify" fo:margin-bottom="0in" fo:line-height="100%"/>
    </style:style>
    <style:style style:name="T669" style:parent-style-name="VarsayılanParagrafYazıTipi" style:family="text">
      <style:text-properties style:font-name="Ubuntu Condensed" fo:font-weight="bold" style:font-weight-asian="bold" style:font-weight-complex="bold"/>
    </style:style>
    <style:style style:name="T670" style:parent-style-name="VarsayılanParagrafYazıTipi" style:family="text">
      <style:text-properties style:font-name="Ubuntu Condensed"/>
    </style:style>
    <style:style style:name="P671" style:parent-style-name="Textbody" style:list-style-name="LFO2" style:family="paragraph">
      <style:paragraph-properties fo:text-align="justify" fo:margin-bottom="0in" fo:line-height="100%" fo:margin-left="0in" fo:text-indent="0in">
        <style:tab-stops/>
      </style:paragraph-properties>
      <style:text-properties style:font-name="Ubuntu Condensed"/>
    </style:style>
    <style:style style:name="P672" style:parent-style-name="Textbody" style:list-style-name="LFO2" style:family="paragraph">
      <style:paragraph-properties fo:text-align="justify" fo:margin-bottom="0in" fo:line-height="100%" fo:margin-left="0in" fo:text-indent="0in">
        <style:tab-stops/>
      </style:paragraph-properties>
    </style:style>
    <style:style style:name="T673" style:parent-style-name="VarsayılanParagrafYazıTipi" style:family="text">
      <style:text-properties style:font-name="Ubuntu Condensed"/>
    </style:style>
    <style:style style:name="T674" style:parent-style-name="VarsayılanParagrafYazıTipi" style:family="text">
      <style:text-properties style:font-name="Ubuntu Condensed"/>
    </style:style>
    <style:style style:name="T675" style:parent-style-name="VarsayılanParagrafYazıTipi" style:family="text">
      <style:text-properties style:font-name="Ubuntu Condensed" style:font-name-complex="Times New Roman" style:language-asian="tr" style:country-asian="TR"/>
    </style:style>
    <style:style style:name="P676" style:parent-style-name="Textbody" style:family="paragraph">
      <style:paragraph-properties fo:text-align="justify" fo:margin-bottom="0in" fo:line-height="100%"/>
      <style:text-properties style:font-name="Ubuntu Condensed" style:font-name-complex="Times New Roman" fo:font-weight="bold" style:font-weight-asian="bold" style:font-weight-complex="bold" style:language-asian="tr" style:country-asian="TR"/>
    </style:style>
    <style:style style:name="P677" style:parent-style-name="Textbody" style:list-style-name="LFO2" style:family="paragraph">
      <style:paragraph-properties fo:text-align="justify" fo:margin-bottom="0in" fo:line-height="100%" fo:margin-left="0in" fo:text-indent="0in">
        <style:tab-stops/>
      </style:paragraph-properties>
    </style:style>
    <style:style style:name="T678" style:parent-style-name="VarsayılanParagrafYazıTipi" style:family="text">
      <style:text-properties style:font-name="Ubuntu Condensed" style:font-name-complex="Times New Roman" style:language-asian="tr" style:country-asian="TR"/>
    </style:style>
    <style:style style:name="T679" style:parent-style-name="VarsayılanParagrafYazıTipi" style:family="text">
      <style:text-properties style:font-name="Ubuntu Condensed" style:font-name-complex="Times New Roman" style:language-asian="tr" style:country-asian="TR"/>
    </style:style>
    <style:style style:name="P680" style:parent-style-name="Textbody" style:list-style-name="LFO2" style:family="paragraph">
      <style:paragraph-properties fo:text-align="justify" fo:margin-bottom="0in" fo:line-height="100%" fo:margin-left="0in" fo:text-indent="0in">
        <style:tab-stops/>
      </style:paragraph-properties>
    </style:style>
    <style:style style:name="T681" style:parent-style-name="VarsayılanParagrafYazıTipi" style:family="text">
      <style:text-properties style:font-name="Ubuntu Condensed" style:font-name-complex="Times New Roman" style:language-asian="tr" style:country-asian="TR"/>
    </style:style>
    <style:style style:name="T682" style:parent-style-name="VarsayılanParagrafYazıTipi" style:family="text">
      <style:text-properties style:font-name="Ubuntu Condensed" style:font-name-complex="Times New Roman" style:language-asian="tr" style:country-asian="TR"/>
    </style:style>
    <style:style style:name="T683" style:parent-style-name="VarsayılanParagrafYazıTipi" style:family="text">
      <style:text-properties style:font-name="Ubuntu Condensed" style:font-name-complex="Times New Roman" style:language-asian="tr" style:country-asian="TR"/>
    </style:style>
    <style:style style:name="P684" style:parent-style-name="Textbody" style:list-style-name="LFO2" style:family="paragraph">
      <style:paragraph-properties fo:text-align="justify" fo:margin-bottom="0in" fo:line-height="100%" fo:margin-left="0in" fo:text-indent="0in">
        <style:tab-stops/>
      </style:paragraph-properties>
      <style:text-properties style:font-name="Ubuntu Condensed" style:font-name-complex="Times New Roman" style:language-asian="tr" style:country-asian="TR"/>
    </style:style>
    <style:style style:name="P685" style:parent-style-name="Textbody" style:list-style-name="LFO2" style:family="paragraph">
      <style:paragraph-properties fo:text-align="justify" fo:margin-bottom="0in" fo:line-height="100%" fo:margin-left="0in" fo:text-indent="0in">
        <style:tab-stops/>
      </style:paragraph-properties>
    </style:style>
    <style:style style:name="T686" style:parent-style-name="VarsayılanParagrafYazıTipi" style:family="text">
      <style:text-properties style:font-name="Ubuntu Condensed" style:font-name-complex="Times New Roman" style:language-asian="tr" style:country-asian="TR"/>
    </style:style>
    <style:style style:name="T687" style:parent-style-name="VarsayılanParagrafYazıTipi" style:family="text">
      <style:text-properties style:font-name="Ubuntu Condensed" style:font-name-complex="Times New Roman" style:language-asian="tr" style:country-asian="TR"/>
    </style:style>
    <style:style style:name="P688" style:parent-style-name="Textbody" style:list-style-name="LFO2" style:family="paragraph">
      <style:paragraph-properties fo:text-align="justify" fo:margin-bottom="0in" fo:line-height="100%" fo:margin-left="0in" fo:text-indent="0in">
        <style:tab-stops/>
      </style:paragraph-properties>
    </style:style>
    <style:style style:name="T689" style:parent-style-name="VarsayılanParagrafYazıTipi" style:family="text">
      <style:text-properties style:font-name="Ubuntu Condensed" style:font-name-complex="Times New Roman" style:language-asian="tr" style:country-asian="TR"/>
    </style:style>
    <style:style style:name="T690" style:parent-style-name="VarsayılanParagrafYazıTipi" style:family="text">
      <style:text-properties style:font-name="Ubuntu Condensed" style:font-name-complex="Times New Roman" style:language-asian="tr" style:country-asian="TR"/>
    </style:style>
    <style:style style:name="T691" style:parent-style-name="VarsayılanParagrafYazıTipi" style:family="text">
      <style:text-properties style:font-name="Ubuntu Condensed"/>
    </style:style>
    <style:style style:name="P692" style:parent-style-name="Textbody" style:family="paragraph">
      <style:paragraph-properties fo:text-align="justify" fo:margin-bottom="0in" fo:line-height="100%"/>
    </style:style>
    <style:style style:name="T69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694" style:parent-style-name="Textbody" style:list-style-name="LFO2" style:family="paragraph">
      <style:paragraph-properties fo:text-align="justify" fo:margin-bottom="0in" fo:line-height="100%" fo:margin-left="0in" fo:text-indent="0in">
        <style:tab-stops/>
      </style:paragraph-properties>
    </style:style>
    <style:style style:name="T695" style:parent-style-name="VarsayılanParagrafYazıTipi" style:family="text">
      <style:text-properties style:font-name="Ubuntu Condensed" style:font-name-complex="Times New Roman" style:language-asian="tr" style:country-asian="TR"/>
    </style:style>
    <style:style style:name="T696" style:parent-style-name="VarsayılanParagrafYazıTipi" style:family="text">
      <style:text-properties style:font-name="Ubuntu Condensed" style:font-name-complex="Times New Roman" style:language-asian="tr" style:country-asian="TR"/>
    </style:style>
    <style:style style:name="T697" style:parent-style-name="VarsayılanParagrafYazıTipi" style:family="text">
      <style:text-properties style:font-name="Ubuntu Condensed"/>
    </style:style>
    <style:style style:name="T698" style:parent-style-name="VarsayılanParagrafYazıTipi" style:family="text">
      <style:text-properties style:font-name="Ubuntu Condensed"/>
    </style:style>
    <style:style style:name="P699" style:parent-style-name="Textbody" style:family="paragraph">
      <style:paragraph-properties fo:text-align="justify" fo:margin-bottom="0in" fo:line-height="100%"/>
      <style:text-properties style:font-name="Ubuntu Condensed" fo:font-weight="bold" style:font-weight-asian="bold" style:font-weight-complex="bold"/>
    </style:style>
    <style:style style:name="P700" style:parent-style-name="Textbody" style:list-style-name="LFO2" style:family="paragraph">
      <style:paragraph-properties fo:text-align="justify" fo:margin-bottom="0in" fo:line-height="100%" fo:margin-left="0in" fo:text-indent="0in">
        <style:tab-stops/>
      </style:paragraph-properties>
      <style:text-properties style:font-name="Ubuntu Condensed"/>
    </style:style>
    <style:style style:name="P701" style:parent-style-name="Textbody" style:list-style-name="LFO2" style:family="paragraph">
      <style:paragraph-properties fo:text-align="justify" fo:margin-bottom="0in" fo:line-height="100%" fo:margin-left="0in" fo:text-indent="0in">
        <style:tab-stops/>
      </style:paragraph-properties>
      <style:text-properties style:font-name="Ubuntu Condensed"/>
    </style:style>
    <style:style style:name="P702" style:parent-style-name="Textbody" style:list-style-name="LFO2" style:family="paragraph">
      <style:paragraph-properties fo:text-align="justify" fo:margin-bottom="0in" fo:line-height="100%" fo:margin-left="0in" fo:text-indent="0in">
        <style:tab-stops/>
      </style:paragraph-properties>
      <style:text-properties style:font-name="Ubuntu Condensed"/>
    </style:style>
    <style:style style:name="P703" style:parent-style-name="Textbody" style:family="paragraph">
      <style:paragraph-properties fo:text-align="justify" fo:margin-bottom="0in" fo:line-height="100%"/>
    </style:style>
    <style:style style:name="T70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705" style:parent-style-name="Textbody" style:list-style-name="LFO2" style:family="paragraph">
      <style:paragraph-properties fo:text-align="justify" fo:margin-bottom="0in" fo:line-height="100%" fo:margin-left="0in" fo:text-indent="0in">
        <style:tab-stops/>
      </style:paragraph-properties>
      <style:text-properties style:font-name="Ubuntu Condensed"/>
    </style:style>
    <style:style style:name="P706" style:parent-style-name="Textbody" style:list-style-name="LFO2" style:family="paragraph">
      <style:paragraph-properties fo:text-align="justify" fo:margin-bottom="0in" fo:line-height="100%" fo:margin-left="0in" fo:text-indent="0in">
        <style:tab-stops/>
      </style:paragraph-properties>
      <style:text-properties style:font-name="Ubuntu Condensed"/>
    </style:style>
    <style:style style:name="P707" style:parent-style-name="Textbody" style:family="paragraph">
      <style:paragraph-properties fo:text-align="justify" fo:margin-bottom="0in" fo:line-height="100%"/>
      <style:text-properties style:font-name="Ubuntu Condensed"/>
    </style:style>
    <style:style style:name="P708" style:parent-style-name="Textbody" style:family="paragraph">
      <style:paragraph-properties fo:text-align="justify" fo:margin-bottom="0in" fo:line-height="100%"/>
      <style:text-properties style:font-name="Ubuntu Condensed"/>
    </style:style>
    <style:style style:name="P709" style:parent-style-name="Textbody" style:family="paragraph">
      <style:paragraph-properties fo:text-align="justify" fo:margin-bottom="0in" fo:line-height="100%"/>
    </style:style>
    <style:style style:name="T71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711" style:parent-style-name="VarsayılanParagrafYazıTipi" style:family="text">
      <style:text-properties style:font-name="Ubuntu Condensed" style:font-name-complex="Times New Roman" style:language-asian="tr" style:country-asian="TR"/>
    </style:style>
    <style:style style:name="T712" style:parent-style-name="VarsayılanParagrafYazıTipi" style:family="text">
      <style:text-properties style:font-name="Ubuntu Condensed" style:font-name-complex="Times New Roman" style:language-asian="tr" style:country-asian="TR"/>
    </style:style>
    <style:style style:name="T713" style:parent-style-name="VarsayılanParagrafYazıTipi" style:family="text">
      <style:text-properties style:font-name="Ubuntu Condensed" style:font-name-complex="Times New Roman" style:language-asian="tr" style:country-asian="TR"/>
    </style:style>
    <style:style style:name="T714" style:parent-style-name="VarsayılanParagrafYazıTipi" style:family="text">
      <style:text-properties style:font-name="Ubuntu Condensed" style:font-name-complex="Times New Roman" style:language-asian="tr" style:country-asian="TR"/>
    </style:style>
    <style:style style:name="T715" style:parent-style-name="VarsayılanParagrafYazıTipi" style:family="text">
      <style:text-properties style:font-name="Ubuntu Condensed" style:font-name-complex="Times New Roman" style:language-asian="tr" style:country-asian="TR"/>
    </style:style>
    <style:style style:name="T716" style:parent-style-name="VarsayılanParagrafYazıTipi" style:family="text">
      <style:text-properties style:font-name="Ubuntu Condensed" style:font-name-complex="Times New Roman" style:language-asian="tr" style:country-asian="TR"/>
    </style:style>
    <style:style style:name="T71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718" style:parent-style-name="VarsayılanParagrafYazıTipi" style:family="text">
      <style:text-properties style:font-name="Ubuntu Condensed" style:font-name-complex="Times New Roman" style:language-asian="tr" style:country-asian="TR"/>
    </style:style>
    <style:style style:name="P719" style:parent-style-name="Standard" style:family="paragraph">
      <style:paragraph-properties fo:text-align="justify" style:line-height-at-least="0in"/>
    </style:style>
    <style:style style:name="T72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721" style:parent-style-name="VarsayılanParagrafYazıTipi" style:family="text">
      <style:text-properties style:font-name="Ubuntu Condensed" style:font-name-complex="Times New Roman" style:language-asian="tr" style:country-asian="TR"/>
    </style:style>
    <style:style style:name="T722" style:parent-style-name="VarsayılanParagrafYazıTipi" style:family="text">
      <style:text-properties style:font-name="Ubuntu Condensed" style:font-name-complex="Times New Roman" style:language-asian="tr" style:country-asian="TR"/>
    </style:style>
    <style:style style:name="P723" style:parent-style-name="Textbody" style:family="paragraph">
      <style:paragraph-properties fo:text-align="justify" fo:margin-bottom="0in" fo:line-height="100%"/>
    </style:style>
    <style:style style:name="T724" style:parent-style-name="StrongEmphasis" style:family="text">
      <style:text-properties fo:font-weight="normal" style:font-weight-asian="normal" style:font-weight-complex="normal" fo:font-style="italic" style:font-style-asian="italic" style:font-style-complex="italic" style:language-asian="tr" style:country-asian="TR"/>
    </style:style>
    <style:style style:name="T725" style:parent-style-name="StrongEmphasis" style:family="text">
      <style:text-properties fo:font-weight="normal" style:font-weight-asian="normal" style:font-weight-complex="normal" style:language-asian="tr" style:country-asian="TR"/>
    </style:style>
    <style:style style:name="P726" style:parent-style-name="Textbody" style:family="paragraph">
      <style:paragraph-properties fo:text-align="justify" fo:margin-bottom="0in" fo:line-height="100%"/>
      <style:text-properties style:font-name="Ubuntu Condensed" style:font-name-complex="Times New Roman" style:language-asian="tr" style:country-asian="TR"/>
    </style:style>
  </office:automatic-styles>
  <office:body>
    <office:text text:use-soft-page-breaks="true">
      <text:p text:style-name="P1">BELİRLİ SÜRELİ KİRA SÖZLEŞMESİ</text:p>
      <text:p text:style-name="P2">30<text:s/>Haziran<text:s/>2023, Tokat</text:p>
      <text:p text:style-name="P3"><text:span text:style-name="T4">Sözleşmenin Düzenleme</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s/></text:span><text:span text:style-name="T16"><text:tab/></text:span></text:p>
      <text:p text:style-name="P17"><text:span text:style-name="T18">T</text:span><text:span text:style-name="T19">arihi</text:span><text:span text:style-name="T20"><text:tab/></text:span><text:span text:style-name="T21"><text:tab/></text:span><text:span text:style-name="T22">:<text:s/></text:span><text:span text:style-name="T23"><text:s/></text:span><text:span text:style-name="T24"><text:tab/></text:span><text:span text:style-name="T25"><text:tab/></text:span><text:span text:style-name="T26"><text:tab/></text:span><text:span text:style-name="T27"><text:tab/></text:span><text:span text:style-name="T28">No</text:span><text:span text:style-name="T29">: <text:s/></text:span></text:p>
      <text:p text:style-name="P30"/>
      <text:p text:style-name="P31"><text:span text:style-name="T32">Kiraya Veren</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p>
      <text:p text:style-name="P45"><text:span text:style-name="T46">A</text:span><text:span text:style-name="T47">dı<text:s/></text:span><text:span text:style-name="T48">Soyadı</text:span><text:span text:style-name="T49"><text:tab/>:<text:s/></text:span><text:span text:style-name="T50"><text:tab/></text:span><text:span text:style-name="T51"><text:tab/></text:span><text:span text:style-name="T52"><text:tab/></text:span><text:span text:style-name="T53"><text:tab/></text:span><text:span text:style-name="T54">TC Kimlik No</text:span><text:span text:style-name="T55"><text:tab/></text:span><text:span text:style-name="T56">:</text:span></text:p>
      <text:p text:style-name="P57">Kiracı<text:tab/><text:tab/><text:tab/><text:tab/><text:tab/><text:tab/><text:tab/><text:tab/><text:tab/><text:tab/><text:tab/><text:tab/><text:tab/></text:p>
      <text:p text:style-name="P58"><text:span text:style-name="T59">Adı Soyadı</text:span><text:span text:style-name="T60"><text:tab/>:<text:s/></text:span><text:span text:style-name="T61">Adem Kesici</text:span><text:span text:style-name="T62"><text:tab/></text:span><text:span text:style-name="T63"><text:tab/></text:span><text:span text:style-name="T64"><text:tab/></text:span><text:span text:style-name="T65">TC Kimlik No</text:span><text:span text:style-name="T66"><text:tab/>:<text:s/></text:span></text:p>
      <text:p text:style-name="P67"><text:span text:style-name="T68">Tebligat Adres</text:span><text:span text:style-name="T69"><text:tab/>:</text:span><text:span text:style-name="T70"><text:s/></text:span></text:p>
      <text:p text:style-name="P71"><text:span text:style-name="T72">Telefon No</text:span><text:span text:style-name="T73"><text:tab/>:<text:s/></text:span></text:p>
      <text:p text:style-name="P74"><text:span text:style-name="T75">Kiralananın</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p>
      <text:p text:style-name="P88"><text:span text:style-name="T89">Cinsi</text:span><text:span text:style-name="T90"><text:tab/></text:span><text:span text:style-name="T91"><text:tab/></text:span><text:span text:style-name="T92">:</text:span><text:span text:style-name="T93"><text:s/></text:span><text:span text:style-name="T94">Arsa</text:span><text:span text:style-name="T95"><text:tab/></text:span><text:span text:style-name="T96"><text:tab/></text:span><text:span text:style-name="T97"><text:tab/></text:span><text:span text:style-name="T98"><text:tab/></text:span><text:span text:style-name="T99">Kullanım Amacı</text:span><text:span text:style-name="T100"><text:tab/></text:span><text:span text:style-name="T101">:<text:s/></text:span><text:span text:style-name="T102">Otopark</text:span></text:p>
      <text:p text:style-name="P103"><text:span text:style-name="T104">Adresi</text:span><text:span text:style-name="T105"><text:tab/></text:span><text:span text:style-name="T106"><text:tab/>:<text:s/></text:span></text:p>
      <text:p text:style-name="P107"><text:span text:style-name="T108">Tapu Bilgileri</text:span><text:span text:style-name="T109"><text:tab/></text:span><text:span text:style-name="T110">:<text:s/></text:span><text:span text:style-name="T111"><text:tab/>Ada</text:span><text:span text:style-name="T112"><text:tab/>:</text:span><text:span text:style-name="T113"><text:s/></text:span><text:span text:style-name="T114"><text:tab/></text:span><text:span text:style-name="T115"><text:tab/>Parsel</text:span><text:span text:style-name="T116"><text:tab/>:</text:span><text:span text:style-name="T117"><text:s/></text:span><text:span text:style-name="T118"><text:tab/></text:span></text:p>
      <text:p text:style-name="P119">Abone Bilgileri<text:tab/>:<text:tab/>Elektrik<text:tab/>:<text:s/><text:tab/><text:tab/>Su<text:s/><text:tab/>:</text:p>
      <text:p text:style-name="P120"><text:span text:style-name="T121">Kiranın</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text:span></text:p>
      <text:p text:style-name="P135"><text:span text:style-name="T136">Başlangıç tarihi</text:span><text:span text:style-name="T137"><text:tab/>:<text:s/></text:span><text:span text:style-name="T138"><text:s/></text:span><text:span text:style-name="T139">29 Haziran</text:span><text:span text:style-name="T140"><text:s/>2023</text:span><text:span text:style-name="T141"><text:tab/></text:span><text:span text:style-name="T142">Bitiş tarihi</text:span><text:span text:style-name="T143"><text:tab/>:<text:s/></text:span><text:span text:style-name="T144">30</text:span><text:span text:style-name="T145"><text:s/></text:span><text:span text:style-name="T146">Haziran</text:span><text:span text:style-name="T147"><text:s/>2024</text:span><text:span text:style-name="T148"><text:tab/></text:span><text:span text:style-name="T149">Süres</text:span><text:span text:style-name="T150">i<text:s/></text:span><text:span text:style-name="T151"><text:tab/>: 1 Yıl (Bir Yıl)</text:span></text:p>
      <text:p text:style-name="P152"><text:span text:style-name="T153">Bedeli</text:span><text:span text:style-name="T154"><text:tab/></text:span><text:span text:style-name="T155"><text:tab/>:</text:span><text:span text:style-name="T156"><text:s/></text:span><text:span text:style-name="T157">100,000,0</text:span><text:span text:style-name="T158">0 TL (</text:span><text:span text:style-name="T159">Yüz<text:s/></text:span><text:span text:style-name="T160">Bin<text:s/></text:span><text:span text:style-name="T161">TL ) <text:s/>+ STOPAJ VERGİSİ</text:span></text:p>
      <text:p text:style-name="P162"><text:span text:style-name="T163">Ödeme Şekli</text:span><text:span text:style-name="T164"><text:tab/>:<text:s/></text:span><text:span text:style-name="T165">100.000</text:span><text:span text:style-name="T166">,</text:span><text:span text:style-name="T167">00</text:span><text:span text:style-name="T168"><text:s/>TL sözleşme tarihinde peşin olarak banka hesabına yatırılacaktır</text:span></text:p>
      <text:p text:style-name="P169"/>
      <text:p text:style-name="P170"><text:span text:style-name="T171">Kira Sözleşmesi</text:span><text:span text:style-name="T172"><text:s/>Özel Şartları</text:span></text:p>
      <text:p text:style-name="P173"><text:span text:style-name="T174">MADDE 1 – SÖZLEŞMENİN KONUSU, SÜRESİ :</text:span><text:span text:style-name="T175"><text:s/>İşbu sözleşmenin konusu, yukarıda adresi belirtilen taşınmazın kiralanması, teslimi, kira miktar ve ödemeleri, kullanımı, tahliyesi ile tarafların karşılıklı olarak yükümlülüklerinin belirlenmesidir.<text:s/></text:span><text:span text:style-name="T176">İş</text:span><text:span text:style-name="T177">bu sözleşme, belirli sürelidir ve<text:s/></text:span><text:span text:style-name="T178">kararlaştırılan sürenin sonunda herhangi bir bildirim olmaksızın,<text:s/></text:span><text:span text:style-name="T179">sözleşmeden doğan haklar saklı kalmak şartıyla sona erer. Süre sonunda taraflar anlaşmayı devam ettirmek isterlerse, kira bedeli güncellenerek sözleşme ye</text:span><text:span text:style-name="T180">nilenebilir.</text:span></text:p>
      <text:p text:style-name="P181"><text:span text:style-name="T182">MADDE 2 – TAŞINMAZDA</text:span><text:span text:style-name="T183"><text:s/>YAPILACAK İŞ<text:s/></text:span><text:span text:style-name="T184">:<text:s/></text:span><text:span text:style-name="T185">Kiracı, kiralamış olduğu taşınmazı iş yeri olarak yukarıda belirtilen amaçla kullanacaktır. Kiracı mevcut işinden başka herhangi bir işle iştigal etmek isterse, kiraya verenin yazılı onayını alacaktır. kira</text:span><text:span text:style-name="T186">ya verenın izin vermemesi halinde, kiracı hakkın kötüye kullanıldığı iddiasında bulunamaz, zarar ziyan talep edemez. Aksi sözleşmeye aykırılık teşkil eder ve tek taraflı fesih sebebidir.</text:span></text:p>
      <text:p text:style-name="P187"><text:span text:style-name="T188">MADDE 3<text:s/></text:span><text:span text:style-name="T189">–</text:span><text:span text:style-name="T190"><text:s/>MECURUN DURUMU</text:span><text:span text:style-name="T191"><text:tab/>:</text:span></text:p>
      <text:p text:style-name="P192"><text:span text:style-name="T193">3.1.</text:span><text:span text:style-name="T194"><text:s/>Kiralanan, kiracı tarafından gerekli<text:s/></text:span><text:span text:style-name="T195">incelemeler yapıldıktan sonra teslim alınmıştır. Kiracı, kira sözleşmesine konu taşınmazın tam eksiksiz ve her türlü ayıptan ari vaziyette olduğunu ve yapacağı işe uygun durumda olduğunu kabul etmektedir.</text:span></text:p>
      <text:p text:style-name="P196"><text:span text:style-name="T197">3.2.<text:s/></text:span><text:span text:style-name="T198">Kiracı, kiralananı kendi malı gibi kullanmaya,</text:span><text:span text:style-name="T199"><text:s/>evsaf ve meziyetlerini şöhret ve itibarını kaybetmesine meydan vermemeye ve etrafında meskun diğer kiracı/maliklere karşı özenli davranmaya mecburdur.</text:span></text:p>
      <text:p text:style-name="P200"><text:span text:style-name="T201">3.3.<text:s/></text:span><text:span text:style-name="T202">İşbu sözleşme aynı zamanda teslim tutanağı hükmünde olup, kiracı kiralananı sağlam, ayıpsız ve eksi</text:span><text:span text:style-name="T203">ksiz olarak teslim aldığını kabul ederek işbu sözleşmeyi imzalamıştır. Taşınmazda bulunan tuvalet, la</text:span><text:bookmark-start text:name="_GoBack1"/><text:bookmark-end text:name="_GoBack1"/><text:span text:style-name="T204">vabo vb. malzemeler kiracıya sağlam olarak teslim edilmiştir ve kira bitiminde kiracı bu malzemeleri sağlam ve eksiksiz olarak teslim etmekle yükümlüdür. M</text:span><text:span text:style-name="T205">alzemelerde hasar oluşması durumunda kiracı ödemekle yükümlüdür. Mecurun kullanılması sırasında oluşabilecek her türlü arıza, hasar vb. giderler kiracıya aittir.<text:s/></text:span><text:span text:style-name="T206">Kiracının, mecurun teslimi sonrası, kendi ihtiyaçları doğrultusunda ortaya çıkabilecek ve eksi</text:span><text:span text:style-name="T207">k olarak tanımlayacağı şeylerin sorumluluğu kiracıya aittir.</text:span></text:p>
      <text:p text:style-name="P208"><text:span text:style-name="T209">MADDE 4 -<text:s/></text:span><text:span text:style-name="T210">KİRA</text:span><text:span text:style-name="T211">LANANDA YENİLİK VE DEĞİŞİKLİK YAPILMASI</text:span><text:span text:style-name="T212"><text:s/>:</text:span></text:p>
      <text:p text:style-name="P213"><text:span text:style-name="T214">4.1. Kiraya veren, kiralananda, kira sözleşmesinin feshini gerektirmeyen ve kiracıdan katlanması</text:span></text:p>
      <text:p text:style-name="P215"/>
      <text:p text:style-name="P216"/>
      <text:p text:style-name="P217">KİRAYA VEREN<text:tab/><text:tab/><text:tab/><text:tab/><text:tab/>KİRACI<text:tab/><text:tab/><text:tab/><text:tab/><text:tab/>ŞAHİT</text:p>
      <text:p text:style-name="P218"><text:span text:style-name="T219"><text:tab/></text:span><text:span text:style-name="T220"><text:tab/></text:span><text:span text:style-name="T221"><text:tab/></text:span><text:span text:style-name="T222"><text:tab/></text:span><text:span text:style-name="T223"><text:tab/></text:span><text:span text:style-name="T224"><text:tab/></text:span><text:span text:style-name="T225">Adem Kesici</text:span><text:span text:style-name="T226"><text:tab/></text:span><text:span text:style-name="T227"><text:tab/></text:span><text:span text:style-name="T228"><text:tab/></text:span><text:span text:style-name="T229"><text:tab/></text:span><text:span text:style-name="T230"><text:s/></text:span><text:span text:style-name="T231"><text:tab/></text:span><text:span text:style-name="T232"><text:tab/></text:span><text:span text:style-name="T233"><text:tab/></text:span><text:span text:style-name="T234"><text:tab/></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text:tab/></text:span><text:span text:style-name="T242"><text:tab/></text:span><text:span text:style-name="T243"><text:tab/></text:span><text:span text:style-name="T244"><text:tab/></text:span><text:span text:style-name="T245"><text:tab/><text:s text:c="18"/>1/4</text:span></text:p>
      <text:soft-page-break/>
      <text:p text:style-name="P246"><text:span text:style-name="T247">beklenebilecek<text:s/></text:span><text:span text:style-name="T248">olan yenilik ve değişiklikler yapabilir. Bu yenilik ve değişikliklerin yapılması sırasında kiraya veren, kiracının menfaatlerini gözetmekle yükümlüdür.</text:span></text:p>
      <text:p text:style-name="P249"><text:span text:style-name="T250">4.2.</text:span><text:span text:style-name="T251"><text:s/>Kiracı kiralananda her türlü tadi</text:span><text:span text:style-name="T252">lat, değişiklik ve dekorasyonu kiraya verenin yazılı onayı olmaksızın yapamaz. Kiracının imar mevzuatına aykırı tadilatlarından dolayı ilgili resmi makamlar tarafından kiraya veren adına düzenlenecek harç, ceza, imar para cezası vb. her türlü cezalar kirac</text:span><text:span text:style-name="T253">ı tarafından ödenecektir.</text:span></text:p>
      <text:p text:style-name="P254"><text:span text:style-name="T255">4.3.</text:span><text:span text:style-name="T256"><text:s/>Kiracı, taşınmazda bir değişiklik yapmak isterse bu ek bir sözleşme ile belirlenmelidir. Kiracı, kiraya verenin rızasıyla yaptığı yenilik ve değişiklikler sebebiyle kiralananda ortaya çıkabilecek<text:s/></text:span><text:span text:style-name="T257">değer artışının karşılığını i</text:span><text:span text:style-name="T258">steyemez. İzin verilen, boya, badana tamirat tadilat tefrişat veya kiracının kullanım amacı doğrultusunda mecur üzerine veya içerisine yapacağı baraka, kulübe, yazıhane vb. yapı masrafları kiracıya aittir. Kiracı bu ve benzeri masraflar için kiraya verende</text:span><text:span text:style-name="T259">n veya üçüncü bir şahıstan, bu işlerin yapımı sırasında, kira süresince veya kira bitiminden sonra dahi bir bedel talep edemez, tahliye zamanı alıp götüremez, sökemez. Aksi bir sözleşme ile kararlaştırılmamışsa, Kiracı, kira bitiminde yaptığı bu tip imalat</text:span><text:span text:style-name="T260">ları sökemez, kıramaz. Kiracı bu tip imalatları sağlam olarak kiraya verene teslim etmekle yükümlüdür.</text:span></text:p>
      <text:p text:style-name="P261"><text:span text:style-name="T262">4.4.</text:span><text:span text:style-name="T263"><text:s/>Kira sözleşmesinin sona erdirilmesi halinde kiralanan üzerinde yapılmış olan her türlü tadilat ve değişiklik, kiraya veren tarafından tamamı veya b</text:span><text:span text:style-name="T264">ir kısmı talep edilmesi halinde, kiracı tarafından eski haline getirilecek ve kiralanan teslim alındığı şekli ile kiraya verene teslim edilecektir. Kiracı bu yükümlülüğüne aykırı hareket etmesi halinde kiraya verenin kiralananı eski haline getirmek için ya</text:span><text:span text:style-name="T265">ptığı masrafların beş katı tutarında cezai şart bedeli ödemeyi kabul eder.</text:span></text:p>
      <text:p text:style-name="P266"><text:span text:style-name="T267">MADDE 5</text:span><text:span text:style-name="T268"><text:s/>- KİRA BEDELİ, VERGİLER, ÖDEME ŞEKLİ, <text:s/>YILLIK ARTIŞ ORANI</text:span></text:p>
      <text:p text:style-name="P269"><text:span text:style-name="T270">5.1. Kira Bedeli:<text:s/></text:span><text:span text:style-name="T271">B</text:span><text:span text:style-name="T272">edel nettir ve sözleşme tarihinde peşin olarak kiraya verenin banka hesabına yatırılacaktır.</text:span></text:p>
      <text:p text:style-name="P273"><text:span text:style-name="StrongEmphasis">5.1.1.<text:s/></text:span><text:span text:style-name="T274">Kiracı, kira süresi boyunca ve sonrasında, sözleşmede belirlenen kira bedelind</text:span><text:span text:style-name="T275">e, mucbir sebepler dahil, herhangi bir sebeple indirim yapılmasını isteyemez.</text:span></text:p>
      <text:p text:style-name="P276"><text:span text:style-name="StrongEmphasis">5</text:span><text:span text:style-name="T277">.1.2.<text:s/></text:span><text:span text:style-name="T278">Normal veya mücbir bir sebeple, mecur</text:span><text:span text:style-name="T279"><text:s/>kullanılmasa veya sınırlı olarak kullanılsa bile kiracı, kira bedelini ödemekle yükümlüdür. İşbu sözleşme pandemi koşulları göz önünde bulundurularak düzenlenmiştir.</text:span></text:p>
      <text:p text:style-name="P280"><text:span text:style-name="T281">5.2. Vergiler:<text:s/></text:span><text:span text:style-name="T282">İşbu sözleşme sebebiyle herhangi bir yasal mevzuat veya düzenlemeden doğan</text:span><text:span text:style-name="T283">/doğabilecek stopaj, fon, damga vergisi ve diğer tüm vergi, harç ve resimler kiracı tarafından ödenir.<text:s/></text:span><text:span text:style-name="T284">Kiracı kanuni süresinde vergi, harç vb. mükellefiyetlerini yerine getirmediği takdirde kiraya veren adına tahakkuk edecek olan ceza, faiz ve gecikme zaml</text:span><text:span text:style-name="T285">arından sorumlu olacağını kabul eder. <text:s/>Kiralanana ait, kültür, arsa, bina vergileri kiraya veren tarafından ödenir.</text:span></text:p>
      <text:p text:style-name="P286"><text:span text:style-name="T287">5.3. Ödeme:<text:s/></text:span><text:span text:style-name="T288">Kiracı, kira bedelini ( kira bedeli aylık ödemeli yapılacaksa her ayın 1. günü, 1. gün tatilse <text:s/>izleyen ilk iş günü ) ve yan gid</text:span><text:span text:style-name="T289">erleri, peşin ödemekle yükümlüdür. Kira ödemeleri kiraya verene ait banka hesabına yatırılacaktır. İşbu sözleşmede belirlenen kira bedelinin ödeme vadesi sözleşme düzenleme tarihidir. Ödeme çek veya senet ile taahhüt edilmiş ise ödemenin zamanında <text:s/>ödenmem</text:span><text:span text:style-name="T290">esi durumunda,<text:s/></text:span><text:span text:style-name="T291">müteakip bonolarda muacceliyet kesbedecek,</text:span><text:span text:style-name="T292"><text:s/>çek veya senedin ödeme vadesi, sözleşme düzenleme tarihi olarak kabul edilecektir ve <text:s/>kiracı geçmiş ve oturduğu süreye ai</text:span><text:span text:style-name="T293">t kira borcunu, geçen her gün için, yıllık kira bedelinin yüzde biri oranında (%1) günlük ceza bedeli ile birlikte ödemeyi peşinen kabul ve taahhüt eder.</text:span></text:p>
      <text:p text:style-name="P294"><text:span text:style-name="T295">6.4. Yıllık Artış:<text:s/></text:span><text:span text:style-name="T296">Yıllık artış oranı yıllık TÜFE bazında yapılacaktır.</text:span></text:p>
      <text:p text:style-name="P297"><text:span text:style-name="T298">MADDE 7 - KİRA HARİCİ GİDER VE</text:span><text:span text:style-name="T299"><text:s/>ÖDEMELER</text:span></text:p>
      <text:p text:style-name="P300"><text:span text:style-name="T301">7.1.</text:span><text:span text:style-name="T302"><text:s/>Kiracı aidat, elektrik, su, doğalgaz, çevre temizlik vergisi gibi kullanımdan kaynaklanan sair giderleri ödemeyi kabul ve taahhüt eder. Kiracı varsa, elektrik, su, doğalgaz, telefon aboneliklerini derhal devralmakla yükümlüdür. Sözleşme başl</text:span><text:span text:style-name="T303">angıç tarihi itibariyle tahakkuk edecek, elektrik, su, doğalgaz, telefon, aidat vs. tüm giderlerden kiracı sorumlu olacaktır. Abonelik olmadan kullanılan elektrik, su vb. giderler kiracı tarafından ödenir. Varsa bu tip kullanımlar, kendi şartlarının belirl</text:span><text:span text:style-name="T304">endiği ek bir sözleşme ile belirlenir.</text:span></text:p>
      <text:p text:style-name="P305"><text:span text:style-name="T306">7.2.</text:span><text:span text:style-name="T307"><text:s/>Kiracı, kiralanan yerin kira süresince kullanımı ve kira süresinin bitiminde boşaltılması sırasında üçüncü şahıslara vereceği zararlar da dahil olmak üzere her türlü zarar ve ziyandan münhasıran sorumludur. Tahli</text:span><text:span text:style-name="T308">ye anında doğmuş ve/veya doğacak herhangi bir zarar ve ziyan kiracının onay ya da izni aranmaksızın kiraya veren tarafından karşılanarak varsa depozitodan mahsup edilebilir. Ancak verilen depozitonun zarar, ziyanı karşılamaması durumunda, kiracı depozitoyu</text:span><text:span text:style-name="T309"><text:s/>aşan zarar ve ziyanı ayrıca tazmin etmeyi peşinen kabul, beyan ve taahhüt eder.</text:span></text:p>
      <text:p text:style-name="P310">KİRAYA VEREN<text:tab/><text:tab/><text:tab/><text:tab/><text:tab/>KİRACI<text:tab/><text:tab/><text:tab/><text:tab/><text:tab/>ŞAHİT</text:p>
      <text:p text:style-name="P311"><text:span text:style-name="T312"><text:tab/></text:span><text:span text:style-name="T313"><text:tab/></text:span><text:span text:style-name="T314"><text:tab/></text:span><text:span text:style-name="T315"><text:tab/></text:span><text:span text:style-name="T316"><text:tab/></text:span><text:span text:style-name="T317"><text:tab/>Adem Kesici</text:span><text:span text:style-name="T318"><text:tab/></text:span><text:span text:style-name="T319"><text:tab/></text:span><text:span text:style-name="T320"><text:tab/></text:span><text:span text:style-name="T321"><text:tab/><text:s/></text:span><text:span text:style-name="T322"><text:tab/></text:span><text:span text:style-name="T323"><text:tab/></text:span><text:span text:style-name="T324"><text:tab/></text:span><text:span text:style-name="T325"><text:tab/></text:span><text:span text:style-name="T326"><text:tab/></text:span><text:span text:style-name="T327"><text:tab/></text:span><text:span text:style-name="T328"><text:tab/></text:span><text:span text:style-name="T329"><text:tab/></text:span><text:span text:style-name="T330"><text:tab/></text:span><text:span text:style-name="T331"><text:tab/></text:span><text:span text:style-name="T332"><text:tab/></text:span><text:span text:style-name="T333"><text:tab/></text:span><text:span text:style-name="T334"><text:tab/></text:span><text:span text:style-name="T335"><text:tab/><text:s text:c="17"/></text:span><text:span text:style-name="T336"><text:tab/></text:span><text:span text:style-name="T337"><text:s text:c="9"/>2/4</text:span></text:p>
      <text:soft-page-break/>
      <text:p text:style-name="P338"><text:span text:style-name="T339">7.3.</text:span><text:span text:style-name="T340"><text:s/>Kiracı taşınmazın bulunduğu mahallin yönetim planına, güvenlik tedbirlerine, işletme projesine istisnasız uyacak ve bu hususlardan doğacak yükümlülüklerini yerine getirecek ve kiraya vereni kiralanan ile ilgili gelişmelerden zamanında haberdar edecektir.<text:s/></text:span><text:span text:style-name="T341">Aksi halde gelecek zararlardan kendisi sorumlu olacaktır. Kiracı kiralanan bağımsız bölümün bulunduğu yapıdaki ortak alanlara kiraya verenin yazılı onayı olmaksızın müdahalede bulunamaz, kullanamaz.</text:span></text:p>
      <text:p text:style-name="P342"><text:span text:style-name="T343">7.4.</text:span><text:span text:style-name="T344"><text:s/>Kiracı, kiralananın kullanımıyla ilgili olmak üzere,</text:span><text:span text:style-name="T345"><text:s/>kendisi veya üçüncü kişi tarafından yapılan yan giderlere katlanmakla yükümlüdür.</text:span></text:p>
      <text:p text:style-name="P346"><text:span text:style-name="T347">MADDE 8- Devir, Temlik ve Alt Kira:<text:s/></text:span><text:span text:style-name="T348">Kiracı, yazılı rıza olmadıkça, kiralananı kısmen veya tamamen, gerçek ve/veya tüzel kişilere devredemez, terk edemez, kullandıramaz, alt<text:s/></text:span><text:span text:style-name="T349">kira yolu ile kiraya veremez.</text:span></text:p>
      <text:p text:style-name="P350"><text:span text:style-name="T351">Madde 9- SÖZLEŞMENİN FESHİ, ERKEN TAHLİYE</text:span></text:p>
      <text:p text:style-name="P352"><text:span text:style-name="T353">9.1.</text:span><text:span text:style-name="T354"><text:s/>Kiracı sözleşmeyi 3 ay önceden noter marifeti ile fesih ihbarının yapılması şartı ile kiralananı tahliye edebilir. Kiracı, sözleşme süresi bitmeden kiralananı ihtarsız tahliye e</text:span><text:span text:style-name="T355">tmesi halinde, kira sözleşmesinden doğan borçları devam eder. Bu durumda kira bedellerini hiçbir ihtara gerek kalmadan ödeyecektir. Kiracı sözleşmede belirtilen şartlarda, kiralananı kullanmasa bile, kira borcunu ödemekle yükümlüdür. Bu gibi durumlarda kir</text:span><text:span text:style-name="T356">acı, kiralananı başkasına devredemez. Kiraya veren, kiralananın güncel koşullarla kiraya verilebileceği yeni bir kiracı bulması halinde, kiracının kira sözleşmesinden doğan borçları sona erer. <text:s/></text:span></text:p>
      <text:p text:style-name="P357"><text:span text:style-name="T358">9.2.<text:s/></text:span><text:span text:style-name="T359">Kiracının iflasının istenmesi, konkordato talebinde bulu</text:span><text:span text:style-name="T360">nması, tasfiyesine başlanılması, süresinin bitmesi, aleyhinde aciz vesikası alınması, Maliye Bakanlığı ve ilgili birimlerince aleyhinde tedbir kararı verilmesi ve iş yerinin mühürlenmesi halleri fesih ve tahliye sebebidir.</text:span></text:p>
      <text:p text:style-name="P361"><text:span text:style-name="T362">9.3.</text:span><text:span text:style-name="T363"><text:s/>Kiracı Borçlar Kanunu’nun ön</text:span><text:span text:style-name="T364">gördüğü herhangi bir tahliye sebebi gerçekleştiği halde ve/veya işbu sözleşmeye bağlı olarak kiralananı tahliye etmez ise hakkında yasal yollara başvurarak tahliyesi sağlanır. Kiracı tahliye hakkının doğduğu tarihten itibaren geçen her gün için, aylık kira</text:span><text:span text:style-name="T365"><text:s/>bedelinin % 10’u oranında cezai şart ödemeyi ayrıca kabul ve taahhüt eder.</text:span></text:p>
      <text:p text:style-name="P366"><text:span text:style-name="T367">9.4.<text:s/></text:span><text:span text:style-name="T368">İşbu sözleşmenin herhangi bir maddesinin ihlali ile sözleşme hakları saklı kalmak şartıyla, sözleşme fesih edilir ve kiracı mecuru hiçbir ihtara gerek kalmadan boşaltmayı kabu</text:span><text:span text:style-name="T369">l ve taahhüt etmiştir.</text:span></text:p>
      <text:p text:style-name="P370"><text:span text:style-name="T371">MADDE 10 -<text:s/></text:span><text:span text:style-name="T372">Kiracının iflası ve ölümü :<text:s/></text:span><text:span text:style-name="T373">Kiracı iflas eder veya <text:s/>ölürse, ölen kiracının mirasçıları ve ortakları veya bu ortakların aynı meslek ve sanatı yürüten mirasçıları <text:s/>kiranın devam etmesine yönelik istekleri, bu sözleşmeye bağl</text:span><text:span text:style-name="T374">ı olarak geçersizdir.<text:s/></text:span><text:span text:style-name="T375">Kiracının ölümü ile bu sözleşmedeki “Kiralananın sözleşmenin bitiminden önce geri verilmesi” maddesinde belirtilen şartlar uygulanır.<text:s/></text:span><text:span text:style-name="T376">Kiraya veren, mirasçılarla yeni bir sözleşme yapma hakkını tek taraflı olarak kullanabilir. Yeni bir</text:span><text:span text:style-name="T377"><text:s/>anlaşma yapılmaması durumunda, <text:s/>mirasçılar, kiralalanı, bedeli ödenmişse kira bitim tarihine kadar, aksi takdirde derhal boşaltmakla yükümlüdür. <text:s text:c="2"/>Mirasçıların kiralananı boşaltmakla ilgili herhangi bir girişimde bulunmaması durumunda kiracının, kiralanan</text:span><text:span text:style-name="T378"><text:s/>üzerindeki malları bir yediemine teslim edilir. Kira sözleşmesi tek taraflı olarak fesh edilir.</text:span></text:p>
      <text:p text:style-name="P379"><text:span text:style-name="T380">MADDE 11 -<text:s/></text:span><text:span text:style-name="T381">Kiralananın geri verilmesi</text:span><text:span text:style-name="T382"><text:s/></text:span><text:span text:style-name="T383"><text:tab/>:</text:span><text:span text:style-name="T384"><text:s/>“</text:span><text:span text:style-name="T385">Kiralananda yenilik ve değişiklik yapılması“ maddesinde belirtilen hususlar saklı kalmak kaydıyla, k</text:span><text:span text:style-name="T386">iracı kiralananı<text:s/></text:span><text:span text:style-name="T387">ne durumda teslim almışsa, kira sözleşmesinin bitiminde o durumda geri vermekle yükümlüdür.<text:s/></text:span><text:span text:style-name="T388">Kiralananın, kiracının isteği ile boşaltılması durumunda, mecur, taraflar arasında yapılan bir teslim tutanağı ile geri verilecektir. Teslim tutanağının düzenlenmem</text:span><text:span text:style-name="T389">esi, kiranın devam ettiğini gösterir.</text:span><text:span text:style-name="T390"><text:s/>Kiracı, sözleşme sona erse dahi, sözleşmeye aykırı kullanmadan doğacak zararları gidermekle yükümlüdür.</text:span></text:p>
      <text:p text:style-name="P391"><text:span text:style-name="T392">MADDE 12 - Kiralananın gözden geçirilmesi ve kiracıya bildirme</text:span><text:span text:style-name="T393"><text:s/>: Kiraya veren, geri verme sırasında kiralananın d</text:span><text:span text:style-name="T394">urumunu gözden geçirmek ve kiracının sorumlu olduğu eksiklikleri ve ayıpları ona hemen bildirmek zorundadır. Ancak, teslim alma sırasında olağan incelemeyle belirlenemeyecek olan eksikliklerin ve</text:span></text:p>
      <text:p text:style-name="P395">ayıpların varlığı hâlinde, kiracının sorumluluğu devam eder. Kiraya veren, bu tür eksiklikleri ve ayıpları belirlediğinde, kiracıya hemen yazılı olarak bildirmek zorundadır. <text:s/></text:p>
      <text:p text:style-name="P396"><text:span text:style-name="T397">MADDE 13 - Tahliye :<text:s/></text:span><text:span text:style-name="T398">Önceki yıl yapılan sözleşmenin devamı niteliğinde olan<text:s/></text:span><text:span text:style-name="T399"><text:s/>i</text:span><text:span text:style-name="T400">şbu sözleşme ile kiracı halen tahtı icarında bulunan taşınmaz</text:span><text:span text:style-name="T401">ı; sözleşme bitim tarihinde, işbu sözleşmenin şartlarına bağlı kalarak, <text:s/>hiçbir</text:span></text:p>
      <text:p text:style-name="P402"><text:span text:style-name="T403">kanuni merasime, ihtar ve protesto keşidesine, cevap itasına, tebliğ ve tebellüğe,<text:s/></text:span><text:span text:style-name="T404">herhangi bir ihtar ve hiçbir</text:span></text:p>
      <text:p text:style-name="P405"><text:span text:style-name="T406">hüküm istihsaline ve mahkemeden ilam almaya hacet<text:s/></text:span><text:span text:style-name="T407">kalmaksızın</text:span><text:span text:style-name="T408"><text:s/>kayıtsız ve şartsız olarak boşaltmayı<text:s/></text:span><text:span text:style-name="T409">kesin olarak, hür iradesiyle beyan, kabul ve taahhüt etmiştir.<text:s/></text:span><text:span text:style-name="T410">Gününde tahliye edemediği veya etmediği takdirde,<text:s/></text:span></text:p>
      <text:p text:style-name="P411">KİRAYA VEREN<text:tab/><text:tab/><text:tab/><text:tab/><text:tab/>KİRACI<text:tab/><text:tab/><text:tab/><text:tab/><text:tab/>ŞAHİT</text:p>
      <text:p text:style-name="P412"><text:span text:style-name="T413"><text:tab/></text:span><text:span text:style-name="T414"><text:tab/></text:span><text:span text:style-name="T415"><text:tab/></text:span><text:span text:style-name="T416"><text:tab/></text:span><text:span text:style-name="T417"><text:tab/></text:span><text:span text:style-name="T418"><text:tab/>Adem Kesici</text:span><text:span text:style-name="T419"><text:tab/></text:span><text:span text:style-name="T420"><text:tab/></text:span><text:span text:style-name="T421"><text:tab/></text:span><text:span text:style-name="T422"><text:tab/><text:s/></text:span><text:span text:style-name="T423"><text:tab/></text:span><text:span text:style-name="T424"><text:tab/></text:span><text:span text:style-name="T425"><text:tab/></text:span><text:span text:style-name="T426"><text:tab/></text:span><text:span text:style-name="T427"><text:tab/></text:span><text:span text:style-name="T428"><text:tab/></text:span><text:span text:style-name="T429"><text:tab/></text:span><text:span text:style-name="T430"><text:tab/></text:span><text:span text:style-name="T431"><text:tab/></text:span><text:span text:style-name="T432"><text:tab/></text:span><text:span text:style-name="T433"><text:tab/></text:span><text:span text:style-name="T434"><text:tab/></text:span><text:span text:style-name="T435"><text:tab/></text:span><text:span text:style-name="T436"><text:tab/></text:span><text:span text:style-name="T437"><text:tab/></text:span><text:span text:style-name="T438"><text:tab/><text:s text:c="18"/>¾</text:span></text:p>
      <text:soft-page-break/>
      <text:p text:style-name="P439">Kiracı tahliye hakkının doğduğu tarihten itibaren geçen her gün için aylık kira bedelinin % 10’u oranında cezai şart ödemeyi ayrıca kabul ve taahhüt eder. Kiraya veren veya yetkili kanuni vekili tarafından aleyhine</text:p>
      <text:p text:style-name="P440"><text:span text:style-name="T441">yapılacak, her türlü icra ta</text:span><text:span text:style-name="T442">kibatı, mahkeme masrafları, avukatlık ücretleri ve benzeri tüm ücretlerinde tamamen kiracı veya şahit tarafından; kiracı tüzel kişilik ise, firma imza yetkilisi şahıs şahsen kendisi tarafından karşılanacağını şimdiden <text:s/>kabul, beyan ve taahhüt etmiştir.</text:span></text:p>
      <text:p text:style-name="P443"><text:span text:style-name="T444">Ma</text:span><text:span text:style-name="T445">dde 14 - TEBLİGAT ADRESİ <text:s text:c="25"/></text:span></text:p>
      <text:p text:style-name="P446">Tarafların sözleşmenin ilk sayfasında bildirdikleri adreslerine (adres değişikliğini diğer tarafı yazılı olarak belirtmediği sürece) yapılacak tebligatlar ile mernis ve ticaret sicil adreslerine yapılacak<text:s/>tebligatlar muteber kabul edilecektir. Ayrıca gerek kiraya veren gerekse kiracının bu adresine gönderilecek ve her ne sebeple olur ise olsun yapılmayan tebligatlar da yapılmış kabul edilecek yasal sonuçlarını doğuracaktır.</text:p>
      <text:p text:style-name="P447"><text:span text:style-name="T448">Madde 15- SÖZLEŞMENİN BÜTÜNLÜĞÜ</text:span></text:p>
      <text:p text:style-name="P449"><text:span text:style-name="T450">1</text:span><text:span text:style-name="T451">5.1.</text:span><text:span text:style-name="T452"><text:s text:c="4"/>Bu sözleşme, süre bitiminde taraflarca mutabakata varılıp tadil edilebilir.</text:span></text:p>
      <text:p text:style-name="P453"><text:span text:style-name="T454">15.2.</text:span><text:span text:style-name="T455"><text:s text:c="4"/>İşbu sözleşmenin herhangi bir hükmünün taraflara sağlanmış olduğu haklardan ilgili taraf açıkça ve de yazılı olarak vazgeçmediği sürece o hakkı kullanmaktan vazgeç</text:span><text:span text:style-name="T456">tiği anlamına gelmez.</text:span></text:p>
      <text:p text:style-name="P457"><text:span text:style-name="T458">15.3.</text:span><text:span text:style-name="T459"><text:s text:c="4"/>İşbu sözleşmenin herhangi bir kısmının kanuna aykırı veya geçersiz sayılması halinde, söz konusu aykırılık veya geçersizlik sözleşmenin diğer hükümlerini etkilemez ve bu hükümler geçerliliği devam eder ve taraflar üzerinde ay</text:span><text:span text:style-name="T460">nı şekilde bağlayıcı olur.</text:span></text:p>
      <text:p text:style-name="P461"><text:span text:style-name="T462">Madde 16 - MÜCBİR SEBEP</text:span></text:p>
      <text:p text:style-name="P463">Deprem veya ülkenin dahil olduğu savaşın mücbir sebep kabul edilebilmesi ancak Bayındırlık ve İskan Bakanlığı tarafından bu hususun mücbir sebep olarak ilan edilmesi halinde mümkündür. Bunun dışındaki hiçbir hal, mücbir sebep ve beklenmeyen durum olarak kabul edilmez. Taşınmazda meydana gelebilecek yangın, su basması, tahribat vb. hallerden doğan zarar ve ziyan kiracı tarafından tazmin edilecektir.</text:p>
      <text:p text:style-name="P464"><text:span text:style-name="T465">Madde 17 - DELİL SÖZLEŞMESİ</text:span></text:p>
      <text:p text:style-name="P466">İşbu sözleşmenin imzalanmasından sonra taraflar arasında haberleşmede kullanılan e-posta, faks ve sair her türlü bildirimler, rapor, whatsup, mesajları ve banka kayıt ve belgeleri, taraflarca düzenlenen belgeler Hukuk Muhakemeleri Kanunu’nun ilgili maddesi uyarınca taraflar arasında münhasır ve kesin delil teşkil eder.</text:p>
      <text:p text:style-name="P467"><text:span text:style-name="T468">MADDE 18 - ŞAHİT :</text:span><text:span text:style-name="T469"><text:s/>Şahit, sözleşmeyi imzalayan kişinin, sözleşmede adı geçen kişi olduğuna şahitlik ettiğini kabul ve beyan etmiştir.</text:span><text:span text:style-name="T470"><text:s/>Kiracı tüzel bir kişilik ise firma imza yetkilisi şahsen şahittir ve bu sözleşmeye attığı imza ile, sözleşme şartlarına uyulmaması ve/veya bu sözleşmeyle bağlantılı tahliye taahhütnamesi vb. belgeler ile ortaya çıkabilecek her türlü maddi ve manevi zararl</text:span><text:span text:style-name="T471">arın karşılanması hususunda, tüzel kişilik olan kiracı ile müteselsilen sorumlu ve kefil olduğunu kabul ve beyan etmiştir.</text:span></text:p>
      <text:p text:style-name="P472"><text:span text:style-name="T473">Madde 19 - YETKİLİ MAHKEME</text:span></text:p>
      <text:p text:style-name="P474">İşbu sözleşmenin uygulanmasından doğacak uyuşmazlıkların çözümü için Tokat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text:s/>uygulanır.</text:p>
      <text:p text:style-name="P475"><text:span text:style-name="T476">MADDE 20 – ÖZEL ŞARTLAR</text:span></text:p>
      <text:p text:style-name="P477"><text:span text:style-name="T478">Kiracı iş yerinde<text:s/></text:span><text:span text:style-name="T479">iş makinesi tamiri yaptığı için</text:span><text:span text:style-name="T480">, kira bitiminde mecurun taban betonu, çatı ve yan duvarlar vb. <text:s text:c="2"/>hasar verdiği bölümleri aynı şekliyle eski haline getireceğini peşinen kabul ve taahhüt etmiştir. Kira bit</text:span><text:span text:style-name="T481">iminde onarım, bedeli kiracı tarafından ödenmek üzere, kiraya veren tarafından yaptırılır. Kiralananda iş makine bakım ve onarım işlerine, bu şartlar dahilinde, kiraya veren tarafından izin verilmiştir.</text:span></text:p>
      <text:p text:style-name="P482"><text:span text:style-name="T483">MADDE 21 - YÜRÜRLÜK</text:span></text:p>
      <text:p text:style-name="P484">1 nüsha 21 madde ve 4 sayfadan ibaret işbu kira sözleşmesi tarafların karşılıklı anlaşması ile imza altına alınmıştır ve kiracıya bir nüsha fotokopi verilmiştir.</text:p>
      <text:p text:style-name="P485"><text:span text:style-name="T486"><text:tab/>İşbu akitteki bilgilerin doğruluğunu ve sözleşmenin tüm şartlarına uyacağımı peşinen kabul ettiğimi, akiti okuduktan sonra hür</text:span><text:span text:style-name="T487"><text:s/>irademle imzaladığımı, beyan, kabul ve taahhüt ederim.</text:span></text:p>
      <text:p text:style-name="P488"/>
      <text:p text:style-name="P489"/>
      <text:p text:style-name="P490">KİRAYA VEREN<text:tab/><text:tab/><text:tab/><text:tab/><text:tab/>KİRACI<text:tab/><text:tab/><text:tab/><text:tab/><text:tab/>ŞAHİT</text:p>
      <text:p text:style-name="P491"><text:span text:style-name="T492"><text:tab/></text:span><text:span text:style-name="T493"><text:tab/></text:span><text:span text:style-name="T494"><text:tab/></text:span><text:span text:style-name="T495"><text:tab/></text:span><text:span text:style-name="T496"><text:tab/></text:span><text:span text:style-name="T497"><text:tab/>Adem Kesici</text:span><text:span text:style-name="T498"><text:tab/></text:span><text:span text:style-name="T499"><text:tab/></text:span><text:span text:style-name="T500"><text:tab/></text:span><text:span text:style-name="T501"><text:tab/><text:s/></text:span><text:span text:style-name="T502"><text:tab/></text:span><text:span text:style-name="T503"><text:tab/></text:span><text:span text:style-name="T504"><text:tab/></text:span><text:span text:style-name="T505"><text:tab/></text:span><text:span text:style-name="T506"><text:tab/></text:span><text:span text:style-name="T507"><text:tab/></text:span><text:span text:style-name="T508"><text:tab/></text:span><text:span text:style-name="T509"><text:tab/></text:span><text:span text:style-name="T510"><text:tab/></text:span><text:span text:style-name="T511"><text:tab/></text:span><text:span text:style-name="T512"><text:tab/></text:span><text:span text:style-name="T513"><text:tab/></text:span><text:span text:style-name="T514"><text:tab/></text:span><text:span text:style-name="T515"><text:tab/></text:span><text:span text:style-name="T516"><text:tab/><text:s text:c="18"/>4/4</text:span></text:p>
      <text:p text:style-name="P517"><text:tab/><text:tab/><text:s text:c="2"/></text:p>
      <text:p text:style-name="P518"/>
      <text:p text:style-name="P519"/>
      <text:p text:style-name="P520"/>
      <text:p text:style-name="P521"/>
      <text:p text:style-name="P522"/>
      <text:p text:style-name="P523">TAHLİYE TAAHHÜTNAMESİ</text:p>
      <text:p text:style-name="P524"/>
      <text:p text:style-name="P525"><text:span text:style-name="T526"><text:tab/>Halen tahtı icarımda bulunan, kiraya vereni ve özellikleri aşağıda belirtilen taşınmazı; tahliye etmeyi taahhüt ettiğim tarihte, aşağıda tarih ve sayısı belirtilen kira sözleşmesinin şartlarına bağlı kalarak, <text:s/>hiçbir kanuni<text:s/></text:span><text:span text:style-name="T527">merasime, ihtar ve protesto keşidesine, cevap itasına, tebliğ ve tebellüğe,<text:s/></text:span><text:span text:style-name="T528">herhangi bir ihtar ve hiçbir hüküm istihsaline ve mahkemeden ilam almaya hacet kalmaksızın</text:span><text:span text:style-name="T529"><text:s/>kayıtsız ve şartsız olarak boşaltmayı<text:s/></text:span><text:span text:style-name="T530">kesin olarak, hür irademle beyan, kabul ve taahhüt<text:s/></text:span><text:span text:style-name="T531">ediyorum.</text:span></text:p>
      <text:p text:style-name="P532"/>
      <text:p text:style-name="P533"><text:span text:style-name="T534"><text:tab/>Gününde tahliye edemediğim veya etmediğim takdirde, geçen her gün için, yıllık kira bedelinin yüzde biri oranında (%1) günlük ceza bedeli ödemeyi, kiraya veren veya yetkili kanuni vekili tarafından aleyhime yapılacak, her türlü icra takibatı, m</text:span><text:span text:style-name="T535">ahkeme masrafları, avukatlık ücretleri ve benzeri tüm ücretlerinde tamamen şahsım tarafından karşılanacağını şimdiden <text:s/>kabul, beyan ve taahhüt ediyorum. İşbu taahhütnameyi hür irademle okudum ve imzalıyorum.</text:span></text:p>
      <text:p text:style-name="P536"/>
      <text:p text:style-name="P537">TAHLİYE EDİLECEK YERİN</text:p>
      <text:p text:style-name="P538">Adresi<text:tab/>: <text:s/></text:p>
      <text:p text:style-name="P539"/>
      <text:p text:style-name="P540"><text:span text:style-name="T541">İlgili Kira</text:span><text:span text:style-name="T542"><text:s/>Sözleşmesi Tarihi, <text:s/>No <text:s/></text:span><text:span text:style-name="T543"><text:tab/>:</text:span><text:span text:style-name="T544"><text:tab/></text:span></text:p>
      <text:p text:style-name="P545"/>
      <text:p text:style-name="P546"><text:span text:style-name="T547">Taahhüdün imzalandığı tarih</text:span><text:span text:style-name="T548"><text:tab/>:</text:span></text:p>
      <text:p text:style-name="P549"/>
      <text:p text:style-name="P550">Mecurun tahliye edileceği taahhüt edilen tarih<text:tab/>:</text:p>
      <text:p text:style-name="P551"/>
      <text:p text:style-name="P552"/>
      <text:p text:style-name="P553">Kiracı<text:tab/></text:p>
      <text:p text:style-name="P554"><text:span text:style-name="T555">Adı Soyadı</text:span><text:span text:style-name="T556"><text:tab/>:<text:s/></text:span><text:span text:style-name="T557">Adem Kesici<text:s/></text:span><text:span text:style-name="T558"><text:tab/></text:span><text:span text:style-name="T559"><text:tab/></text:span><text:span text:style-name="T560"><text:tab/></text:span><text:span text:style-name="T561">TC Kimlik No</text:span><text:span text:style-name="T562"><text:tab/>:<text:s/></text:span></text:p>
      <text:p text:style-name="P563"><text:span text:style-name="T564">Tebligat Adres</text:span><text:span text:style-name="T565"><text:tab/>:<text:s/></text:span></text:p>
      <text:p text:style-name="P566"><text:span text:style-name="T567">Telefon No</text:span><text:span text:style-name="T568"><text:tab/>:<text:s/></text:span></text:p>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soft-page-break/>
      <text:p text:style-name="P588"><text:tab/><text:s text:c="15"/></text:p>
      <text:p text:style-name="P589"/>
      <text:p text:style-name="P590"/>
      <text:p text:style-name="P591"/>
      <text:p text:style-name="P592"/>
      <text:p text:style-name="P593"/>
      <text:p text:style-name="P594"/>
      <text:p text:style-name="P595"/>
      <text:p text:style-name="P596">KİRA FESİH SÖZLEŞMESİ</text:p>
      <text:p text:style-name="P597"/>
      <text:p text:style-name="P598"><text:span text:style-name="T599"><text:tab/>Aşağıda tarih ve</text:span><text:span text:style-name="T600"><text:s/>sayısı belirtilen kira sözleşmesini tek taraflı olarak fesh ediyorum. Sözleşme şartları ile tahtı icarımda bulunan taşınmazı; belirtilen tarihte, belirtilen kira sözleşmesinin şartlarına bağlı kalarak<text:s/></text:span><text:span text:style-name="T601">tahliye ettim.</text:span></text:p>
      <text:p text:style-name="P602"/>
      <text:p text:style-name="P603"><text:span text:style-name="T604">FESH</text:span><text:span text:style-name="T605"><text:s/>EDİLEN SÖZLEŞMENİN</text:span></text:p>
      <text:p text:style-name="P606"/>
      <text:p text:style-name="P607"><text:span text:style-name="T608">Tarihi, <text:s/>No</text:span><text:span text:style-name="T609"><text:tab/></text:span><text:span text:style-name="T610"><text:tab/></text:span><text:span text:style-name="T611"><text:tab/></text:span><text:span text:style-name="T612"><text:tab/>:</text:span><text:span text:style-name="T613"><text:tab/></text:span></text:p>
      <text:p text:style-name="P614">Mecurun tahliye Edildiği tarih<text:tab/>:</text:p>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Kiracı<text:tab/></text:p>
      <text:p text:style-name="P641"><text:span text:style-name="T642">Adı Soyadı</text:span><text:span text:style-name="T643"><text:tab/>:<text:s/></text:span><text:span text:style-name="T644">Adem Kesici</text:span><text:span text:style-name="T645"><text:tab/></text:span><text:span text:style-name="T646"><text:tab/></text:span><text:span text:style-name="T647"><text:tab/></text:span><text:span text:style-name="T648">TC Kimlik No</text:span><text:span text:style-name="T649"><text:tab/>:<text:s/></text:span></text:p>
      <text:p text:style-name="P650"><text:span text:style-name="T651">Tebligat Adres</text:span><text:span text:style-name="T652"><text:tab/>:</text:span><text:span text:style-name="T653"><text:s/></text:span></text:p>
      <text:p text:style-name="P654"><text:span text:style-name="T655">Telefon No</text:span><text:span text:style-name="T656"><text:tab/>:<text:s/></text:span></text:p>
      <text:p text:style-name="P657"/>
      <text:p text:style-name="P658"/>
      <text:p text:style-name="P659"/>
      <text:p text:style-name="P660"/>
      <text:p text:style-name="P661"/>
      <text:p text:style-name="P662"/>
      <text:p text:style-name="P663"/>
      <text:p text:style-name="P664"/>
      <text:p text:style-name="P665"/>
      <text:p text:style-name="P666"/>
      <text:p text:style-name="P667">Elektrik Ortak Kullanım Sözleşmesi</text:p>
      <text:p text:style-name="P668"><text:span text:style-name="T669">Sözleşme Konusu</text:span><text:span text:style-name="T670"><text:tab/></text:span></text:p>
      <text:list text:style-name="LFO2" text:continue-numbering="true">
        <text:list-item>
          <text:p text:style-name="P671">İşbu sözleşme kiralananda, taraflarca elektrik kullanım şartları üzerine, anlaşılarak imzalanmıştır.<text:s/>Mecurda bulunan Reaktif Ana Pano ve elektrik tesisatı, tüm kullananlar tarafından, arıza ve bakım masraflarına ortak olma şartıyla, ücretsiz olarak kullanılacaktır.</text:p>
        </text:list-item>
        <text:list-item>
          <text:p text:style-name="P672"><text:span text:style-name="T673">Mevcut binada tek abone bulunmaktadır ve elektrik dairesinin yeni abone vermemesi<text:s/></text:span><text:span text:style-name="T674">nedeniyle, tüm kiracılar,<text:s/></text:span><text:span text:style-name="T675">kiraya verene ait abone ve pano üzerinden elektrik kullanımı sağlayacaktır. İşbu sözleşme kira sözleşmesinin ekidir.</text:span></text:p>
        </text:list-item>
      </text:list>
      <text:p text:style-name="P676">Elektrik Bedeli</text:p>
      <text:list text:style-name="LFO2" text:continue-numbering="true">
        <text:list-item>
          <text:p text:style-name="P677"><text:span text:style-name="T678">Kiracının aylık elektrik tüketiminin belirlenebilmesi</text:span><text:span text:style-name="T679"><text:s/>için, bir süzme sayaç takılacak ve kullanım miktarları kayıt altına alınacaktır.</text:span></text:p>
        </text:list-item>
        <text:list-item>
          <text:p text:style-name="P680"><text:span text:style-name="T681">Elektrik dairesi tarafından belirlenen aylık bedel, kiracı sayaçlarından okunan yazarlara göre her kiracıya aylık olarak bildirilir. Ve fatura tarihinden önce kiraya verene ö</text:span><text:span text:style-name="T682">denmek zorundadır. Ödemenin zamanında yapılmaması durumunda, fatura tarihini izleyen 2 (iki) gün içerisinde kiracının elektriği, ödeme yapılıncaya kadar ana panodan kesilir. Bu durumda kiracı ödemeyi yapmadan, işinin kesinti sebebiyle aksamasından kiraya v</text:span><text:span text:style-name="T683">ereni sorumlu tutamaz, hiçbir hak talep edemez.</text:span></text:p>
        </text:list-item>
        <text:list-item>
          <text:p text:style-name="P684">Kiracı, kendisine ait sayacın doğruluğu konusunda tereddüte düşerse, her türlü masraf kiracı tarafından karşılanmak üzere, kiraya veren tarafından yeni bir sayaç taktırılır.</text:p>
        </text:list-item>
        <text:list-item>
          <text:p text:style-name="P685"><text:span text:style-name="T686">Elektrik tesisatında, bedeli kira</text:span><text:span text:style-name="T687">cı tarafından ödenen ve tesisata eklenen tüm malzemelerinin bedeli, kira bitiminde kiraya verenden talep edilemez, sökülemez.</text:span></text:p>
        </text:list-item>
        <text:list-item>
          <text:p text:style-name="P688"><text:span text:style-name="T689">Sistemde kullanıcı sayısının çokluğu sebebiyle, kademeli elektrik bedeli uygulaması nedeniyle, dönem dönem farklı fatura gelebilme</text:span><text:span text:style-name="T690">ktedir. Her kullanıcı kademe geçişinden aynı oranda etkilenir. Az kullanım dolayısıyla hak talep edilemez.<text:s/></text:span><text:span text:style-name="T691">Elektrik dairesi tarafından aboneye fatura edilen her <text:s/>türlü bedel, kullanım oranları doğrultusunda, tüm kullanıcılar tarafından ortak olarak ödenir.</text:span></text:p>
        </text:list-item>
      </text:list>
      <text:p text:style-name="P692"><text:span text:style-name="T693">Ana Pano, Tesisat, Arıza, Ortak Giderler ve Sorumluluk</text:span></text:p>
      <text:list text:style-name="LFO2" text:continue-numbering="true">
        <text:list-item>
          <text:p text:style-name="P694"><text:span text:style-name="T695">Mecur da bulunan ana pano, 54 kw gücünde, tüm kullanıcıların enerji ihtiyacını karşılayacak şekilde tesis edilmiştir ve kiracıya 100 amperlik sigorta ile ana panodan enerji verilmektedir. Yüksek güç<text:s/></text:span><text:span text:style-name="T696">ihtiyacı olan kullanıcı, tüm ihtiyaçların bedelini münferiden öder. Kiracı kendisine ait ana pano sigortası ve sonraki tesisat ve ekipmanlarda oluşabilecek arızalardan münferiden sorumludur.<text:s/></text:span><text:span text:style-name="T697">Ana panoda oluşabilecek arızalardan, ana pano üzerinden enerji sa</text:span><text:span text:style-name="T698">ğlayan kullanıcılar müştereken sorumludur.</text:span></text:p>
        </text:list-item>
      </text:list>
      <text:p text:style-name="P699">Kiracıya ait tesisat</text:p>
      <text:list text:style-name="LFO2" text:continue-numbering="true">
        <text:list-item>
          <text:p text:style-name="P700">Kiracıya, kira başlangıcında çalışır vaziyette elektrik tesisatı, aydınlatma dahil teslim edilmiştir.</text:p>
        </text:list-item>
        <text:list-item>
          <text:p text:style-name="P701">Kiracı, kira başlangıcında tesisatını yetkili bir elektrikçiye kontrol ettirmek, tesisatın kullanacağı elektrikli aletlere yeterli olduğunu belirlemekle yükümlüdür. <text:s/>Mevcut tesisatın, kiracının aletleri sebebiyle arızalanmasının sorumluluğu veya kullanacağı elektrikli aletlerin mevcut tesisat sebebiyle arızalanmasının <text:s/>sorumluluğu kiracıya aittir. <text:s/>Kiracı kendi tedbirlerini almakla yükümlüdür.</text:p>
        </text:list-item>
        <text:list-item>
          <text:p text:style-name="P702">Teslim edilen tesisatın kiracının ihtiyacını görmesi durumunda, kiracı tesisatı bakım masraflarına katlanmak koşuluyla ücretsiz kullanacaktır. Kiracı kendisine ait ana pano sigortasından sonraki tesisat<text:s/>ve ekipmanlarda oluşabilecek arızalardan münferiden sorumludur. Kiracı, ana panodaki sigorta dahil olmak üzere, ana panodan itibaren kablo, sigorta, termik, kontaktör, röle vb. gibi <text:s/>gerekli olan tesisat malzemelerini ihtiyacı doğrultusunda tesisatına eklemekle yükümlüdür. <text:s/></text:p>
        </text:list-item>
      </text:list>
      <text:p text:style-name="P703"><text:span text:style-name="T704">Teminat</text:span></text:p>
      <text:list text:style-name="LFO2" text:continue-numbering="true">
        <text:list-item>
          <text:p text:style-name="P705">Ana sözleşmede belirlenen, teminat bedeli, her kira döneminde kiracı tarafından kiraya verene ödenir. Peşin ödenmeyen teminatlar fatura üzerine aylık olarak eklenerek makbuz karşılığı tahsil edilir.</text:p>
        </text:list-item>
        <text:list-item>
          <text:p text:style-name="P706">Teminat bedeli, kira bitiminde borcu olmaması durumunda kiracıya, ödediği miktar kadar iade edilecektir. Alınan teminat bedeline iade sırasında herhangi bir fark ödemesi yapılmayacaktır.</text:p>
        </text:list-item>
      </text:list>
      <text:p text:style-name="P707"/>
      <text:soft-page-break/>
      <text:p text:style-name="P708">Kiracı<text:tab/></text:p>
      <text:p text:style-name="P709"><text:span text:style-name="T710">Adı Soyadı</text:span><text:span text:style-name="T711"><text:tab/>:<text:s/></text:span><text:span text:style-name="T712">Adem Kesici</text:span><text:span text:style-name="T713"><text:tab/></text:span><text:span text:style-name="T714"><text:tab/></text:span><text:span text:style-name="T715"><text:tab/></text:span><text:span text:style-name="T716"><text:tab/></text:span><text:span text:style-name="T717">TC Kimlik No</text:span><text:span text:style-name="T718"><text:tab/>:<text:s/></text:span></text:p>
      <text:p text:style-name="P719"><text:span text:style-name="T720">Tebligat Adres</text:span><text:span text:style-name="T721"><text:tab/>:</text:span><text:span text:style-name="T722"><text:s/></text:span></text:p>
      <text:p text:style-name="P723"><text:span text:style-name="T724">Telefon No</text:span><text:span text:style-name="T725"><text:tab/>:<text:s/></text:span></text:p>
      <text:p text:style-name="P7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Condensed" svg:font-family="Ubuntu Condensed"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meta:initial-creator>
    <dc:creator>m</dc:creator>
    <meta:creation-date>2023-07-15T04:10:00Z</meta:creation-date>
    <dc:date>2023-07-15T04:59:00Z</dc:date>
    <meta:print-date>2023-07-15T04:22:00Z</meta:print-date>
    <meta:template xlink:href="Normal" xlink:type="simple"/>
    <meta:editing-cycles>4</meta:editing-cycles>
    <meta:editing-duration>PT2940S</meta:editing-duration>
    <meta:document-statistic meta:page-count="8" meta:paragraph-count="44" meta:word-count="3364" meta:character-count="22498" meta:row-count="159" meta:non-whitespace-character-count="19178"/>
  </office:meta>
</office:document-meta>
</file>